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ourier" svg:font-family="Courier" style:font-family-generic="modern" style:font-pitch="variable"/>
    <style:font-face style:name="Courier New" svg:font-family="'Courier New'"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OpenSans" svg:font-family="OpenSans"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Devanagari" svg:font-family="'Noto Sans Devanagari'" style:font-family-generic="system" style:font-pitch="variable"/>
    <style:font-face style:name="OpenSans1" svg:font-family="Open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fo:font-size="12pt" style:font-size-asian="12pt" style:font-name-complex="OpenSans1" style:font-size-complex="12pt"/>
    </style:style>
    <style:style style:name="P2" style:family="paragraph" style:parent-style-name="Standard">
      <style:paragraph-properties fo:text-align="justify" style:justify-single-word="false" fo:orphans="0" fo:widows="0"/>
      <style:text-properties style:font-name="Courier New" fo:font-size="12pt" style:font-size-asian="12pt" style:font-name-complex="OpenSans1" style:font-size-complex="12pt"/>
    </style:style>
    <style:style style:name="P3" style:family="paragraph" style:parent-style-name="Standard">
      <style:text-properties style:font-name="Courier New" fo:font-size="12pt" style:font-size-asian="12pt" style:font-size-complex="12pt"/>
    </style:style>
    <style:style style:name="P4" style:family="paragraph" style:parent-style-name="Heading_20_1" style:list-style-name="WWNum1">
      <style:text-properties style:font-name="Courier New" fo:font-size="12pt" style:font-size-asian="12pt" style:font-size-complex="12pt"/>
    </style:style>
    <style:style style:name="P5" style:family="paragraph" style:parent-style-name="Heading_20_1" style:list-style-name="WWNum1" style:master-page-name="Standard">
      <style:paragraph-properties style:page-number="auto"/>
      <style:text-properties style:font-name="Courier New"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34695926" text:style-name="WWNum1">
        <text:list-item>
          <text:h text:style-name="P5" text:outline-level="1">Test 123!</text:h>
        </text:list-item>
      </text:list>
      <text:p text:style-name="P2">Lorem ipsum dolor sit amet, consectetur adipiscing elit. Aenean sed molestie nunc. Phasellus lorem mauris, pulvinar ut orci nec, vehicula lacinia sapien. Suspendisse potenti. Pellentesque id ante imperdiet, auctor enim eu, venenatis justo. In ullamcorper nisl sit amet mi lacinia porta. Nam eu libero at ex interdum auctor in non massa. Cras tincidunt erat ut tristique hendrerit. Praesent rhoncus nisi in sagittis molestie. Aenean non nibh pulvinar, euismod lectus et, tristique metus. Phasellus non elit iaculis, scelerisque nisl quis, consectetur arcu. Donec dolor augue, consectetur ac dolor nec, venenatis lacinia dui. Vestibulum augue risus, congue sit amet dictum eget, malesuada eu felis. Praesent sodales arcu lacinia lacinia molestie. Interdum et malesuada fames ac ante ipsum primis in faucibus. Ut nec erat vitae quam ornare efficitur non nec ipsum.</text:p>
      <text:p text:style-name="P2">Donec tempor at nulla eu consequat. Maecenas purus erat, tempus vel est sit amet, faucibus sollicitudin ligula. Quisque scelerisque, arcu a molestie molestie, nibh lacus ultrices nisl, quis accumsan turpis mi hendrerit nisi. Vestibulum in orci ullamcorper, pulvinar erat nec, convallis diam. Fusce gravida fringilla felis id auctor. Duis quis egestas turpis. Donec vel dui nec tortor ullamcorper laoreet. Vestibulum aliquet velit dignissim metus posuere iaculis. Sed id pulvinar quam, quis consequat risus. Sed sed pellentesque lectus. Donec elementum eros sed augue convallis gravida. Mauris dapibus lacus ut semper vestibulum. In malesuada massa sit amet elit lacinia ullamcorper.</text:p>
      <text:p text:style-name="P2">Phasellus fermentum massa neque, a faucibus neque convallis vel. Nunc in faucibus libero. Nunc eu lorem id metus lobortis iaculis sit amet in metus. Praesent nec est a ipsum volutpat feugiat. Nullam nisi sem, tempor a nulla eu, molestie ornare arcu. Aenean nulla odio, accumsan ut sodales vel, sagittis id ipsum. Nam vulputate urna odio, quis semper tortor pharetra vitae. Proin eget ornare ipsum. Ut bibendum ex vitae laoreet placerat. Vivamus et sem ac nisl volutpat pretium. Phasellus posuere justo viverra faucibus rutrum.</text:p>
      <text:p text:style-name="P2">Phasellus sit amet sem non metus dignissim porttitor nec et enim. Curabitur nec malesuada nisl, eget rhoncus nisi. Vivamus sed dui non urna vulputate ornare eu porta nibh. Curabitur tincidunt facilisis dolor, non vulputate diam euismod in. Sed finibus metus leo, non vestibulum eros dignissim ac. Nam rutrum varius sem id imperdiet. Morbi at congue nulla, id molestie nisl. Morbi vitae purus et ligula porttitor rhoncus. Aenean accumsan at felis porttitor tempor. Pellentesque bibendum neque sed purus sagittis, et congue quam semper. Vestibulum nunc nibh, feugiat sed mi sed, suscipit tincidunt sapien. Mauris dolor ipsum, imperdiet in sodales at, faucibus ac lorem. Duis pharetra nec augue id tristique. Nulla quam mi, semper ut arcu vitae, mollis ultricies turpis. Sed viverra risus pharetra <text:soft-page-break/>ipsum suscipit, ut tincidunt purus suscipit. Praesent tempor cursus bibendum.</text:p>
      <text:p text:style-name="P2">Duis ex metus, elementum ac rutrum vel, congue et elit. Fusce tempor nunc risus, in consectetur velit sagittis non. Aenean interdum sed elit blandit cursus. Duis eu dui in sapien suscipit faucibus et suscipit quam. Etiam feugiat lacus mollis, laoreet ante et, placerat odio. Donec eget velit eleifend, ultricies risus non, finibus urna. Morbi sit amet orci congue, vulputate risus ultrices, efficitur eros. Curabitur ac velit nec est iaculis ornare. Phasellus vel diam nec orci gravida fringilla. Etiam gravida risus nisl, quis commodo nisl cursus nec. Suspendisse felis turpis, aliquam id metus non, varius sagittis mauris. Nunc rhoncus mi eu sapien commodo, eu dictum libero suscipit.</text:p>
      <text:p text:style-name="P2">Donec odio erat, tristique sed pretium nec, venenatis dapibus elit. Nam aliquet urna nec urna aliquet blandit. Phasellus mollis, orci at egestas tincidunt, diam nulla lacinia turpis, et molestie sapien felis sed enim. Vivamus semper ligula neque, quis gravida nunc porta nec. Vestibulum egestas ac turpis vitae eleifend. Donec in varius urna. Maecenas tellus libero, vestibulum vitae semper id, semper sed ipsum. Morbi tincidunt velit ut lacus euismod, at pellentesque eros volutpat. Ut scelerisque nisi eu ex interdum congue. Integer pretium laoreet dui, sollicitudin tempor purus ultrices non. Phasellus at porttitor ante.</text:p>
      <text:p text:style-name="P2">Pellentesque ac ex ornare, sollicitudin sem sodales, luctus orci. Sed mattis sodales efficitur. Donec a cursus sem. Donec suscipit est in tincidunt volutpat. Aliquam euismod commodo est, eu pulvinar augue. Phasellus euismod iaculis tellus non tincidunt. Integer sed aliquam tortor. Etiam elementum quam eu nulla congue convallis.</text:p>
      <text:p text:style-name="P2">Nam pretium, diam nec iaculis fringilla, massa sapien efficitur lectus, ullamcorper viverra diam justo in nisl. Mauris mi mi, vulputate eu rutrum a, mattis ac augue. Nulla ut lobortis eros, ac rhoncus mi. Morbi gravida convallis tempus. Nunc vel pharetra eros. Nulla tempor dapibus tincidunt. Aliquam posuere blandit turpis ut vestibulum. Morbi interdum volutpat sapien sit amet ornare. Mauris ut finibus sem. Nullam vel dui vitae massa vehicula mollis non nec purus. Proin quis dignissim quam, nec rhoncus orci. Sed sagittis est non gravida venenatis.</text:p>
      <text:p text:style-name="P2">Duis quis eros at nisi finibus ullamcorper. Suspendisse pulvinar lorem a dui ultrices, a posuere purus bibendum. Nam suscipit turpis non tortor tristique, at euismod lacus eleifend. In arcu quam, mollis id ligula non, iaculis bibendum nunc. Sed ullamcorper accumsan suscipit. Nulla eu commodo lorem, eget ullamcorper diam. Nulla lobortis enim vitae ligula fringilla dignissim et vitae ipsum. Nulla facilisis odio felis, sit amet fringilla ligula tempor quis. Aliquam erat volutpat. Nam in turpis at orci interdum molestie id ut ex.</text:p>
      <text:p text:style-name="P2">Praesent at enim arcu. Morbi et nisl dui. Nunc mauris eros, rhoncus pulvinar rhoncus venenatis, lobortis et nisi. Integer <text:soft-page-break/>convallis fringilla nunc sed sodales. Etiam scelerisque nisi felis, ac eleifend ligula condimentum eget. Fusce non mi laoreet, malesuada diam quis, varius quam. Interdum et malesuada fames ac ante ipsum primis in faucibus. Quisque posuere, felis sed mollis ornare, lectus orci egestas metus, pellentesque convallis lorem felis vel velit. Donec eu tempus massa. In aliquam a tortor lobortis tempus. Pellentesque in sem vestibulum, aliquam tortor vel, maximus orci. Nulla eu imperdiet sem.</text:p>
      <text:p text:style-name="P2">Vivamus vitae justo pretium, cursus ipsum eu, ornare erat. Duis porttitor gravida pharetra. Class aptent taciti sociosqu ad litora torquent per conubia nostra, per inceptos himenaeos. Suspendisse in justo et risus commodo luctus. Nam scelerisque diam ut nibh facilisis, non ultricies nisl suscipit. Ut faucibus magna nunc, non molestie arcu vehicula eget. Morbi malesuada consectetur maximus.</text:p>
      <text:p text:style-name="P2">Nam lacinia semper arcu, non venenatis mauris cursus vitae. Interdum et malesuada fames ac ante ipsum primis in faucibus. Suspendisse vulputate vel urna nec fermentum. Morbi nec pulvinar sem. Proin id lorem massa. Morbi rutrum neque a mauris porta consectetur non in nisl. Proin at vulputate magna. Nunc cursus nisi augue, nec ultricies tellus mattis id. Aliquam ac neque at elit aliquet feugiat. Aenean ultrices tincidunt egestas. Quisque mattis libero sed tortor hendrerit, a sodales ex pharetra. Nam feugiat tincidunt tempor.</text:p>
      <text:p text:style-name="P2">In varius feugiat eleifend. Vestibulum malesuada congue nulla nec pharetra. Praesent in nulla dignissim orci pharetra volutpat in pulvinar arcu. Cras quis urna et erat tempor semper vitae id velit. Morbi pharetra ante purus. Maecenas eu blandit nunc. Vivamus hendrerit ullamcorper arcu a finibus. Suspendisse varius, eros nec efficitur porttitor, orci orci pharetra est, quis venenatis tellus nisi a ante. Curabitur rutrum diam eu ex euismod ornare. Aenean vitae libero massa. Fusce vel tellus lacinia, semper urna eget, eleifend odio. Aliquam erat volutpat. Etiam leo est, ultricies et venenatis ac, pharetra id augue. Vivamus vel volutpat magna. Donec tempor vulputate tempor.</text:p>
      <text:p text:style-name="P2">Nam a lacinia libero. Mauris ullamcorper feugiat mollis. Lorem ipsum dolor sit amet, consectetur adipiscing elit. Sed in ornare felis. Morbi consequat elementum porttitor. Phasellus eu magna eros. Nulla augue odio, hendrerit ut dolor sed, vulputate consectetur urna. Vivamus at turpis consectetur, gravida turpis sed, malesuada odio. Mauris at erat ac nibh egestas imperdiet. Pellentesque lacus elit, faucibus sed elementum sit amet, maximus id lacus. Maecenas commodo ligula velit, in rhoncus lorem malesuada non.</text:p>
      <text:p text:style-name="P2">Sed posuere risus et lorem auctor, a imperdiet velit finibus. Class aptent taciti sociosqu ad litora torquent per conubia nostra, per inceptos himenaeos. Donec accumsan dolor elit, at aliquet lacus interdum vel. Sed pellentesque turpis a odio rutrum euismod. Proin elit metus, posuere eget ex a, posuere <text:soft-page-break/>volutpat erat. Aliquam congue, nisi vitae maximus mollis, libero tortor egestas nisi, sed tristique diam mauris sit amet lectus. In varius tincidunt lorem at auctor. Morbi aliquet, felis quis sagittis pretium, mi ligula ultricies enim, sed elementum nunc massa sed sapien. Nulla quis massa vitae neque tristique bibendum. Proin tristique, orci in dictum accumsan, mauris nunc luctus lorem, non lacinia metus eros et diam. Nunc ac turpis eu arcu vestibulum ornare. Phasellus quis erat dictum, commodo risus a, venenatis nunc.</text:p>
      <text:p text:style-name="P2">Phasellus ultrices iaculis metus, porttitor scelerisque enim luctus quis. Nullam ac mauris non arcu tincidunt luctus et vel magna. Vestibulum ante ipsum primis in faucibus orci luctus et ultrices posuere cubilia Curae; Sed tristique vel massa a elementum. Lorem ipsum dolor sit amet, consectetur adipiscing elit. Sed nec augue vestibulum, elementum nisl ac, fermentum leo. Etiam tempor nulla lacus, non vestibulum velit convallis eu. Phasellus rhoncus sit amet quam ac molestie. Cras porttitor augue ut nisl porttitor, blandit suscipit magna dignissim. Vivamus a volutpat nisi. Proin fringilla pulvinar nisl ut tristique. Pellentesque a ex eu lorem viverra accumsan sed nec lorem. Nam quis molestie risus. Nulla facilisis justo a nunc dapibus, ut efficitur augue ultricies.</text:p>
      <text:p text:style-name="P2">Integer sit amet ultrices purus, non sodales sem. Curabitur ipsum erat, maximus sollicitudin velit ac, suscipit congue eros. Duis mauris nulla, elementum vitae ornare vitae, interdum eget tellus. Donec lorem ligula, aliquam in faucibus at, consequat sit amet ante. Interdum et malesuada fames ac ante ipsum primis in faucibus. Maecenas sed ante eget orci feugiat malesuada vel eget elit. Integer posuere, enim eget elementum bibendum, est purus convallis diam, quis posuere tellus orci vitae tellus. Quisque facilisis enim sed nunc consectetur tincidunt. Duis a quam et libero sollicitudin efficitur. Nulla id ipsum sollicitudin leo congue sodales sed nec elit. Aliquam erat volutpat. Etiam lorem ante, dapibus non lacinia eget, blandit ut nibh. Sed a sollicitudin neque. Vivamus faucibus in neque et mollis.</text:p>
      <text:p text:style-name="P2">Proin id elit pellentesque, laoreet lacus vitae, pretium quam. Quisque sit amet nibh sed enim mattis auctor. Vivamus leo elit, ullamcorper semper tincidunt id, pulvinar sit amet nunc. Nulla et quam mauris. Proin sed lobortis enim. Suspendisse et venenatis nibh, ut finibus sem. Pellentesque quam mauris, fringilla in maximus non, aliquam in dolor. Aliquam in interdum felis. Vestibulum vel arcu justo. Morbi quis tempus urna, semper dapibus massa. Praesent bibendum ligula eu sem aliquam, at molestie libero viverra. Donec eget ex nulla. Class aptent taciti sociosqu ad litora torquent per conubia nostra, per inceptos himenaeos. Sed placerat ultricies lorem, a tempus turpis.</text:p>
      <text:p text:style-name="P2">Aenean varius fermentum tortor, vel semper erat aliquam non. In vestibulum nisi quis est aliquet, tristique hendrerit eros pellentesque. Quisque viverra leo non ligula tristique, <text:soft-page-break/>pulvinar rutrum erat elementum. Mauris consectetur nisl interdum neque fringilla, non efficitur velit vehicula. Integer tristique ullamcorper convallis. Fusce et risus lorem. Aenean nec felis sem. Morbi malesuada odio vel nisl dapibus sagittis. Donec nec magna ac arcu scelerisque fermentum. Proin laoreet leo ante, a molestie ligula tempus eu. Suspendisse eget sem mi. Quisque eget diam in metus mattis semper eu quis libero.</text:p>
      <text:p text:style-name="P2">Vestibulum sodales lacus tellus, vitae pellentesque enim tristique in. Pellentesque pulvinar odio at sapien dictum rutrum. Phasellus tellus sapien, tristique a eros et, pellentesque tincidunt diam. Ut mollis cursus massa, quis fermentum dolor malesuada fringilla. Duis tellus felis, lobortis placerat enim eget, consectetur pharetra orci. Vestibulum ante ipsum primis in faucibus orci luctus et ultrices posuere cubilia Curae; Nunc finibus a enim quis posuere. Phasellus a felis consequat, dictum turpis non, ornare nunc. Suspendisse eu velit erat. Nulla rhoncus justo a sem facilisis dignissim. Sed ut velit a leo ornare convallis et ac purus. Quisque eu ligula tempor, eleifend purus sed, finibus justo. Sed commodo nisi ut luctus dictum. Maecenas eu ornare nulla. Donec a pharetra arcu, quis accumsan ligula. Donec egestas neque a eros luctus feugiat.</text:p>
      <text:p text:style-name="P2">Phasellus non auctor ex. Quisque id facilisis odio. Duis dolor odio, eleifend in laoreet sit amet, accumsan non felis. Nullam eget urna auctor, volutpat leo ultricies, eleifend turpis. Nulla facilisi. Sed iaculis justo eu eleifend laoreet. Donec sodales metus mauris, sed varius est vehicula id. Aliquam hendrerit non arcu at fringilla. Vestibulum sodales quis lacus a malesuada. Nam pellentesque ante et metus auctor, sed feugiat nunc suscipit. Praesent a molestie quam. In porttitor eros consequat orci vestibulum vehicula. Quisque ultrices mauris sed augue aliquam aliquam. Cras aliquet rutrum arcu, a dapibus nisl tincidunt vel.</text:p>
      <text:p text:style-name="P2">Nullam ut tellus at felis pharetra faucibus. Quisque vitae faucibus nunc. Pellentesque euismod est id ultricies dictum. Vestibulum tincidunt commodo orci, eu porttitor massa sollicitudin id. Nam tincidunt faucibus purus. Cras iaculis tincidunt eros cursus dictum. Phasellus aliquam magna ut nunc tincidunt suscipit. Aliquam malesuada eleifend urna. Aenean venenatis, quam a dignissim rhoncus, mi leo porttitor ligula, vel ultrices urna leo vitae quam. Curabitur in ex libero. Suspendisse condimentum purus arcu, eu tempus lacus consequat ac. Lorem ipsum dolor sit amet, consectetur adipiscing elit. Fusce vitae neque ac velit congue vestibulum. Fusce vel ultrices risus.</text:p>
      <text:p text:style-name="P2">Nam lacinia lectus eu tellus congue posuere. Nam et ultrices arcu. Donec vitae maximus neque, nec finibus ipsum. Aliquam ac diam est. Donec mattis odio at mollis sollicitudin. Praesent at vestibulum mauris. Cras nec urna orci. Maecenas in pulvinar nisl. Aenean ut turpis varius, bibendum neque eu, dignissim urna.</text:p>
      <text:p text:style-name="P2"><text:soft-page-break/>Sed rutrum convallis est. Etiam sit amet tortor nec lorem consectetur maximus. Maecenas pellentesque ipsum quis libero ultrices porta. Cras tellus ex, laoreet sed efficitur in, tincidunt feugiat nunc. Vivamus tortor lectus, dignissim semper tempor eu, faucibus vel eros. Etiam sem felis, gravida in laoreet vel, rhoncus ut eros. Nullam placerat fringilla vulputate.</text:p>
      <text:p text:style-name="P2">Morbi cursus elit libero, sagittis congue nisl feugiat ac. Aliquam bibendum id tellus id dignissim. Donec quis gravida magna. In nibh risus, porta in pharetra a, placerat eget justo. Fusce semper nunc nunc. Sed condimentum quam odio, ut imperdiet lacus eleifend eget. Sed facilisis pulvinar erat eget malesuada. Aliquam erat volutpat. Maecenas orci libero, fringilla nec aliquet sit amet, vehicula in nisl. Duis at lectus orci. Vivamus vulputate, tortor et aliquam porttitor, orci augue luctus nisi, ac varius lectus orci eget massa. Sed at ex commodo, consectetur enim sit amet, dictum tellus. Interdum et malesuada fames ac ante ipsum primis in faucibus. Donec quis magna at mi pellentesque tristique. Ut porttitor condimentum mi vitae porta.</text:p>
      <text:p text:style-name="P2">In non metus a neque scelerisque pulvinar sit amet sed nisi. Donec interdum consectetur enim, eu facilisis velit egestas a. Proin convallis rhoncus tempus. Aliquam gravida lacus lacus, sit amet auctor ipsum ultrices sit amet. Suspendisse vitae mi quis enim semper placerat quis sed libero. Vestibulum ultricies sollicitudin dui eget dapibus. In vel facilisis risus. Nunc ligula dui, molestie sit amet eleifend ac, aliquam non lacus. Integer faucibus mattis libero, a laoreet ante hendrerit vel. Vivamus vel nisi pellentesque, posuere nibh at, ultrices sapien.</text:p>
      <text:p text:style-name="P2">Quisque laoreet sed velit placerat pharetra. Duis mollis, nunc sed fringilla blandit, enim sem lobortis turpis, facilisis convallis nisl nulla ac leo. Proin et eleifend libero, non feugiat dui. Maecenas nec arcu eget justo condimentum venenatis sit amet sit amet lorem. Etiam condimentum id neque non sollicitudin. Donec blandit tempus ullamcorper. Aliquam quis tincidunt risus. Maecenas nec dui in libero elementum sodales. Vestibulum pellentesque elit erat, eget lacinia turpis eleifend fringilla. Sed vitae pulvinar eros, a efficitur libero. Morbi et venenatis risus. Curabitur vestibulum, augue et mollis accumsan, neque metus scelerisque enim, in posuere urna ex sed leo. Donec eleifend, tellus in feugiat ultricies, leo ex tristique lectus, eget maximus quam lectus eget lorem.</text:p>
      <text:p text:style-name="P2">Nulla eget quam volutpat, sodales augue vel, consectetur risus. Aliquam erat volutpat. Nam scelerisque nisi molestie, sollicitudin lorem non, lobortis enim. Nulla a nunc rutrum, ultricies elit sit amet, varius purus. Suspendisse nulla elit, semper at mattis et, interdum id ipsum. Vestibulum ac diam mattis, malesuada risus nec, varius diam. Duis metus nulla, pretium ac lacinia ac, ultricies a purus. Nulla eu libero et ligula viverra elementum. Quisque semper congue lacus eget <text:soft-page-break/>tristique.</text:p>
      <text:p text:style-name="P2">Sed sed laoreet nunc. Aliquam sed nibh in dolor posuere congue. Nullam blandit sed purus dignissim vulputate. Praesent dapibus nec diam tempor ultricies. Integer tempor hendrerit gravida. Cras vehicula, dolor sed placerat placerat, nisl diam volutpat ipsum, id vulputate ligula nunc eget sapien. Cras consectetur feugiat nisl, sed accumsan diam faucibus sed. Vestibulum sollicitudin iaculis tellus, in porttitor elit cursus a.</text:p>
      <text:p text:style-name="P2">Cras lacus orci, scelerisque id vestibulum eu, rhoncus ut orci. Maecenas ornare congue est eu sagittis. Nullam tincidunt leo eget hendrerit lacinia. Cras lobortis elit eget odio ullamcorper facilisis. Pellentesque purus est, ultrices id accumsan eget, eleifend et ligula. Mauris tincidunt tincidunt augue, non egestas metus blandit in. Pellentesque habitant morbi tristique senectus et netus et malesuada fames ac turpis egestas. Nulla ut ultrices felis. In hac habitasse platea dictumst. Cras et justo non ligula tempus tincidunt. Etiam lacinia lorem ut tellus euismod varius. Aliquam facilisis risus eget felis sagittis sollicitudin. Mauris volutpat aliquet scelerisque. Vivamus eget luctus mauris. Morbi a odio nisi.</text:p>
      <text:p text:style-name="P2">Morbi vestibulum nisi in congue ultricies. Nunc elementum, elit et feugiat venenatis, nibh mi commodo purus, quis sollicitudin diam nisl at leo. Cras fringilla diam ut mauris pulvinar, vitae sollicitudin nisl sollicitudin. Nunc in lectus diam. Duis ullamcorper ac elit vel laoreet. Donec viverra luctus elit, et egestas massa consectetur tempor. Phasellus egestas tincidunt auctor. Sed aliquet augue non pulvinar fermentum. Curabitur id metus magna. Praesent efficitur rutrum semper.</text:p>
      <text:p text:style-name="P2">Sed semper non lectus nec suscipit. Donec imperdiet mollis dolor eget faucibus. Donec porttitor ante vel massa blandit, sit amet fermentum lorem commodo. In ultrices tempus egestas. Nunc nunc est, accumsan vitae nisl id, mattis malesuada lectus. Integer euismod efficitur nisi vel feugiat. Fusce tincidunt eros vel porta feugiat. Suspendisse rhoncus euismod leo, sit amet ornare sapien mattis gravida. Praesent maximus facilisis sapien, at rutrum turpis cursus nec. Sed in nisi sollicitudin lectus placerat cursus quis sit amet velit. Duis dignissim placerat eros non consequat. Ut id arcu et dui dignissim interdum eget sed velit. Vivamus elementum ante quis quam ultricies porttitor. Integer leo magna, fringilla eu tortor sed, rutrum ultricies lacus.</text:p>
      <text:p text:style-name="P2">Nullam sagittis euismod eros, eget semper ante auctor ut. Nam sed ornare lacus. Etiam auctor felis eu iaculis tempus. Maecenas volutpat, tellus at pulvinar blandit, nulla risus suscipit nibh, id tempus metus urna nec urna. Aenean faucibus eget nulla et malesuada. In posuere dignissim suscipit. Aenean lacinia in metus non porta. Morbi ac turpis id est vulputate ullamcorper ut dictum urna. Quisque commodo nibh sed felis finibus venenatis. Praesent pharetra eros sed leo consectetur, sit amet accumsan risus malesuada. Cras vulputate molestie lectus vitae vestibulum. Nulla facilisi. Maecenas tincidunt <text:soft-page-break/>efficitur luctus. Proin sed augue sit amet nulla semper maximus nec nec libero. Pellentesque aliquam, quam vel consequat aliquet, ante mauris consectetur massa, id dignissim nunc ligula in massa.</text:p>
      <text:p text:style-name="P2">Morbi finibus ex eu nisl euismod, nec eleifend dui maximus. In venenatis vulputate convallis. Sed urna sem, vestibulum at nibh ut, pellentesque hendrerit felis. Duis dictum gravida aliquam. Ut leo urna, sollicitudin eget semper ac, vestibulum sit amet erat. Praesent quis orci eleifend purus malesuada rutrum. Sed mollis, est vitae maximus rutrum, est massa lobortis nisl, a consequat augue dolor vel nisl. Lorem ipsum dolor sit amet, consectetur adipiscing elit. Etiam interdum dignissim est, ac sollicitudin nisi fermentum a. Curabitur euismod urna eget hendrerit interdum. Proin rhoncus risus at urna vestibulum, et semper tellus consectetur. Donec bibendum euismod libero, a pretium diam. Sed eleifend neque vel ligula vehicula finibus. Ut sed ligula eu orci elementum posuere vitae ut nulla. Integer ligula ante, vehicula quis finibus a, dignissim a lorem.</text:p>
      <text:p text:style-name="P2">Maecenas eu nulla vestibulum, faucibus ligula eget, consequat nulla. Class aptent taciti sociosqu ad litora torquent per conubia nostra, per inceptos himenaeos. Donec ex lacus, vestibulum et est quis, maximus commodo sem. Integer nec risus fermentum justo vestibulum vehicula cursus sit amet nunc. Nunc convallis lacus sed nunc tincidunt eleifend. Integer urna urna, condimentum eu urna quis, iaculis ullamcorper ante. Donec ac diam dignissim, fermentum magna vitae, tempor dolor. Aenean maximus commodo rhoncus. Pellentesque nisl libero, facilisis ut varius quis, porta in lectus. Duis ac turpis eu ipsum tincidunt ullamcorper. Donec mattis erat a est lobortis, nec elementum velit venenatis. Integer vehicula bibendum libero quis tincidunt. Etiam tortor quam, volutpat sed felis vitae, sagittis imperdiet lectus. Sed et feugiat ligula.</text:p>
      <text:p text:style-name="P2">Aliquam at tincidunt justo. Aenean a vehicula dui. Integer luctus volutpat libero ut vehicula. Aliquam erat volutpat. Fusce commodo eget nisl non feugiat. Integer fringilla nisi a neque viverra, eu dictum dolor auctor. In iaculis, dolor vel dictum sollicitudin, mi ipsum iaculis tellus, non cursus risus dui in arcu.</text:p>
      <text:p text:style-name="P2">Nam fermentum, tortor quis interdum lobortis, nisi magna vestibulum tellus, vel blandit neque arcu vel diam. Maecenas mollis tempor cursus. Ut finibus porta felis, sit amet iaculis enim condimentum vel. Donec eu eros a eros tincidunt aliquet. Nullam fringilla tellus at hendrerit sollicitudin. Aliquam at sodales lectus. Nam gravida euismod finibus. Morbi quis vestibulum odio. Pellentesque vel varius odio.</text:p>
      <text:p text:style-name="P2">Etiam malesuada maximus elit non pulvinar. Curabitur in erat sapien. Sed volutpat eget nibh vel convallis. Integer quis diam in est lobortis luctus. Aenean a maximus mauris. Nunc ac orci ex. Cras in ipsum placerat, sollicitudin nunc ac, venenatis nulla. Proin sit amet risus non elit ornare mattis sit amet vel orci. Pellentesque facilisis nibh orci, vitae suscipit arcu <text:soft-page-break/>fringilla sed. Nullam rhoncus mauris elit, ut tempor velit ultrices eget. Donec lorem ligula, pellentesque a blandit vel, sagittis a tellus.</text:p>
      <text:p text:style-name="P2">In hac habitasse platea dictumst. Donec sed massa id magna venenatis iaculis. Aenean vitae quam imperdiet, congue nulla ut, dictum odio. Ut egestas in orci non vulputate. Nullam vulputate pulvinar mauris non aliquam. Suspendisse eget purus ut massa elementum congue sed vitae magna. Nam eget metus sit amet sapien auctor rhoncus at at felis. Class aptent taciti sociosqu ad litora torquent per conubia nostra, per inceptos himenaeos. In eu feugiat nisi, eget hendrerit risus. Suspendisse lorem lectus, sollicitudin in magna non, sodales facilisis massa. In ac elit semper, cursus velit vel, iaculis est. Sed pulvinar malesuada massa, at maximus odio fermentum id. Sed aliquet leo id ex interdum vulputate. Aliquam egestas congue enim a euismod. Nam tempor, diam elementum finibus luctus, libero elit ultricies mi, at porta elit eros sit amet mi.</text:p>
      <text:p text:style-name="P2">Proin eget ex ullamcorper lacus rutrum finibus vel non quam. Nullam pulvinar blandit elit sed finibus. Ut ut ante quis ante auctor tempus. Mauris sit amet nunc vitae sapien imperdiet scelerisque ut nec risus. Integer fermentum pellentesque ante, ac cursus libero. Maecenas vel lobortis est. Ut et massa mi. Morbi tristique ex quis vehicula viverra.</text:p>
      <text:p text:style-name="P2">Aenean egestas consectetur convallis. Donec fringilla sit amet lacus at iaculis. Pellentesque vel purus sit amet ipsum lacinia condimentum eu at lorem. Proin lacinia vitae purus in mattis. Integer tristique magna et convallis mollis. Donec pretium egestas lorem id sagittis. Suspendisse egestas ipsum eu orci egestas fringilla. Suspendisse mi est, interdum ut aliquam vel, luctus a nulla. Pellentesque habitant morbi tristique senectus et netus et malesuada fames ac turpis egestas. Nunc ut metus vulputate, pharetra lorem ut, rhoncus nunc. Donec dictum porta ligula, venenatis feugiat elit consequat sed. Fusce imperdiet ex in dui fermentum blandit. Quisque vitae eros id massa tempus interdum vitae nec risus. Nulla luctus sem eu volutpat interdum.</text:p>
      <text:p text:style-name="P2">Donec laoreet, leo scelerisque aliquet bibendum, risus sapien viverra eros, et volutpat urna leo ac lectus. Phasellus in mauris in velit gravida ornare. Duis id velit lacinia, commodo sapien a, rhoncus mauris. Ut laoreet leo in nunc egestas pellentesque. Donec sagittis elit vitae magna tincidunt, at efficitur magna pharetra. Curabitur lobortis orci eget elementum interdum. Aenean sed accumsan quam, non lobortis lectus. Aenean sed bibendum risus. Aenean vel luctus diam, at aliquet ex. Sed sem orci, consectetur in mollis a, tincidunt quis mi. Proin non condimentum nulla, id molestie ligula. Phasellus a fermentum odio. Maecenas iaculis malesuada odio a viverra. Maecenas non nisl quis augue congue bibendum. Nam eget tellus vel metus ornare rutrum. In interdum ipsum nec mauris ultricies mattis.</text:p>
      <text:p text:style-name="P2"><text:soft-page-break/>Pellentesque varius dapibus leo, eu maximus ligula dapibus sit amet. Aenean sagittis risus nec ex vulputate, id iaculis turpis mattis. Fusce sed lorem lobortis sem euismod iaculis eu ac dolor. Integer mollis condimentum felis in fermentum. Cras placerat, metus vel interdum mattis, justo sapien aliquet quam, congue facilisis tellus libero quis metus. Suspendisse nec dignissim mauris. In sit amet tristique metus. Phasellus posuere eget dui at dignissim.</text:p>
      <text:p text:style-name="P2">Cras vel felis eu nisl lacinia pharetra. Integer viverra nisi vitae dui mattis, ac bibendum libero porttitor. Morbi sit amet dapibus risus. Nulla faucibus odio a est fermentum ornare. Nam id ipsum sed mauris aliquam sagittis at nec nulla. Nam quis dictum ex, vel dignissim purus. Donec vitae arcu a lectus dignissim consequat sit amet sed nisl. Praesent nisi ipsum, finibus nec dolor ut, volutpat feugiat ipsum.</text:p>
      <text:p text:style-name="P2">Donec nec auctor neque. Nullam eu massa eu nisi gravida rutrum. Donec varius ac ex vitae tempor. Phasellus non ex ut enim cursus aliquam. Donec eleifend est nec dolor pretium venenatis. Phasellus nec libero urna. Cras tincidunt nisi non turpis varius mattis.</text:p>
      <text:p text:style-name="P2">Donec at orci aliquet, tincidunt neque sit amet, tincidunt augue. Nam gravida in lorem at commodo. Nulla facilisi. Aliquam posuere tincidunt est, at eleifend felis malesuada a. Pellentesque ut aliquet neque. Donec vel aliquet nulla. In imperdiet tristique volutpat. Nam aliquet lectus et lacus porta, vitae laoreet elit blandit. Curabitur vel nunc et augue facilisis sodales id et odio. Maecenas aliquam tellus et lorem tincidunt, sit amet condimentum justo dapibus. Nullam luctus varius erat, eget faucibus augue rhoncus ultricies.</text:p>
      <text:p text:style-name="P2">Proin malesuada, neque ut iaculis cursus, leo nulla tempor mi, quis tempor ipsum risus eget eros. Cras euismod magna et lectus consectetur facilisis. Mauris pharetra sem quam, a efficitur leo congue vel. Etiam feugiat ipsum eu auctor rutrum. Curabitur ultricies libero vel nulla viverra, eu consequat ex lobortis. Duis eget ultrices elit, eu mattis nulla. Donec id leo ut enim facilisis condimentum a non nisl. Donec vitae nibh scelerisque est ullamcorper elementum. Mauris iaculis auctor commodo. Vivamus nibh urna, bibendum id purus ac, venenatis posuere est.</text:p>
      <text:p text:style-name="P2">Integer rutrum odio ac nisl interdum mattis. Quisque ut eleifend tellus, non hendrerit nisi. Sed id pellentesque nisl, in pellentesque turpis. Phasellus ut interdum dolor. Vestibulum malesuada in eros at volutpat. Nullam sit amet mauris interdum, convallis dui id, lobortis enim. Proin euismod libero a dolor placerat porttitor. Nunc a arcu orci. Proin ut congue odio. Ut lectus dolor, ullamcorper vitae tempor at, ornare sed arcu.</text:p>
      <text:p text:style-name="P2">Nulla a accumsan eros. Suspendisse potenti. Curabitur blandit venenatis nisl vel porttitor. Nunc pulvinar ultricies tristique. Aenean congue faucibus felis. Lorem ipsum dolor sit amet, consectetur adipiscing elit. Ut tincidunt est accumsan, molestie arcu vitae, egestas ipsum. Maecenas vitae vestibulum turpis, nec mollis nisi. Integer condimentum metus sit amet <text:soft-page-break/>lectus luctus, eget egestas quam molestie. Nam semper, leo quis feugiat viverra, dolor leo luctus ante, sit amet semper arcu leo a justo. Vivamus eget fermentum lectus.</text:p>
      <text:p text:style-name="P2">Lorem ipsum dolor sit amet, consectetur adipiscing elit. Curabitur congue blandit lacus. Donec pharetra viverra pellentesque. Duis sollicitudin, magna eget pharetra mattis, nisi tellus blandit tellus, et convallis tellus quam eu odio. Nullam efficitur nunc condimentum ex laoreet, eu dictum odio mollis. In quis nibh vulputate, rhoncus nunc eget, tincidunt massa. Morbi pretium dui vel nibh euismod porta. Pellentesque eu ligula dolor. Fusce sit amet rhoncus dolor.</text:p>
      <text:p text:style-name="P2">Sed imperdiet porta turpis, in molestie urna vulputate a. Curabitur sed massa vitae risus semper dignissim. Nunc nec enim convallis, volutpat tortor et, tempus sapien. Aenean convallis lobortis facilisis. Pellentesque vitae pretium ex. Aliquam quis diam odio. Nulla eu laoreet neque, fermentum sagittis tortor. Nam at elementum ante, eu vulputate urna. Nullam non ultricies sem. Donec quis commodo eros, in accumsan erat. Cras ac metus eget libero varius congue. Aliquam id vulputate neque. Aenean eget augue eget felis maximus lobortis.</text:p>
      <text:p text:style-name="P2">Quisque lacus dolor, cursus a eros nec, porttitor ultrices magna. Sed id mi a augue finibus bibendum nec condimentum quam. Sed eleifend ullamcorper diam, ac elementum leo vehicula sed. Curabitur non purus sodales, maximus diam eu, pulvinar quam. In fermentum ligula eget sem fermentum, ac cursus leo porttitor. Etiam finibus nisi ut neque aliquet, id efficitur magna lobortis. Nullam pharetra maximus sollicitudin. Nulla nec pharetra dolor. Nunc a urna orci. Curabitur efficitur magna in suscipit dictum. Duis aliquet libero sed est fringilla, non iaculis lectus vulputate. Vivamus sit amet tempus lacus. Ut dignissim non sapien at dapibus. Morbi cursus magna eu nisi euismod pretium. Quisque non mauris porttitor, eleifend quam ut, congue nisl. Sed quam lorem, pretium sit amet lacus at, suscipit feugiat tortor.</text:p>
      <text:p text:style-name="P2">Vestibulum nec massa lectus. Pellentesque ut ex nulla. Nam sit amet venenatis risus. In ac sem nisl. Donec bibendum leo a velit posuere, nec tincidunt quam tempus. Mauris mollis quam vel viverra vehicula. Proin viverra sapien sit amet augue porttitor gravida. Mauris pulvinar volutpat posuere. Ut lorem enim, euismod vitae ante non, pulvinar tincidunt quam. Quisque consequat, elit sed tempor tincidunt, tellus nisi eleifend purus, non semper tellus lorem eget leo. Mauris vitae congue eros, ut dignissim lectus.</text:p>
      <text:p text:style-name="P2">Phasellus facilisis consequat maximus. Nullam bibendum consectetur eros ut hendrerit. Nam feugiat ipsum et velit faucibus accumsan. Maecenas eget fringilla diam. Nunc vel venenatis erat, scelerisque iaculis tortor. Sed libero sapien, interdum et felis vel, accumsan varius tortor. Pellentesque ac leo ut turpis varius interdum. Sed lacinia, nisl eu cursus dapibus, sapien libero ultrices magna, at semper nulla urna sed nisi. Donec lorem elit, egestas non varius blandit, imperdiet <text:soft-page-break/>ut orci. Aenean non mi magna. Fusce consectetur arcu dignissim neque aliquet feugiat. Mauris eu lectus tincidunt, vestibulum nulla sed, vestibulum ipsum.</text:p>
      <text:p text:style-name="P2">Quisque efficitur turpis ut magna iaculis fermentum. Nullam suscipit non lorem eget interdum. Lorem ipsum dolor sit amet, consectetur adipiscing elit. Etiam quis purus vel urna efficitur pharetra eu eu odio. Lorem ipsum dolor sit amet, consectetur adipiscing elit. Aliquam nisl enim, lobortis sit amet metus id, rhoncus fringilla mi. Sed et lectus malesuada, porttitor nulla consequat, faucibus arcu. In scelerisque augue ut urna elementum, vel placerat tortor feugiat. Curabitur fringilla tellus eu diam semper facilisis. Aenean nec ex massa.</text:p>
      <text:p text:style-name="P2">Maecenas quis velit ac massa tincidunt posuere. Donec scelerisque et diam id rhoncus. Aenean sit amet pellentesque lorem, ac ullamcorper neque. Nullam et suscipit velit. Aliquam gravida metus eu neque auctor cursus. Ut et lacus rutrum, mollis lectus nec, malesuada est. Quisque egestas velit ut sapien feugiat vulputate. Phasellus mollis, mi vitae euismod ornare, est libero tempor nunc, sed cursus libero tortor at lorem. In a lorem augue. Donec id quam vel purus condimentum congue. Vivamus mauris diam, mattis at tincidunt vitae, volutpat in magna. Quisque luctus gravida leo eu convallis. Phasellus finibus aliquam nisi, ac consectetur massa blandit vitae. Maecenas eget lorem mattis, eleifend leo non, pharetra felis. Phasellus tincidunt euismod enim, a dapibus est iaculis a. Vivamus massa metus, cursus sed gravida vel, eleifend blandit ipsum.</text:p>
      <text:p text:style-name="P2">Integer id dui non est pretium pharetra vel sed purus. Nulla facilisi. Nulla et lobortis nunc. Sed varius tortor dui, vel dapibus libero dignissim a. Vivamus blandit convallis felis, ut vestibulum enim sollicitudin sed. Cras feugiat molestie sem, eu auctor libero pellentesque at. Duis vitae convallis elit. Quisque ut augue nisl. Donec sit amet erat finibus, lacinia odio ac, malesuada eros. Donec volutpat volutpat metus vel tincidunt. Etiam auctor lobortis libero, eu ultrices velit faucibus quis. Nam ac purus sed turpis condimentum aliquam. Integer tincidunt mollis lacus non luctus. Ut aliquam leo eu tellus consectetur, vitae sodales urna hendrerit. Nam finibus, nibh et dignissim finibus, arcu neque aliquam lectus, id convallis enim neque at est. Aenean auctor lorem ligula, sit amet egestas dolor rhoncus id.</text:p>
      <text:p text:style-name="P2">Cras scelerisque at nisl in malesuada. Mauris venenatis diam vitae diam iaculis porta. Aenean eleifend, erat at tristique egestas, diam velit suscipit magna, ut pulvinar erat nulla a risus. Donec semper lectus libero. Nunc mollis orci sed leo pulvinar ultricies. Nam eleifend facilisis ante, eget sollicitudin ante ornare et. Donec eget velit porttitor, hendrerit tortor in, rutrum ex.</text:p>
      <text:p text:style-name="P2">Curabitur ut vulputate ex, ut venenatis risus. Nunc sagittis dui ut viverra ornare. Pellentesque convallis, nisi id bibendum semper, leo nulla euismod purus, in ornare purus ipsum mattis <text:soft-page-break/>odio. Pellentesque habitant morbi tristique senectus et netus et malesuada fames ac turpis egestas. Donec ut elit luctus, lacinia ligula eu, feugiat arcu. Sed eget ex eu nulla imperdiet maximus. Pellentesque ultricies, mi a gravida tempor, lorem arcu pulvinar nisl, non posuere diam libero eu urna. Praesent convallis velit a consequat condimentum.</text:p>
      <text:p text:style-name="P2">Fusce eleifend est at ipsum dapibus blandit. Phasellus congue est sed ultrices iaculis. In id feugiat augue. Mauris bibendum lobortis tristique. Proin et tempor mauris, at ullamcorper risus. Pellentesque porta dui eros, sed varius nulla gravida id. In fermentum imperdiet elit, vel scelerisque arcu convallis vitae. Phasellus a aliquam lacus. In dui leo, maximus eget imperdiet ut, gravida vel neque. Curabitur a tellus sit amet odio tempor scelerisque a ut est. Aenean volutpat metus tortor, eu porttitor libero viverra quis. Curabitur sit amet consequat ante, eget feugiat tellus. Maecenas tellus orci, auctor nec pretium hendrerit, iaculis a libero. Quisque egestas arcu in ex porta semper. In non neque ut mauris commodo luctus eu ut leo.</text:p>
      <text:p text:style-name="P2">Proin odio ex, rhoncus quis mi eget, pharetra cursus magna. Vivamus et orci lorem. Duis nulla nunc, sollicitudin sed tortor sit amet, hendrerit elementum felis. Sed fermentum nec nisl molestie placerat. Donec mauris sapien, vehicula quis efficitur eu, molestie ac dui. Praesent ac lectus ut leo bibendum luctus a sit amet dolor. Suspendisse aliquet pretium lobortis. Proin at varius purus. Nullam maximus, justo sit amet interdum fermentum, elit dui eleifend mi, quis pulvinar lorem velit vel velit.</text:p>
      <text:p text:style-name="P2">Nunc vestibulum nibh rhoncus leo tincidunt sagittis. Nullam eros est, rutrum sed cursus eget, interdum eget arcu. Morbi tortor sapien, tempor sed nibh a, ullamcorper blandit libero. Nullam eget volutpat ex. Curabitur ante velit, scelerisque laoreet purus vitae, semper aliquet purus. Proin dolor elit, aliquet sed tortor sed, porttitor finibus neque. Curabitur volutpat eros sed metus aliquam pretium.</text:p>
      <text:p text:style-name="P2">Praesent pellentesque ipsum eu massa finibus, non semper arcu sodales. Pellentesque interdum auctor eros, ut consectetur mi dictum nec. Pellentesque consectetur, lacus a euismod congue, arcu ante pretium dui, a tincidunt est elit et tellus. Donec sit amet lacinia lorem. Donec gravida hendrerit facilisis. Nam mattis interdum cursus. Suspendisse potenti. Quisque sed varius augue. Duis viverra eros at velit tristique, a lacinia eros malesuada. Etiam congue ultrices dui. Morbi molestie lobortis dolor vitae rhoncus. Vivamus aliquam tempus quam vitae tristique. Phasellus et iaculis ante, non egestas massa. Nunc nec erat purus. Quisque ornare nec tortor sit amet consequat.</text:p>
      <text:p text:style-name="P2">Sed imperdiet diam vel lectus efficitur pharetra. Cras id facilisis lacus. Duis lectus est, consequat nec neque eu, suscipit ultrices dui. Suspendisse fringilla diam vel urna viverra commodo. Nullam ac nunc ullamcorper, vestibulum purus ut, venenatis leo. Sed id lectus libero. Nullam vitae nisl rhoncus, iaculis erat eget, scelerisque enim. Etiam suscipit ex <text:soft-page-break/>magna, sed tristique nisi ultricies et. Etiam et turpis a ex porttitor interdum eu non urna. Pellentesque habitant morbi tristique senectus et netus et malesuada fames ac turpis egestas. Phasellus sit amet ex eu elit commodo eleifend.</text:p>
      <text:p text:style-name="P2">Donec semper, purus eu hendrerit lacinia, libero ex aliquam sem, sit amet tempor sem metus nec justo. Maecenas sagittis lacus at turpis malesuada, id convallis tellus molestie. In fringilla, massa id venenatis euismod, felis purus fringilla urna, eu malesuada arcu tortor nec ex. Ut pulvinar felis a sollicitudin varius. Curabitur sed est tincidunt, euismod sem vehicula, ornare augue. Maecenas quis ligula metus. Nunc aliquam sapien sed elit vehicula lacinia. Mauris sed facilisis libero. Nulla malesuada finibus blandit. Mauris euismod fermentum tortor quis elementum. Maecenas imperdiet risus sed tortor interdum malesuada. Fusce ullamcorper commodo enim, sed rhoncus eros pharetra in. Praesent finibus mi in iaculis accumsan.</text:p>
      <text:p text:style-name="P2">Nullam vitae sagittis nisi. Donec porttitor diam eu quam vestibulum mattis quis in sem. Maecenas vitae bibendum turpis, sed consectetur turpis. Pellentesque porta in sapien feugiat dictum. Pellentesque tempus turpis pellentesque placerat condimentum. Quisque ligula lectus, volutpat vel ligula non, porttitor porta massa. Interdum et malesuada fames ac ante ipsum primis in faucibus. Maecenas erat metus, pretium a pharetra at, laoreet vel sapien. Aenean congue nisl magna, sit amet posuere neque faucibus sit amet. Aenean quis nulla convallis, lacinia lorem et, dignissim dui. Maecenas fringilla dapibus sem, ut pellentesque est iaculis ut. Phasellus blandit sit amet ex sagittis tempor. Vestibulum ultricies nisi diam, eu dapibus quam pulvinar non.</text:p>
      <text:p text:style-name="P2">Maecenas mollis, purus at tincidunt hendrerit, nibh tortor bibendum metus, ac aliquet dolor sapien quis turpis. Aliquam congue arcu ac finibus accumsan. Suspendisse commodo interdum libero, non euismod massa blandit eu. Sed neque leo, luctus et neque vel, placerat lobortis turpis. Cras eget vehicula dui, quis facilisis ante. Etiam erat arcu, faucibus eget sem at, ultrices lobortis erat. Integer maximus arcu nec cursus vestibulum. Maecenas dictum tincidunt eros, ut feugiat libero mollis eget.</text:p>
      <text:p text:style-name="P2">Proin in nulla vel elit malesuada tristique. Nulla vel gravida libero, sit amet gravida metus. Sed aliquet at mi ut accumsan. Integer eu nulla cursus, malesuada magna ac, mattis enim. Class aptent taciti sociosqu ad litora torquent per conubia nostra, per inceptos himenaeos. Donec ac libero venenatis, porta urna et, rhoncus est. Suspendisse potenti. Nunc ac dictum dolor. Phasellus aliquet, augue ut iaculis venenatis, orci magna blandit nibh, sit amet sodales tellus massa a lectus. Sed tempor massa id sollicitudin varius.</text:p>
      <text:p text:style-name="P2">Curabitur eget sapien enim. Duis posuere lacinia urna eget vulputate. Suspendisse dignissim pulvinar volutpat. Pellentesque eros magna, hendrerit at nibh sit amet, feugiat <text:soft-page-break/>volutpat magna. Praesent consequat egestas urna, et tincidunt dui iaculis vel. Nulla placerat dui maximus diam fermentum sodales. Nam iaculis, neque a mattis iaculis, risus elit sollicitudin arcu, quis vestibulum augue tortor id nisi. Donec scelerisque neque eu faucibus egestas. Quisque interdum, ex vel placerat mattis, ante libero semper ipsum, quis commodo velit nibh eu lorem. Pellentesque pellentesque dolor ac ultricies luctus. Fusce ut feugiat augue. Ut facilisis urna vel dui egestas facilisis. Maecenas ut ornare quam, nec convallis risus. Morbi ultrices elit et commodo commodo. Aliquam mattis elit sed odio posuere condimentum. Curabitur pellentesque porta hendrerit.</text:p>
      <text:p text:style-name="P2">Curabitur leo sem, placerat ac orci at, maximus molestie dui. Ut aliquet quam et dui pharetra, non tristique nunc ornare. Nullam semper ornare hendrerit. Cras ac faucibus magna. Morbi mattis risus a lorem euismod, hendrerit ullamcorper lorem interdum. Duis laoreet blandit elementum. Nunc ac nisi non dui aliquam bibendum. Ut facilisis, odio sit amet aliquet congue, nisl est scelerisque lorem, in placerat risus urna quis risus. Aliquam non arcu a justo congue auctor at vel mauris. Phasellus sollicitudin posuere orci, at finibus ex egestas at. Praesent semper varius metus ut ullamcorper. Maecenas in blandit est, a sagittis elit. Nam et neque lorem. Ut malesuada nec arcu in lacinia. Vestibulum a magna maximus, maximus velit sed, luctus ante.</text:p>
      <text:p text:style-name="P2">Phasellus dignissim turpis sed sagittis laoreet. Vestibulum massa ex, volutpat cursus interdum et, consectetur quis nulla. Vestibulum malesuada vulputate dui vel egestas. Duis vitae massa non leo euismod euismod eu ac tellus. Nam elementum volutpat maximus. Vestibulum quis quam sit amet lacus sodales tempor. In id gravida sapien. Maecenas tincidunt ultrices lectus ac sagittis. Maecenas tristique sagittis venenatis. Nullam interdum placerat tortor, eu fermentum risus venenatis at. Aliquam faucibus consectetur lacus eget posuere. Quisque et tempor tellus, eget ultricies arcu.</text:p>
      <text:p text:style-name="P2">Aliquam lobortis ullamcorper erat, in commodo diam. Integer vel nulla quam. Donec vel pharetra nulla. Vivamus cursus vitae urna vitae commodo. Ut tempor dignissim nulla sed ornare. Sed purus risus, faucibus quis elementum in, faucibus sit amet elit. Nulla eleifend ipsum ut cursus ultricies. Nunc id vulputate augue, eu ultricies quam. Quisque est leo, posuere ac massa nec, pharetra imperdiet purus.</text:p>
      <text:p text:style-name="P2">Aliquam semper tristique congue. Morbi lobortis est at iaculis accumsan. Mauris in luctus lacus. Maecenas porttitor erat suscipit felis sodales, sit amet tincidunt urna dignissim. Nullam pharetra malesuada luctus. Aliquam commodo metus ut orci tempus semper. Curabitur vehicula malesuada elementum. Maecenas aliquam lacus condimentum urna malesuada condimentum. Nullam quis arcu enim. Proin pretium nulla dui, a posuere lacus elementum eleifend. Cras molestie ex sed risus mattis, et finibus urna consectetur.</text:p>
      <text:p text:style-name="P2"><text:soft-page-break/>Praesent aliquam maximus blandit. Integer efficitur leo mi, sed maximus lacus hendrerit eget. Suspendisse aliquet lacinia finibus. Integer porta pulvinar sapien, at efficitur mi ullamcorper non. Suspendisse potenti. Donec sagittis, sem ac blandit mattis, enim purus dictum quam, eget viverra dolor nulla sit amet urna. Integer sit amet nulla malesuada, tristique eros vel, vulputate purus. Duis id nisi arcu. In tristique facilisis dui, a mattis nisi ultrices at.</text:p>
      <text:p text:style-name="P2">In hac habitasse platea dictumst. Morbi gravida iaculis semper. Aenean pellentesque sem non felis mollis maximus. Quisque sit amet est et libero suscipit semper vel et risus. Pellentesque ultricies purus in elit bibendum laoreet. Nulla venenatis urna vitae leo mattis, sit amet gravida nibh luctus. Maecenas ultricies dignissim erat ut tempus. Etiam eleifend elementum nulla nec viverra. Maecenas at sapien accumsan purus molestie ornare. Etiam scelerisque nulla eget elementum condimentum.</text:p>
      <text:p text:style-name="P2">Donec molestie tincidunt lorem, a finibus odio tempus et. Ut eleifend nibh at elit facilisis vehicula. Sed congue vehicula luctus. Maecenas sollicitudin enim urna, venenatis auctor mi bibendum sit amet. Donec sagittis neque vel accumsan vehicula. Aenean efficitur vehicula tristique. Duis ultrices at ipsum eu mollis. Donec nunc ante, fermentum feugiat porttitor at, posuere vitae velit.</text:p>
      <text:p text:style-name="P2">Etiam nisi nisi, iaculis quis commodo et, suscipit sed sapien. Nulla facilisi. Aenean at posuere elit. Duis ut metus ex. Pellentesque id urna erat. Cras dignissim eu nisi ut semper. Nullam volutpat vulputate erat vel volutpat. Nullam ultrices hendrerit leo nec pulvinar. Sed vitae mollis sem, ac porttitor metus. Pellentesque rhoncus risus arcu, vitae vulputate nunc dignissim ut. In venenatis, felis a condimentum laoreet, mi ligula scelerisque odio, at pellentesque tortor lectus et sem. Nam viverra ante et venenatis lacinia.</text:p>
      <text:p text:style-name="P2">Interdum et malesuada fames ac ante ipsum primis in faucibus. Nunc felis dui, sagittis varius sem tristique, sodales ornare lacus. Suspendisse ut enim et risus pharetra lobortis. Sed in nibh eu leo rutrum aliquet et eu sapien. Donec imperdiet mauris a ante condimentum, et convallis libero vestibulum. Sed eu tellus leo. Fusce cursus elementum semper. Cras placerat nisi egestas tortor accumsan, sed volutpat velit aliquet.</text:p>
      <text:p text:style-name="P2">Phasellus vel odio nec sapien pretium faucibus. Aliquam tristique gravida tincidunt. Quisque pharetra sollicitudin sem, at sollicitudin odio bibendum et. Sed non nunc magna. Integer ac turpis eget eros fermentum fermentum quis sed nulla. Duis risus leo, rhoncus quis lacus nec, pulvinar tristique ligula. Sed vel blandit ipsum.</text:p>
      <text:p text:style-name="P2">Sed hendrerit nulla a rhoncus ultrices. Nulla interdum aliquam ligula, eget dapibus massa lacinia non. Mauris non tellus vitae dui egestas condimentum. Curabitur sollicitudin varius mauris ut scelerisque. Etiam ullamcorper at arcu eget cursus. Ut neque ligula, suscipit a mauris non, lacinia euismod massa. Integer facilisis orci eu vestibulum consequat. Donec ullamcorper nibh <text:soft-page-break/>non dolor vestibulum, non pulvinar neque auctor. Nulla imperdiet quis justo vel rutrum. Mauris at interdum orci. Proin auctor, quam et accumsan maximus, nisi purus ornare nisi, at malesuada dui enim a purus. Suspendisse posuere, massa ut vestibulum accumsan, arcu mauris euismod eros, ac vestibulum ante massa vitae quam. Vestibulum vehicula ligula sit amet accumsan ullamcorper. Pellentesque habitant morbi tristique senectus et netus et malesuada fames ac turpis egestas. Pellentesque at nulla augue. Maecenas rhoncus sapien malesuada leo venenatis porta.</text:p>
      <text:p text:style-name="P2">Nunc faucibus non sem in vestibulum. Curabitur ac risus justo. Donec porttitor tincidunt turpis, non pellentesque purus posuere sit amet. In hac habitasse platea dictumst. Praesent pellentesque velit sit amet elementum placerat. Mauris sit amet diam nunc. Maecenas libero nunc, commodo ut justo non, molestie congue tortor. Proin a ipsum efficitur, sollicitudin diam non, venenatis sapien. Curabitur ultricies tristique magna, sit amet cursus urna sagittis sit amet.</text:p>
      <text:p text:style-name="P2">Integer condimentum facilisis dolor ut dignissim. Proin ut lorem quam. Integer sollicitudin nisi ut odio viverra, eu convallis justo luctus. Pellentesque habitant morbi tristique senectus et netus et malesuada fames ac turpis egestas. Morbi purus est, dignissim eget orci ut, varius tempor nisl. Integer pharetra finibus enim, sed molestie eros. Aliquam ornare, sapien vel posuere auctor, nunc libero gravida justo, id lacinia purus orci egestas lorem. Integer suscipit cursus orci, a aliquam leo rutrum condimentum. Fusce blandit magna sed tempus suscipit.</text:p>
      <text:p text:style-name="P2">Duis fermentum tincidunt enim vel euismod. Pellentesque ut posuere nulla, quis posuere odio. Donec consequat odio in augue eleifend ultrices. Ut maximus, leo at consequat gravida, augue dui hendrerit sapien, vel dignissim turpis ex at velit. Suspendisse sit amet eleifend nisl. Morbi non mi mi. Morbi tristique purus volutpat quam ornare, eget pharetra odio dignissim. Cras id felis non est ornare consequat. Morbi tincidunt augue et nisl egestas feugiat. Maecenas vel nulla vel arcu hendrerit luctus eget eget metus. Nam quis eleifend nibh, non porttitor neque. Aliquam in libero venenatis velit faucibus tincidunt in vel est. Proin molestie nunc orci, sit amet vestibulum ipsum efficitur ac.</text:p>
      <text:p text:style-name="P2">Duis vel turpis sit amet lacus laoreet ultrices. Morbi euismod odio quis ex volutpat consequat. Nam maximus commodo erat, sed accumsan ante. Nullam risus quam, finibus et consequat at, euismod id risus. Morbi vestibulum euismod magna eu accumsan. Praesent facilisis purus justo, sit amet dignissim ex mattis quis. Nullam volutpat in elit at dapibus.</text:p>
      <text:p text:style-name="P2">Donec aliquet lectus erat, eget iaculis diam fermentum a. Nullam eu ornare eros. Fusce vel consectetur neque. Mauris risus turpis, pulvinar at consequat a, sodales a neque. Sed quis metus ante. Cras in facilisis quam. Sed eget ante et purus blandit maximus. Pellentesque habitant morbi tristique senectus <text:soft-page-break/>et netus et malesuada fames ac turpis egestas.</text:p>
      <text:p text:style-name="P2">Phasellus volutpat elit sed elementum viverra. Sed rhoncus quam volutpat tristique vehicula. Nam condimentum molestie odio at accumsan. Maecenas a ligula metus. Cras tempus blandit neque. Sed ultricies dignissim pretium. Proin velit velit, finibus in blandit vel, rutrum vitae mi. Sed dignissim nunc quis est condimentum semper. In tincidunt et diam molestie luctus. Duis molestie auctor diam, quis mattis odio laoreet at. Cras et egestas odio. Pellentesque condimentum dignissim sollicitudin. Sed vulputate lectus at nisi laoreet, non rhoncus tellus sodales.</text:p>
      <text:p text:style-name="P2">Mauris lobortis ac massa quis congue. Etiam non rhoncus nibh. Donec nec dui risus. Curabitur vitae bibendum odio. Vivamus pulvinar convallis nibh id aliquet. Pellentesque porta ligula neque. Vestibulum ante ipsum primis in faucibus orci luctus et ultrices posuere cubilia Curae; Nam congue pretium turpis, et vehicula dui auctor quis. Mauris aliquam tincidunt convallis. Cras quis orci ut ex volutpat condimentum eu eget purus. Nam nulla turpis, consequat quis leo vel, lobortis ultrices nisi.</text:p>
      <text:p text:style-name="P2">Praesent quis consectetur tortor. Pellentesque tellus purus, sodales vel tristique eget, laoreet at nisi. Pellentesque non scelerisque tortor. Cras eget ante nisi. Nunc ac hendrerit libero, a euismod quam. Pellentesque habitant morbi tristique senectus et netus et malesuada fames ac turpis egestas. Duis diam lorem, finibus nec dolor quis, pharetra efficitur lorem. Cras id ultrices erat, quis hendrerit lacus. Nunc vel feugiat dolor. Sed id accumsan odio. Donec orci augue, ornare nec diam a, porttitor mollis nisi. Proin elit eros, porttitor quis elit a, vehicula suscipit magna. Donec dictum dolor turpis, ac pulvinar risus sodales a. Integer finibus tristique turpis. Vestibulum ante ipsum primis in faucibus orci luctus et ultrices posuere cubilia Curae; Maecenas id arcu nec augue facilisis feugiat mattis sed lorem.</text:p>
      <text:p text:style-name="P2">Curabitur vitae sagittis arcu. Integer sit amet lectus at velit mattis rhoncus nec vel libero. Integer rutrum rutrum nulla, consectetur volutpat magna dapibus euismod. Pellentesque tempor magna sit amet nunc porttitor auctor. Aliquam in tempus ante, ac posuere elit. Aliquam erat volutpat. Morbi enim purus, tempus nec nibh ultrices, lobortis vestibulum dui. Praesent molestie eleifend ultrices. Proin dignissim rhoncus massa at vestibulum. Nam porttitor scelerisque dui, vitae tempus libero dapibus ac. Sed consectetur imperdiet bibendum.</text:p>
      <text:p text:style-name="P2">Integer aliquet justo nec facilisis hendrerit. Ut egestas vulputate porta. Nulla suscipit mattis egestas. Morbi imperdiet ex quis lectus dignissim rutrum. Etiam sed mauris sagittis, laoreet lectus ac, hendrerit ex. Aliquam erat volutpat. Duis viverra nisi eu magna sagittis ornare id id ipsum. Suspendisse at varius urna. Curabitur in tempor augue, id tristique odio. Quisque a diam ut felis semper varius eget ac massa.</text:p>
      <text:p text:style-name="P2">Integer porta id lorem id dictum. Nam quis tortor mauris. Ut fermentum aliquam bibendum. Praesent luctus diam non erat <text:soft-page-break/>volutpat tempus. Donec congue ornare mauris cursus pulvinar. Sed commodo massa sem. Nunc dolor velit, dignissim eget dolor a, eleifend rhoncus urna. Proin eu euismod elit, ut faucibus magna. Curabitur ut sem sit amet nunc sollicitudin feugiat. Curabitur at sem orci.</text:p>
      <text:p text:style-name="P2">Cras sagittis egestas scelerisque. Morbi tempor ornare sapien ac eleifend. Cras varius eros quis facilisis suscipit. Aliquam tincidunt sed felis ut bibendum. Maecenas rutrum pellentesque felis id ultrices. Nulla tristique dui velit, id ullamcorper quam eleifend ac. Morbi lacinia mollis convallis. Aenean vel semper ligula. Etiam mollis semper nisl. Integer sed placerat leo. Nam auctor venenatis eros. Aenean sit amet nulla ac nisi fringilla interdum id eu nisl.</text:p>
      <text:p text:style-name="P2">Integer non nulla in turpis laoreet consequat. Morbi imperdiet tellus risus, ac luctus quam venenatis a. Pellentesque condimentum justo odio, in laoreet justo semper vel. Nullam non facilisis elit. Praesent accumsan tincidunt ornare. Vestibulum erat odio, volutpat non mi ac, tincidunt bibendum diam. Nullam gravida quis sapien sit amet sollicitudin. Fusce euismod ex erat, pretium dignissim ligula ornare sit amet. Phasellus augue orci, gravida vel lectus vitae, faucibus suscipit justo. Pellentesque pretium ipsum nec ante fermentum interdum.</text:p>
      <text:p text:style-name="P2">Nunc ligula nibh, pharetra et orci et, tempus rutrum purus. Curabitur mollis, diam at commodo rutrum, felis turpis porttitor ligula, vitae commodo libero magna non enim. Class aptent taciti sociosqu ad litora torquent per conubia nostra, per inceptos himenaeos. Proin blandit turpis sit amet accumsan egestas. Pellentesque egestas euismod metus vehicula luctus. Proin finibus id leo vel pellentesque. Fusce cursus sagittis aliquet. Nam sit amet purus et magna mollis faucibus at non velit. Quisque et elit et lacus dapibus dignissim vitae eget ex. Sed fermentum non ex sed dictum. Nulla vulputate sapien id neque cursus tempus. Maecenas congue interdum mauris hendrerit posuere.</text:p>
      <text:p text:style-name="P2">Nunc nec molestie felis. Curabitur est velit, maximus non gravida et, laoreet sit amet sem. Aenean ultrices arcu non ultrices eleifend. Aliquam vitae purus dapibus, aliquam leo quis, euismod massa. Sed nec ipsum vitae elit ultrices rutrum. Ut dapibus varius dui, at fringilla elit faucibus ut. Proin lobortis porttitor nisl. Nullam eu enim posuere, mattis orci vel, rutrum enim. Maecenas quis odio dolor. Mauris id condimentum augue, in consectetur nibh. Ut nec quam ut nisl lacinia accumsan eget ut purus. Phasellus tincidunt arcu massa, congue lobortis leo efficitur eget. Morbi vitae lorem vitae velit accumsan fringilla vitae sit amet enim.</text:p>
      <text:p text:style-name="P2">Suspendisse id lacinia arcu, id consequat ante. Etiam sed sapien volutpat erat consequat volutpat venenatis elementum orci. Ut et metus cursus, elementum libero non, pharetra augue. Maecenas cursus risus quam, in lacinia nisl posuere vel. Maecenas convallis ullamcorper sapien quis commodo. Suspendisse varius, quam in efficitur tristique, nulla ante facilisis <text:soft-page-break/>massa, commodo pharetra dui tortor sit amet odio. Maecenas laoreet vitae nibh quis lacinia. Phasellus consequat maximus ex, sodales cursus mauris vehicula sit amet.</text:p>
      <text:p text:style-name="P2">Mauris felis nunc, maximus pellentesque arcu at, maximus varius lectus. Nulla quis dolor vel velit congue tristique. Morbi mauris arcu, venenatis non justo quis, condimentum porttitor elit. Aenean vitae tortor dui. Morbi auctor sapien sit amet nisi finibus, vel accumsan dui fringilla. Vivamus vitae elit euismod, euismod diam vel, suscipit felis. Fusce laoreet sem pellentesque, facilisis elit ut, posuere arcu. Praesent sed diam orci. Morbi faucibus neque a metus consequat, ut pellentesque neque molestie.</text:p>
      <text:p text:style-name="P2">Morbi ultricies at sem non rutrum. Suspendisse consectetur placerat urna. Duis rutrum quis urna quis varius. In hac habitasse platea dictumst. Suspendisse potenti. Curabitur ultricies lacus et purus tincidunt, id pulvinar elit interdum. In sed facilisis elit, ac auctor nulla. Suspendisse potenti. Proin et odio volutpat, lacinia enim at, tempus lacus.</text:p>
      <text:p text:style-name="P2">Cras velit velit, molestie a velit ut, ornare laoreet est. Mauris metus mi, congue quis pharetra sit amet, tempus vel diam. Maecenas aliquam iaculis aliquam. Aliquam tortor lectus, aliquet eget leo faucibus, imperdiet molestie metus. Phasellus risus nibh, placerat in nunc vel, venenatis molestie tellus. Vestibulum ante ipsum primis in faucibus orci luctus et ultrices posuere cubilia Curae; Aliquam mauris augue, ultrices vitae euismod vitae, suscipit id eros. Integer euismod felis arcu, ut gravida mauris vestibulum id. Aenean vitae tortor quam. Sed pretium dui tortor, id vehicula tortor blandit non. Ut auctor tincidunt dui, euismod aliquam augue fermentum in. Sed vel fringilla mauris. Integer quis convallis dui. Duis sit amet risus ligula. Nam tincidunt a nisi eu congue. Quisque auctor vitae augue at pulvinar.</text:p>
      <text:p text:style-name="P2">Aenean erat ligula, tempus ac quam sit amet, pharetra euismod tellus. Etiam finibus ut velit sed tristique. Curabitur tempus placerat dolor vel lobortis. Sed lacinia bibendum massa, sit amet pretium risus porttitor quis. Proin rutrum, purus et condimentum feugiat, tellus risus interdum quam, vel ultricies neque magna eget enim. Nullam pharetra dui et rhoncus sodales. Nulla nec nibh dictum, ultrices dui at, rhoncus dolor. Praesent congue pulvinar mauris ac fringilla. Mauris cursus id elit eu lobortis. Sed luctus elit sit amet felis tempor, ac gravida lacus varius. Donec et augue mauris. Proin imperdiet, orci rutrum pulvinar elementum, leo tellus tincidunt libero, vel convallis lectus erat et ligula. Integer pellentesque dictum nisi ac tincidunt. Quisque faucibus, leo id tristique hendrerit, diam nulla dapibus dolor, a posuere massa nisl vitae mauris. Nunc lacinia fermentum felis et laoreet. Nulla ac euismod nibh, varius lacinia libero.</text:p>
      <text:p text:style-name="P2">Praesent malesuada vel quam eget ornare. Maecenas ultrices eros id neque commodo congue. Praesent ut posuere turpis. Proin quis magna nulla. Sed dictum mauris sed dui dictum, interdum <text:soft-page-break/>venenatis orci facilisis. Quisque dapibus vulputate tellus, ac pharetra magna egestas vitae. Sed non lacinia justo, a vehicula eros.</text:p>
      <text:p text:style-name="P2">Etiam convallis, ex et porta malesuada, ipsum nisi dignissim quam, sed pulvinar velit libero eu ante. Suspendisse semper eu lorem id tempus. Mauris interdum tincidunt lacus mattis aliquet. Nunc ipsum sem, fringilla sed pharetra in, dictum quis turpis. Quisque malesuada odio dui, vitae dapibus massa pretium ut. Suspendisse eu placerat augue. Phasellus at aliquam ante. Nunc condimentum id risus quis condimentum. Cras tincidunt fringilla venenatis. Mauris id luctus lectus, nec sodales ipsum. Etiam consectetur enim quam, vel vehicula tellus finibus laoreet. Vivamus non molestie nisl. Nullam sodales eleifend tellus, a volutpat neque facilisis non. Praesent faucibus lacus sed odio hendrerit facilisis.</text:p>
      <text:p text:style-name="P2">Pellentesque vulputate dolor ligula, in malesuada dolor facilisis et. Maecenas tempor ante et quam iaculis, vitae aliquam eros blandit. Phasellus pharetra rutrum sapien gravida fermentum. Maecenas sit amet purus eleifend libero fermentum mattis in et massa. In nec sodales tellus. Proin quis mauris at massa mollis molestie a eget sapien. Ut suscipit tincidunt efficitur. Fusce nec malesuada lorem.</text:p>
      <text:p text:style-name="P2">Duis vitae nibh sit amet mi facilisis placerat. Etiam non ipsum mi. Suspendisse dignissim purus quam, molestie mollis tellus consequat in. Pellentesque vitae nisl nec purus laoreet tristique id eu nisl. Maecenas et nisi ut ex egestas finibus. Vestibulum quis mi sed elit placerat facilisis sed id enim. Ut augue metus, viverra porttitor urna sed, viverra porta metus. Vivamus tempor elementum dolor, vel maximus justo pharetra quis. Proin ligula purus, commodo ac tempus eget, auctor rutrum mi. Nam eget lacus a quam elementum pretium. Etiam urna eros, condimentum ac interdum ac, pellentesque at tortor.</text:p>
      <text:p text:style-name="P2">Aenean et mi quis lectus consequat euismod non non metus. Curabitur placerat mattis magna. Sed suscipit lorem blandit, commodo nisi in, dictum lorem. Curabitur ultrices arcu in massa gravida, a pulvinar metus suscipit. Nam ultrices elit ac enim dictum tincidunt. Donec vel mi nunc. Nam sagittis urna ut leo tempus fringilla. Quisque in risus id ante suscipit condimentum eget vitae justo. Aliquam consectetur quam vitae sagittis consectetur.</text:p>
      <text:p text:style-name="P2">Quisque blandit, dui ut dignissim mollis, velit turpis sagittis ex, vel ullamcorper odio diam vitae odio. Pellentesque habitant morbi tristique senectus et netus et malesuada fames ac turpis egestas. Aliquam luctus ut sem ac malesuada. Curabitur eleifend dolor at enim venenatis feugiat. Nunc quis luctus eros. Nullam eleifend urna purus, rutrum varius felis lacinia eget. Morbi a felis nisl. Sed non molestie arcu. Praesent scelerisque risus eu pulvinar aliquet. Ut eget ligula ut eros fringilla ultricies quis ac lectus.</text:p>
      <text:p text:style-name="P2">Proin viverra iaculis est sit amet pretium. Phasellus laoreet commodo convallis. In eros ante, imperdiet id accumsan a, <text:soft-page-break/>hendrerit sed metus. Aenean volutpat velit ipsum, ut cursus velit ultrices quis. In tempor pharetra iaculis. Donec sit amet efficitur urna. Vestibulum at mi velit. Ut quis placerat sapien. Vivamus sagittis sapien vel neque ullamcorper congue. Nam id consectetur massa, non luctus est. Praesent ultricies magna magna, in eleifend velit volutpat sit amet. Suspendisse quis leo sit amet nisi commodo mollis. Vestibulum pulvinar neque aliquam sagittis pretium. Aliquam magna quam, viverra sed scelerisque at, consectetur et massa. Sed imperdiet lacus eget metus porta, non egestas odio viverra.</text:p>
      <text:p text:style-name="P2">Nullam vulputate ornare efficitur. Morbi turpis dui, convallis eget lorem non, faucibus tristique sem. Maecenas sit amet semper lectus. Praesent bibendum, diam in ultrices semper, diam tellus mollis arcu, vehicula facilisis justo arcu vitae sapien. Sed rhoncus at erat sit amet pulvinar. Ut ac magna sit amet turpis bibendum tincidunt. In at elit lectus. Aliquam iaculis auctor lorem et dictum. Nulla dignissim ultrices tellus, molestie pulvinar sapien placerat nec. Proin faucibus, urna at lacinia tempus, libero erat placerat risus, quis maximus dui arcu vitae turpis. Suspendisse nisl lectus, accumsan mollis nulla ac, vestibulum blandit erat. Duis eu purus nisl. Sed nec massa fermentum, pellentesque nibh eu, varius odio. Morbi id odio nec ligula feugiat ultricies iaculis vitae velit. Sed sagittis at nunc at sodales. Aliquam efficitur dolor et urna dapibus efficitur.</text:p>
      <text:p text:style-name="P2">Morbi hendrerit congue massa at laoreet. Pellentesque habitant morbi tristique senectus et netus et malesuada fames ac turpis egestas. Duis pharetra congue est ut gravida. Donec a consectetur orci. Cras vehicula orci quis sem rhoncus, eget dignissim dolor placerat. Praesent sem lacus, sollicitudin ut consectetur in, varius at risus. Curabitur elementum turpis vitae enim tempor, eget volutpat libero scelerisque. Vestibulum finibus auctor ex vel maximus. In sit amet ipsum elit. Donec rutrum lorem eu lectus luctus, sed maximus risus blandit.</text:p>
      <text:p text:style-name="P2">Ut malesuada mollis euismod. Suspendisse potenti. Quisque mollis iaculis porttitor. In vitae scelerisque ligula. Ut eget mollis est. Quisque vel ante et nisi pharetra pellentesque. Ut aliquam faucibus elit nec cursus. Nulla accumsan consequat ultrices. Phasellus semper laoreet urna, non mollis magna pulvinar sed. Praesent in urna dolor. Cras maximus et turpis eget semper. Ut condimentum tortor odio, ultrices consequat magna egestas a.</text:p>
      <text:p text:style-name="P2">Proin rhoncus dui a purus congue, aliquam fermentum turpis consectetur. Cras augue nisl, euismod sed libero sed, placerat porta nisi. Nam efficitur placerat tellus vitae consequat. Nulla facilisis eleifend semper. In eu cursus nisl, id ultricies turpis. Donec tortor enim, bibendum suscipit justo non, hendrerit consequat tellus. Fusce commodo, sem euismod lobortis tristique, ligula mauris varius ante, mattis efficitur quam nunc ac neque.</text:p>
      <text:p text:style-name="P2">Integer interdum mollis nibh, pharetra elementum est aliquet <text:soft-page-break/>in. Phasellus et porttitor elit. Nam scelerisque maximus ligula blandit eleifend. Vivamus iaculis tellus vel libero efficitur egestas. Fusce et metus est. Donec eu tincidunt felis. Mauris vel tincidunt enim. Fusce placerat suscipit risus id cursus. Integer consectetur felis blandit, molestie tortor ut, imperdiet lacus. Nulla gravida, urna a semper tincidunt, erat tortor elementum enim, nec vestibulum urna felis et tortor. Donec gravida augue ac malesuada consectetur. Integer pulvinar, sem nec venenatis pretium, dui libero aliquet leo, nec porttitor metus augue eget ligula. Morbi vel enim metus. Proin consequat ex ac purus consectetur sodales. Nulla accumsan augue vitae dui auctor sagittis.</text:p>
      <text:p text:style-name="P2">Etiam in purus porta felis commodo pulvinar eu eget urna. Etiam ut urna at ligula ultricies egestas quis sit amet orci. Donec pretium arcu at purus mattis faucibus. Etiam sit amet urna tristique, ullamcorper dolor ut, maximus ipsum. Ut vitae ex augue. Aliquam at mauris at arcu finibus vestibulum. Sed malesuada nunc ut nibh commodo lobortis quis vel metus. Quisque et accumsan nunc, eu sollicitudin arcu. Nulla consequat massa magna, et congue velit finibus a.</text:p>
      <text:p text:style-name="P2">Aenean non metus risus. Pellentesque in pharetra elit, et consequat nisi. Suspendisse consectetur nisi vitae suscipit tincidunt. Ut neque arcu, finibus eu tempus et, consectetur in nulla. Aenean viverra lacinia pretium. Maecenas dapibus aliquet sem, ac vestibulum nulla pharetra et. Aliquam justo nisi, sodales a ligula a, varius tincidunt sem. Vestibulum risus libero, condimentum vitae eleifend sit amet, accumsan nec felis. Mauris quis dignissim lacus, ac accumsan lectus. Sed erat lectus, ultrices vitae feugiat vel, congue at nisl.</text:p>
      <text:p text:style-name="P2">Praesent in placerat odio. Nam ultricies vehicula lacinia. Suspendisse imperdiet vitae dolor ac sodales. Phasellus malesuada sed risus nec condimentum. Phasellus vitae euismod diam. Duis laoreet purus vel dolor rutrum, at vulputate nisi convallis. In pellentesque id augue quis varius. Praesent non enim sodales, aliquet magna sit amet, consequat est. Proin tellus nibh, efficitur in consequat nec, tristique eu libero. Donec eu lorem nec urna facilisis laoreet. Donec ut scelerisque elit. Sed luctus, lacus id feugiat suscipit, sapien nibh commodo tellus, aliquet sodales ex risus in erat. Donec gravida, nisi vitae tincidunt mattis, nisi nunc accumsan erat, id laoreet leo nibh sit amet lectus. Sed erat tellus, sagittis et pulvinar ut, ornare ut lectus. Curabitur vitae accumsan mauris. Nulla semper risus at lacus placerat, a efficitur tellus ultricies.</text:p>
      <text:p text:style-name="P2">Duis eget erat interdum dui consequat aliquam id sed tortor. Quisque tincidunt nulla nec lacus sollicitudin, et viverra dui tempus. Sed a orci turpis. Vivamus vel bibendum diam, non vulputate metus. Nullam iaculis euismod nunc id efficitur. Donec quis magna ultricies elit egestas posuere a sed ante. Maecenas turpis justo, dignissim a varius non, dictum ultrices nibh. Donec id porttitor arcu. Nulla vitae est ligula. Etiam a <text:soft-page-break/>luctus libero. Mauris imperdiet dictum odio aliquet vulputate. Sed justo justo, fermentum ut iaculis a, mattis nec quam. Pellentesque eget porttitor enim. Donec ac lorem nec odio rhoncus aliquam eu ut risus. Phasellus sodales metus augue, et laoreet erat aliquet sagittis.</text:p>
      <text:p text:style-name="P2">Suspendisse pretium tincidunt viverra. Nam dapibus tortor eu arcu vulputate, sit amet tempor enim ultricies. Cras at sem sit amet metus ultricies facilisis nec in ante. Donec placerat tincidunt turpis. Vivamus efficitur turpis et odio malesuada, ac vestibulum ipsum venenatis. In sit amet nunc eu magna varius gravida. Sed convallis a sem quis molestie. Donec euismod elit eu elementum pharetra. Aliquam ipsum elit, viverra ac viverra sed, pretium a eros.</text:p>
      <text:p text:style-name="P2">Morbi sagittis cursus massa at rhoncus. Donec bibendum quam ac auctor varius. Donec id cursus nibh, id bibendum felis. Donec dictum, quam in lobortis bibendum, lectus erat lobortis justo, a euismod metus ex id arcu. In dapibus suscipit est, vel congue felis varius nec. Donec vitae mauris in elit feugiat accumsan. Donec at lacinia turpis, nec vulputate nibh. Sed mollis eros semper neque maximus, ac placerat turpis luctus.</text:p>
      <text:p text:style-name="P2">Nunc turpis magna, congue at varius id, ultrices vitae elit. Nunc tellus ipsum, tristique et suscipit sit amet, faucibus ac nunc. Class aptent taciti sociosqu ad litora torquent per conubia nostra, per inceptos himenaeos. Aliquam non nibh at metus pharetra pharetra eget et erat. Pellentesque habitant morbi tristique senectus et netus et malesuada fames ac turpis egestas. Ut condimentum suscipit nisi, vitae maximus dolor iaculis vitae. Aenean pulvinar lacus et elit consequat eleifend. In porta nulla augue, non convallis nulla congue in. In tincidunt risus at dui aliquam ultricies non in quam.</text:p>
      <text:p text:style-name="P2">Phasellus id ipsum augue. Quisque massa mi, fringilla ac aliquam sit amet, efficitur et tortor. Vestibulum a erat odio. Maecenas suscipit a felis nec congue. Quisque faucibus et nisl sit amet sollicitudin. Nunc ornare massa ac fringilla auctor. Donec finibus vestibulum nisl vel interdum. Curabitur ultricies egestas velit. Nullam facilisis, augue eu tincidunt mollis, diam justo rutrum dolor, id fermentum libero turpis a est. Mauris at quam arcu. Curabitur massa est, tempus vulputate faucibus quis, tristique id lacus. Nullam porttitor orci nec orci lobortis semper.</text:p>
      <text:p text:style-name="P2">Fusce feugiat commodo lectus ac feugiat. Proin at risus non magna semper pretium sed volutpat urna. Integer justo arcu, hendrerit non diam a, euismod interdum mi. Nunc facilisis pharetra sapien et vulputate. Morbi euismod odio at dui ornare, ut vulputate sem tincidunt. Donec egestas cursus nibh et condimentum. Cras eget dapibus mauris. Morbi pharetra lorem arcu, non aliquet nunc suscipit lobortis.</text:p>
      <text:p text:style-name="P2">Quisque finibus sed magna nec congue. Aenean facilisis dolor et est fringilla, et laoreet erat pharetra. Vestibulum nec arcu facilisis, condimentum orci sit amet, condimentum elit. Fusce eleifend pellentesque metus, at placerat massa tristique sed. <text:soft-page-break/>Donec at ornare eros. Fusce auctor mauris molestie nisi interdum, nec luctus lacus sagittis. Duis a luctus erat. Pellentesque eget sem et quam lacinia vestibulum eget ut lacus. Vestibulum sed lorem velit. Sed commodo eleifend nunc nec condimentum. Praesent at commodo tortor.</text:p>
      <text:p text:style-name="P2">Fusce finibus dolor ac massa ullamcorper, eu rutrum quam pharetra. Quisque feugiat arcu a felis feugiat, eget suscipit est bibendum. Nulla placerat, arcu non ultrices rutrum, ipsum libero consequat ex, gravida malesuada tortor magna eu ligula. Nullam in mattis velit. Vivamus maximus imperdiet vulputate. Nam molestie purus ac interdum scelerisque. Aenean commodo elit elementum turpis facilisis, nec cursus ante molestie. Aliquam erat volutpat. Nunc sit amet efficitur dolor. Cras ac eros eu turpis euismod sodales vitae fringilla risus. Ut ut vehicula arcu, vitae blandit augue. Maecenas eu libero leo.</text:p>
      <text:p text:style-name="P2">Nunc non laoreet orci, tincidunt pellentesque orci. Quisque bibendum, nisi at tempus eleifend, nulla magna rhoncus leo, at tincidunt ante lacus sed mi. Cras lorem nunc, commodo ut mi sit amet, laoreet placerat tellus. Aenean gravida nibh eget sapien luctus, non cursus metus faucibus. Donec commodo lobortis ultricies. Duis vel sem sed erat eleifend dapibus. Nam condimentum sagittis porttitor. Cras auctor lacinia mattis. In hac habitasse platea dictumst. Sed vitae dapibus lorem. Ut est risus, commodo vulputate tortor non, tempor eleifend lectus. Vivamus quis massa eu odio blandit commodo. In ut hendrerit massa. Donec in enim ut nibh sollicitudin eleifend in ac ex. Morbi faucibus augue ac mi congue, in maximus velit luctus. Sed sapien nunc, sagittis quis turpis et, consequat dignissim quam.</text:p>
      <text:p text:style-name="P2">In nec mollis nunc. Nullam a lorem at purus ultrices blandit et id libero. Aenean pulvinar volutpat risus. Class aptent taciti sociosqu ad litora torquent per conubia nostra, per inceptos himenaeos. Nulla quis finibus neque. Integer ligula orci, viverra id placerat non, consequat eget ante. Vestibulum nec magna eros. Aenean non hendrerit arcu.</text:p>
      <text:p text:style-name="P2">In id purus augue. Proin non nisi eget nunc molestie malesuada id pretium augue. Sed imperdiet urna in malesuada lobortis. Vestibulum lacinia id diam eu egestas. Praesent id diam neque. Duis non pretium mi. Duis ut nisl vel ipsum pulvinar maximus at et tortor. Curabitur eu hendrerit libero. Vivamus gravida ex sit amet dictum maximus. Proin aliquet sem nec libero vehicula, id imperdiet dolor cursus. Orci varius natoque penatibus et magnis dis parturient montes, nascetur ridiculus mus.</text:p>
      <text:p text:style-name="P2">Ut faucibus nisl nisi, consequat placerat mauris commodo nec. In rhoncus ac odio nec mollis. Vivamus congue, neque tempor rutrum condimentum, nulla mauris porttitor est, ut consectetur ipsum dolor vitae dolor. Aliquam porta sapien porta quam vulputate aliquet. In nec porttitor risus. Nunc eu augue libero. Morbi malesuada, odio eget elementum molestie, tellus diam volutpat nulla, vel lobortis dui risus elementum eros. Curabitur in malesuada orci. Orci varius natoque penatibus et magnis dis parturient montes, nascetur ridiculus mus. Fusce in <text:soft-page-break/>purus lectus.</text:p>
      <text:p text:style-name="P2">Phasellus tempor egestas turpis vitae ultrices. Interdum et malesuada fames ac ante ipsum primis in faucibus. Nullam mollis at elit quis auctor. Duis pulvinar nunc ac venenatis maximus. Nullam fermentum, lectus nec accumsan hendrerit, quam urna interdum orci, ac dictum odio odio a enim. Morbi facilisis ipsum ac odio tristique sodales. Curabitur fringilla iaculis mauris, non finibus orci iaculis et. Interdum et malesuada fames ac ante ipsum primis in faucibus. Nullam id purus consectetur, placerat sem quis, molestie lacus. Aenean tristique ultricies felis vitae interdum. Donec a venenatis lectus, ac luctus massa. Suspendisse egestas nulla sed imperdiet commodo.</text:p>
      <text:p text:style-name="P2">Donec pulvinar diam nec purus hendrerit vulputate. Maecenas porta est felis, et luctus nulla finibus at. Nunc rutrum pellentesque molestie. Nunc a est elit. Nam bibendum odio a elit sollicitudin pharetra. Aliquam eget sollicitudin arcu. Vestibulum vitae neque a felis iaculis pulvinar. Sed pharetra, nibh at sodales mattis, ex risus aliquet est, a cursus quam mi et magna. Maecenas pellentesque ante id consequat viverra. Suspendisse posuere est eget efficitur sodales. Vestibulum lectus ipsum, aliquam vitae enim eu, euismod consequat neque. Phasellus at blandit neque. Donec magna nisi, pharetra vel quam cursus, porta viverra enim. Vivamus id massa felis.</text:p>
      <text:p text:style-name="P2">Sed fringilla urna ut nulla convallis, quis gravida ligula ultrices. Mauris arcu risus, egestas sit amet ante ut, porta semper leo. Aliquam sollicitudin efficitur cursus. Donec maximus tellus a congue pellentesque. Fusce nec neque ultricies, laoreet orci sit amet, varius dolor. Nam gravida nunc nunc, non ullamcorper leo sollicitudin quis. Ut ultrices at dolor a posuere. Etiam ac ante efficitur, lobortis dui vel, ultrices erat. Curabitur augue erat, gravida sed luctus id, porta egestas odio.</text:p>
      <text:p text:style-name="P2">Pellentesque diam sapien, facilisis ac sagittis sed, molestie et felis. Aenean non pulvinar tortor. Nulla nulla purus, pulvinar non commodo a, cursus eu massa. Suspendisse fringilla dolor massa, a sodales ipsum hendrerit eget. Vivamus eu lorem efficitur, egestas metus ac, finibus metus. Nullam sollicitudin arcu dolor, id efficitur arcu dictum a. Duis viverra suscipit bibendum.</text:p>
      <text:p text:style-name="P2">Fusce vehicula metus at velit pulvinar fringilla. Praesent eu neque pharetra orci laoreet finibus. Donec non felis massa. Ut vitae tellus molestie augue varius aliquet. Aliquam tortor nunc, ullamcorper sit amet sem id, dignissim dapibus nisi. Nam porta, nisi sit amet lacinia ornare, lectus erat posuere sapien, eleifend dictum arcu urna eu massa. Nulla vitae efficitur dui. Cras tristique iaculis arcu nec ultrices. Sed eu lectus eu orci pellentesque varius. Fusce ut vulputate felis. Vestibulum vestibulum efficitur facilisis. Suspendisse porttitor auctor ultricies. Curabitur aliquet, ipsum vel eleifend faucibus, lectus urna venenatis turpis, sed faucibus <text:soft-page-break/>diam lectus at ipsum.</text:p>
      <text:p text:style-name="P2">Morbi tincidunt facilisis efficitur. Quisque bibendum feugiat neque, ut varius nunc. Nullam ac aliquet sem, non faucibus enim. Donec cursus egestas eros at interdum. Quisque vitae consequat nibh. In ut erat lorem. Nam a lacinia velit. Ut efficitur quam sed auctor vehicula. Proin non condimentum velit, ac egestas justo.</text:p>
      <text:p text:style-name="P2">Fusce auctor tempus hendrerit. Quisque ornare leo eu elit mattis cursus. Sed scelerisque, turpis sed aliquam finibus, ex turpis semper eros, sodales elementum ante tellus nec diam. Proin ligula diam, tincidunt molestie metus quis, scelerisque scelerisque lorem. Duis et dictum nibh. Quisque aliquam odio erat, vitae accumsan dolor dignissim vitae. Nunc eleifend imperdiet posuere. Morbi eget semper nisl. Vivamus diam turpis, aliquet vel efficitur sit amet, elementum tristique risus. Vivamus gravida ultrices lorem in efficitur. Phasellus dui ligula, consequat sit amet varius id, varius et ipsum. Nullam semper aliquam nulla aliquam feugiat. Phasellus quis enim eu nibh imperdiet rhoncus id et tellus. Integer pretium, sapien eu volutpat pellentesque, tortor velit molestie ex, in malesuada ex sem non enim.</text:p>
      <text:p text:style-name="P2">Maecenas nunc mauris, venenatis ac malesuada vel, faucibus at nulla. Ut quis dignissim est. Ut mattis dui at sapien tincidunt maximus. Proin pulvinar semper risus ut porttitor. Proin vel tempor enim. Pellentesque rhoncus pellentesque nunc id varius. Maecenas sapien neque, feugiat facilisis orci ut, volutpat consequat sapien. Praesent eros est, luctus vel suscipit ac, facilisis eget orci. Donec placerat eget elit vel facilisis. Class aptent taciti sociosqu ad litora torquent per conubia nostra, per inceptos himenaeos. In quis libero justo. Aliquam scelerisque molestie augue, at ultrices neque volutpat scelerisque. Proin gravida orci eget est mollis blandit. Pellentesque et est in dui cursus vulputate at vel massa. In sit amet scelerisque tortor. Proin ut arcu eget nulla pretium varius sed faucibus lectus.</text:p>
      <text:p text:style-name="P2">Donec sed lectus vestibulum, dapibus enim a, vehicula nibh. Nulla ultrices rutrum consectetur. Nulla lorem diam, pretium ac augue sed, imperdiet imperdiet justo. Praesent lacinia tortor eget justo fringilla ornare. Mauris eu nibh velit. In ornare consequat nisi, at hendrerit turpis sodales at. Nulla sodales lorem sit amet mi dignissim, sit amet condimentum ligula rutrum.</text:p>
      <text:p text:style-name="P2">Vestibulum ante ipsum primis in faucibus orci luctus et ultrices posuere cubilia Curae; Vestibulum ante ipsum primis in faucibus orci luctus et ultrices posuere cubilia Curae; Integer bibendum enim tincidunt ante rhoncus pretium. Morbi ex velit, interdum quis diam vitae, dictum elementum lorem. Maecenas turpis augue, iaculis vel dictum id, porttitor vel est. Praesent condimentum luctus lacus quis placerat. Nulla a sem vel purus feugiat pharetra vitae sit amet sapien. Praesent laoreet ligula ut enim tempus pretium. Vestibulum ante ipsum <text:soft-page-break/>primis in faucibus orci luctus et ultrices posuere cubilia Curae; Nulla luctus vehicula mollis.</text:p>
      <text:p text:style-name="P2">Proin pellentesque felis ullamcorper libero scelerisque, at molestie risus fringilla. Aliquam commodo nec velit non consectetur. Donec feugiat odio mi, eget rutrum arcu rhoncus nec. Praesent ac tincidunt nulla, nec dapibus mi. Cras vehicula justo et ex euismod tempus. Suspendisse in lectus rutrum, tempus dolor ac, vestibulum purus. Mauris urna quam, mollis ac suscipit ac, posuere in nulla. Aliquam sagittis nibh ut urna auctor vulputate. Duis nec odio quam. Quisque massa massa, molestie eget urna eget, pharetra aliquam justo. Nullam a enim nec mauris fermentum malesuada eget venenatis risus.</text:p>
      <text:p text:style-name="P2">Vestibulum ante ipsum primis in faucibus orci luctus et ultrices posuere cubilia Curae; Duis quis lacinia nulla. Donec mollis bibendum consequat. Sed placerat sollicitudin leo. Donec porta nulla sit amet odio ultrices euismod. Proin finibus, erat eu tempus facilisis, diam nulla scelerisque est, nec sagittis nisi eros in enim. Proin vel consectetur tellus.</text:p>
      <text:p text:style-name="P2">Suspendisse eget massa facilisis, volutpat arcu a, ultrices ligula. In hendrerit suscipit risus, a malesuada metus congue sed. Ut quis gravida nisl, at ultrices augue. Suspendisse potenti. Aliquam vitae libero posuere, gravida dolor eget, ultrices nibh. Suspendisse id ante nec diam mollis congue vel sit amet sapien. Cras magna ex, vehicula in mattis id, volutpat non neque. Curabitur congue porta felis quis mattis. Duis id ligula erat. Phasellus eros ex, dapibus sagittis volutpat vitae, egestas ut elit.</text:p>
      <text:p text:style-name="P2">Nunc hendrerit sapien at massa ultrices, quis ornare magna tempor. Nam quis enim enim. Aenean vitae tortor quam. Suspendisse potenti. Etiam enim nibh, tempor nec euismod ac, venenatis eget est. Sed ac convallis augue. Suspendisse cursus elit et eros pretium, quis ornare lacus lacinia. Etiam tincidunt volutpat massa, non dignissim purus pulvinar tempor. Fusce a sollicitudin ligula. Nulla quis lorem malesuada, luctus lectus et, molestie quam. Vestibulum lacinia nulla nibh, non interdum libero bibendum non. Nullam congue, ex vel vehicula tempus, urna nulla faucibus dui, at tincidunt ligula risus sed dolor. Praesent mollis magna ut faucibus pharetra. Aliquam blandit blandit rhoncus. Nullam egestas nulla eget risus pellentesque, id finibus metus hendrerit.</text:p>
      <text:p text:style-name="P2">Nulla pretium justo sit amet tellus dignissim sodales. Etiam porta, lacus eget euismod pretium, lacus eros tristique felis, in porta purus quam quis lorem. Fusce elementum feugiat orci ut consequat. Aenean in massa at ante cursus vestibulum. Maecenas semper nisl id convallis sodales. In eu turpis commodo, iaculis risus quis, egestas tellus. Nunc bibendum enim ac enim consectetur varius. Morbi cursus ipsum felis, sit amet ultrices risus dictum faucibus. Etiam orci purus, bibendum nec arcu cursus, auctor rutrum lacus.</text:p>
      <text:p text:style-name="P2">Quisque efficitur nulla ac nisi euismod, non posuere turpis posuere. Pellentesque eu mollis magna, at pretium nisl. Cras ut <text:soft-page-break/>neque porta, molestie justo vel, fringilla nisi. Suspendisse tellus tellus, feugiat id metus ut, cursus aliquet ex. Suspendisse potenti. Mauris porttitor ex nec malesuada volutpat. Cras facilisis vehicula ex ac pretium. Pellentesque luctus euismod bibendum. Integer vel mattis libero. Phasellus congue, ex vel luctus fermentum, nunc erat feugiat magna, eget aliquet augue ipsum non magna. Nunc porttitor, velit ac congue venenatis, purus metus tincidunt leo, in feugiat lacus tellus eu ligula. Fusce quis dignissim purus. Mauris in purus a urna feugiat vulputate. Etiam efficitur a ante quis consequat. Orci varius natoque penatibus et magnis dis parturient montes, nascetur ridiculus mus. Maecenas ornare mauris ante, ut condimentum eros congue eget.</text:p>
      <text:p text:style-name="P2">Integer consectetur urna neque, a consectetur enim sodales at. Curabitur sit amet sodales nibh, quis finibus purus. Mauris scelerisque ultrices tristique. Quisque pulvinar pretium tellus eget vehicula. Proin tempor neque et diam porta, non sagittis erat finibus. Sed eu elit interdum, porttitor odio non, aliquam nisl. Fusce a purus risus. Maecenas sit amet nunc dui. Ut faucibus sodales lectus, quis pharetra tortor efficitur suscipit. Sed suscipit sapien arcu, ac egestas lorem bibendum sit amet. Vestibulum ac ipsum vehicula odio dictum pulvinar. Duis interdum dui at justo blandit scelerisque. Vestibulum dignissim eleifend quam. Vestibulum consequat ligula eu auctor tristique. Quisque quis rhoncus nibh. Phasellus ipsum ligula, porttitor sit amet tristique et, vestibulum eu turpis.</text:p>
      <text:p text:style-name="P2">Proin mollis laoreet ultrices. Ut gravida lacinia nulla eu tempor. Aenean nec neque accumsan, malesuada odio vitae, placerat neque. Etiam nec quam nec odio dapibus venenatis at sed lectus. Duis suscipit scelerisque ullamcorper. Nam convallis tempor sem at tristique. Morbi et faucibus dui. Suspendisse nibh neque, fringilla a posuere ut, ultrices nec orci. Quisque ultrices ante nec consectetur consectetur. Fusce mattis tincidunt lectus, quis ornare sapien euismod eget. Nunc vitae consequat sapien, quis finibus quam.</text:p>
      <text:p text:style-name="P2">Quisque pharetra felis purus, nec sagittis tellus dignissim vitae. Nullam ultricies dui eget enim sagittis, a pulvinar nibh laoreet. Aenean faucibus ante vitae rhoncus porttitor. Sed volutpat eleifend urna, condimentum mattis neque facilisis ac. Nunc consectetur sodales turpis nec pharetra. Donec interdum nunc ex, ut porttitor orci rhoncus eget. Nam sed turpis nec nunc imperdiet maximus.</text:p>
      <text:p text:style-name="P2">Ut scelerisque augue sed sapien pulvinar, sed gravida arcu blandit. Nulla vulputate dolor vel erat faucibus, ut dictum odio cursus. Nam ornare id dolor a ornare. Aliquam erat volutpat. Sed ultricies justo eget sagittis ultricies. Pellentesque nec arcu erat. Aenean libero metus, vulputate vitae est quis, sodales malesuada enim. Suspendisse at felis ex. Aenean at eleifend nunc. Phasellus vel suscipit lorem, sed condimentum nunc. Phasellus volutpat, lacus a hendrerit blandit, nibh nisi aliquet sapien, et commodo ipsum nibh sed <text:soft-page-break/>turpis.</text:p>
      <text:p text:style-name="P2">Donec id urna ullamcorper, pulvinar libero at, venenatis nibh. Praesent vel tortor imperdiet, vestibulum quam id, placerat nunc. Quisque vitae hendrerit ligula. Aenean lorem magna, condimentum id sem quis, varius mollis sapien. Cras sagittis imperdiet dui sed aliquam. Nulla ullamcorper ligula ipsum, vitae mattis arcu porttitor sit amet. Ut at placerat nulla, eu condimentum velit. Cras tincidunt bibendum mauris ac lobortis.</text:p>
      <text:p text:style-name="P2">Donec tristique a ante euismod pulvinar. Donec et nulla accumsan, commodo lacus eget, porta mi. Nunc metus nisl, dictum luctus suscipit vitae, condimentum quis odio. Mauris dui dolor, laoreet aliquet justo vitae, euismod semper sapien. Integer ut risus mollis, laoreet tellus sit amet, molestie elit. Cras luctus dolor in tellus laoreet molestie. Curabitur hendrerit nulla eget mauris semper lobortis. Integer hendrerit elementum gravida. Cras dapibus mauris id metus dapibus, at fringilla ex feugiat. Donec eu urna est. Mauris eget metus convallis, viverra sapien at, lobortis mi. Fusce semper pretium mi. Praesent efficitur est ut ex sollicitudin, nec consectetur lacus mollis. Nunc volutpat vel dui et maximus. Fusce turpis elit, suscipit in gravida eget, suscipit et purus. Ut lacinia risus metus.</text:p>
      <text:p text:style-name="P1">Morbi sit amet magna sed lacus vehicula consectetur sed ac dolor. Morbi pellentesque finibus est, at sollicitudin lacus sagittis non. Phasellus condimentum tellus mauris, id lacinia velit gravida in. Nullam vulputate sem a augue tristique rutrum. Fusce sit amet turpis magna. Phasellus sed turpis eleifend, convallis metus vitae, ornare dui. Nulla feugiat turpis a lacus mattis, eget semper est euismod. Sed nec ligula vel est maximus volutpat. Donec ligula nibh, cursus eu hendrerit et, congue consequat risus. Quisque eu maximus libero, nec tincidunt tellus. Quisque vel gravida quam, a convallis arcu. Etiam accumsan viverra arcu non tristique. Aenean eget tortor ullamcorper, consectetur orci vel, facilisis nis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list xml:id="list102305284018998" text:continue-numbering="true" text:style-name="WWNum1">
        <text:list-item>
          <text:h text:style-name="P4" text:outline-level="1">Hallo hallo</text:h>
        </text:list-item>
      </text:list>
      <text:p text:style-name="P1"/>
      <text:p text:style-name="P1"/>
      <text:p text:style-name="P2">Lorem ipsum dolor sit amet, consectetur adipiscing elit. Aenean sed molestie nunc. Phasellus lorem mauris, pulvinar ut orci nec, vehicula lacinia sapien. Suspendisse potenti. Pellentesque id ante imperdiet, auctor enim eu, venenatis justo. In ullamcorper nisl sit amet mi lacinia porta. Nam eu libero at ex interdum auctor in non massa. Cras tincidunt erat ut tristique hendrerit. Praesent rhoncus nisi in sagittis molestie. Aenean non nibh pulvinar, euismod lectus et, tristique metus. Phasellus non elit iaculis, scelerisque nisl quis, consectetur arcu. Donec dolor augue, consectetur ac dolor nec, venenatis lacinia dui. Vestibulum augue risus, congue sit amet dictum eget, malesuada eu felis. Praesent sodales arcu lacinia lacinia molestie. Interdum et malesuada fames ac ante ipsum primis in faucibus. Ut nec erat vitae quam ornare efficitur non nec ipsum.</text:p>
      <text:p text:style-name="P2">Donec tempor at nulla eu consequat. Maecenas purus erat, tempus vel est sit amet, faucibus sollicitudin ligula. Quisque scelerisque, arcu a molestie molestie, nibh lacus ultrices nisl, quis accumsan turpis mi hendrerit nisi. Vestibulum in orci ullamcorper, pulvinar erat nec, convallis diam. Fusce gravida fringilla felis id auctor. Duis quis egestas turpis. Donec vel dui nec tortor ullamcorper laoreet. Vestibulum aliquet velit dignissim metus posuere iaculis. Sed id pulvinar quam, quis consequat risus. Sed sed pellentesque lectus. Donec elementum eros sed augue convallis gravida. Mauris dapibus lacus ut semper vestibulum. In malesuada massa sit amet elit lacinia ullamcorper.</text:p>
      <text:p text:style-name="P2">Phasellus fermentum massa neque, a faucibus neque convallis vel. Nunc in faucibus libero. Nunc eu lorem id metus lobortis iaculis sit amet in metus. Praesent nec est a ipsum volutpat feugiat. Nullam nisi sem, tempor a nulla eu, molestie ornare arcu. Aenean nulla odio, accumsan ut sodales vel, sagittis id ipsum. Nam vulputate urna odio, quis semper tortor pharetra vitae. Proin eget ornare ipsum. Ut bibendum ex vitae laoreet placerat. Vivamus et sem ac nisl volutpat pretium. Phasellus posuere justo viverra faucibus rutrum.</text:p>
      <text:p text:style-name="P2">Phasellus sit amet sem non metus dignissim porttitor nec et enim. Curabitur nec malesuada nisl, eget rhoncus nisi. Vivamus sed dui non urna vulputate ornare eu porta nibh. Curabitur tincidunt facilisis dolor, non vulputate diam euismod in. Sed finibus metus leo, non vestibulum eros dignissim ac. Nam rutrum varius sem id imperdiet. Morbi at congue nulla, id molestie nisl. Morbi vitae purus et ligula porttitor rhoncus. Aenean accumsan at felis porttitor tempor. Pellentesque bibendum neque sed purus sagittis, et congue quam semper. Vestibulum nunc <text:soft-page-break/>nibh, feugiat sed mi sed, suscipit tincidunt sapien. Mauris dolor ipsum, imperdiet in sodales at, faucibus ac lorem. Duis pharetra nec augue id tristique. Nulla quam mi, semper ut arcu vitae, mollis ultricies turpis. Sed viverra risus pharetra ipsum suscipit, ut tincidunt purus suscipit. Praesent tempor cursus bibendum.</text:p>
      <text:p text:style-name="P2">Duis ex metus, elementum ac rutrum vel, congue et elit. Fusce tempor nunc risus, in consectetur velit sagittis non. Aenean interdum sed elit blandit cursus. Duis eu dui in sapien suscipit faucibus et suscipit quam. Etiam feugiat lacus mollis, laoreet ante et, placerat odio. Donec eget velit eleifend, ultricies risus non, finibus urna. Morbi sit amet orci congue, vulputate risus ultrices, efficitur eros. Curabitur ac velit nec est iaculis ornare. Phasellus vel diam nec orci gravida fringilla. Etiam gravida risus nisl, quis commodo nisl cursus nec. Suspendisse felis turpis, aliquam id metus non, varius sagittis mauris. Nunc rhoncus mi eu sapien commodo, eu dictum libero suscipit.</text:p>
      <text:p text:style-name="P2">Donec odio erat, tristique sed pretium nec, venenatis dapibus elit. Nam aliquet urna nec urna aliquet blandit. Phasellus mollis, orci at egestas tincidunt, diam nulla lacinia turpis, et molestie sapien felis sed enim. Vivamus semper ligula neque, quis gravida nunc porta nec. Vestibulum egestas ac turpis vitae eleifend. Donec in varius urna. Maecenas tellus libero, vestibulum vitae semper id, semper sed ipsum. Morbi tincidunt velit ut lacus euismod, at pellentesque eros volutpat. Ut scelerisque nisi eu ex interdum congue. Integer pretium laoreet dui, sollicitudin tempor purus ultrices non. Phasellus at porttitor ante.</text:p>
      <text:p text:style-name="P2">Pellentesque ac ex ornare, sollicitudin sem sodales, luctus orci. Sed mattis sodales efficitur. Donec a cursus sem. Donec suscipit est in tincidunt volutpat. Aliquam euismod commodo est, eu pulvinar augue. Phasellus euismod iaculis tellus non tincidunt. Integer sed aliquam tortor. Etiam elementum quam eu nulla congue convallis.</text:p>
      <text:p text:style-name="P2">Nam pretium, diam nec iaculis fringilla, massa sapien efficitur lectus, ullamcorper viverra diam justo in nisl. Mauris mi mi, vulputate eu rutrum a, mattis ac augue. Nulla ut lobortis eros, ac rhoncus mi. Morbi gravida convallis tempus. Nunc vel pharetra eros. Nulla tempor dapibus tincidunt. Aliquam posuere blandit turpis ut vestibulum. Morbi interdum volutpat sapien sit amet ornare. Mauris ut finibus sem. Nullam vel dui vitae massa vehicula mollis non nec purus. Proin quis dignissim quam, nec rhoncus orci. Sed sagittis est non gravida venenatis.</text:p>
      <text:p text:style-name="P2">Duis quis eros at nisi finibus ullamcorper. Suspendisse pulvinar lorem a dui ultrices, a posuere purus bibendum. Nam suscipit turpis non tortor tristique, at euismod lacus eleifend. In arcu quam, mollis id ligula non, iaculis bibendum nunc. Sed ullamcorper accumsan suscipit. Nulla eu commodo lorem, eget ullamcorper diam. Nulla lobortis enim vitae ligula fringilla dignissim et vitae ipsum. Nulla facilisis odio felis, <text:soft-page-break/>sit amet fringilla ligula tempor quis. Aliquam erat volutpat. Nam in turpis at orci interdum molestie id ut ex.</text:p>
      <text:p text:style-name="P2">Praesent at enim arcu. Morbi et nisl dui. Nunc mauris eros, rhoncus pulvinar rhoncus venenatis, lobortis et nisi. Integer convallis fringilla nunc sed sodales. Etiam scelerisque nisi felis, ac eleifend ligula condimentum eget. Fusce non mi laoreet, malesuada diam quis, varius quam. Interdum et malesuada fames ac ante ipsum primis in faucibus. Quisque posuere, felis sed mollis ornare, lectus orci egestas metus, pellentesque convallis lorem felis vel velit. Donec eu tempus massa. In aliquam a tortor lobortis tempus. Pellentesque in sem vestibulum, aliquam tortor vel, maximus orci. Nulla eu imperdiet sem.</text:p>
      <text:p text:style-name="P2">Vivamus vitae justo pretium, cursus ipsum eu, ornare erat. Duis porttitor gravida pharetra. Class aptent taciti sociosqu ad litora torquent per conubia nostra, per inceptos himenaeos. Suspendisse in justo et risus commodo luctus. Nam scelerisque diam ut nibh facilisis, non ultricies nisl suscipit. Ut faucibus magna nunc, non molestie arcu vehicula eget. Morbi malesuada consectetur maximus.</text:p>
      <text:p text:style-name="P2">Nam lacinia semper arcu, non venenatis mauris cursus vitae. Interdum et malesuada fames ac ante ipsum primis in faucibus. Suspendisse vulputate vel urna nec fermentum. Morbi nec pulvinar sem. Proin id lorem massa. Morbi rutrum neque a mauris porta consectetur non in nisl. Proin at vulputate magna. Nunc cursus nisi augue, nec ultricies tellus mattis id. Aliquam ac neque at elit aliquet feugiat. Aenean ultrices tincidunt egestas. Quisque mattis libero sed tortor hendrerit, a sodales ex pharetra. Nam feugiat tincidunt tempor.</text:p>
      <text:p text:style-name="P2">In varius feugiat eleifend. Vestibulum malesuada congue nulla nec pharetra. Praesent in nulla dignissim orci pharetra volutpat in pulvinar arcu. Cras quis urna et erat tempor semper vitae id velit. Morbi pharetra ante purus. Maecenas eu blandit nunc. Vivamus hendrerit ullamcorper arcu a finibus. Suspendisse varius, eros nec efficitur porttitor, orci orci pharetra est, quis venenatis tellus nisi a ante. Curabitur rutrum diam eu ex euismod ornare. Aenean vitae libero massa. Fusce vel tellus lacinia, semper urna eget, eleifend odio. Aliquam erat volutpat. Etiam leo est, ultricies et venenatis ac, pharetra id augue. Vivamus vel volutpat magna. Donec tempor vulputate tempor.</text:p>
      <text:p text:style-name="P2">Nam a lacinia libero. Mauris ullamcorper feugiat mollis. Lorem ipsum dolor sit amet, consectetur adipiscing elit. Sed in ornare felis. Morbi consequat elementum porttitor. Phasellus eu magna eros. Nulla augue odio, hendrerit ut dolor sed, vulputate consectetur urna. Vivamus at turpis consectetur, gravida turpis sed, malesuada odio. Mauris at erat ac nibh egestas imperdiet. Pellentesque lacus elit, faucibus sed elementum sit amet, maximus id lacus. Maecenas commodo ligula velit, in rhoncus lorem malesuada non.</text:p>
      <text:p text:style-name="P2">Sed posuere risus et lorem auctor, a imperdiet velit finibus. <text:soft-page-break/>Class aptent taciti sociosqu ad litora torquent per conubia nostra, per inceptos himenaeos. Donec accumsan dolor elit, at aliquet lacus interdum vel. Sed pellentesque turpis a odio rutrum euismod. Proin elit metus, posuere eget ex a, posuere volutpat erat. Aliquam congue, nisi vitae maximus mollis, libero tortor egestas nisi, sed tristique diam mauris sit amet lectus. In varius tincidunt lorem at auctor. Morbi aliquet, felis quis sagittis pretium, mi ligula ultricies enim, sed elementum nunc massa sed sapien. Nulla quis massa vitae neque tristique bibendum. Proin tristique, orci in dictum accumsan, mauris nunc luctus lorem, non lacinia metus eros et diam. Nunc ac turpis eu arcu vestibulum ornare. Phasellus quis erat dictum, commodo risus a, venenatis nunc.</text:p>
      <text:p text:style-name="P2">Phasellus ultrices iaculis metus, porttitor scelerisque enim luctus quis. Nullam ac mauris non arcu tincidunt luctus et vel magna. Vestibulum ante ipsum primis in faucibus orci luctus et ultrices posuere cubilia Curae; Sed tristique vel massa a elementum. Lorem ipsum dolor sit amet, consectetur adipiscing elit. Sed nec augue vestibulum, elementum nisl ac, fermentum leo. Etiam tempor nulla lacus, non vestibulum velit convallis eu. Phasellus rhoncus sit amet quam ac molestie. Cras porttitor augue ut nisl porttitor, blandit suscipit magna dignissim. Vivamus a volutpat nisi. Proin fringilla pulvinar nisl ut tristique. Pellentesque a ex eu lorem viverra accumsan sed nec lorem. Nam quis molestie risus. Nulla facilisis justo a nunc dapibus, ut efficitur augue ultricies.</text:p>
      <text:p text:style-name="P2">Integer sit amet ultrices purus, non sodales sem. Curabitur ipsum erat, maximus sollicitudin velit ac, suscipit congue eros. Duis mauris nulla, elementum vitae ornare vitae, interdum eget tellus. Donec lorem ligula, aliquam in faucibus at, consequat sit amet ante. Interdum et malesuada fames ac ante ipsum primis in faucibus. Maecenas sed ante eget orci feugiat malesuada vel eget elit. Integer posuere, enim eget elementum bibendum, est purus convallis diam, quis posuere tellus orci vitae tellus. Quisque facilisis enim sed nunc consectetur tincidunt. Duis a quam et libero sollicitudin efficitur. Nulla id ipsum sollicitudin leo congue sodales sed nec elit. Aliquam erat volutpat. Etiam lorem ante, dapibus non lacinia eget, blandit ut nibh. Sed a sollicitudin neque. Vivamus faucibus in neque et mollis.</text:p>
      <text:p text:style-name="P2">Proin id elit pellentesque, laoreet lacus vitae, pretium quam. Quisque sit amet nibh sed enim mattis auctor. Vivamus leo elit, ullamcorper semper tincidunt id, pulvinar sit amet nunc. Nulla et quam mauris. Proin sed lobortis enim. Suspendisse et venenatis nibh, ut finibus sem. Pellentesque quam mauris, fringilla in maximus non, aliquam in dolor. Aliquam in interdum felis. Vestibulum vel arcu justo. Morbi quis tempus urna, semper dapibus massa. Praesent bibendum ligula eu sem aliquam, at molestie libero viverra. Donec eget ex nulla. Class aptent taciti sociosqu ad litora torquent per conubia nostra, per inceptos himenaeos. Sed placerat ultricies lorem, a tempus <text:soft-page-break/>turpis.</text:p>
      <text:p text:style-name="P2">Aenean varius fermentum tortor, vel semper erat aliquam non. In vestibulum nisi quis est aliquet, tristique hendrerit eros pellentesque. Quisque viverra leo non ligula tristique, pulvinar rutrum erat elementum. Mauris consectetur nisl interdum neque fringilla, non efficitur velit vehicula. Integer tristique ullamcorper convallis. Fusce et risus lorem. Aenean nec felis sem. Morbi malesuada odio vel nisl dapibus sagittis. Donec nec magna ac arcu scelerisque fermentum. Proin laoreet leo ante, a molestie ligula tempus eu. Suspendisse eget sem mi. Quisque eget diam in metus mattis semper eu quis libero.</text:p>
      <text:p text:style-name="P2">Vestibulum sodales lacus tellus, vitae pellentesque enim tristique in. Pellentesque pulvinar odio at sapien dictum rutrum. Phasellus tellus sapien, tristique a eros et, pellentesque tincidunt diam. Ut mollis cursus massa, quis fermentum dolor malesuada fringilla. Duis tellus felis, lobortis placerat enim eget, consectetur pharetra orci. Vestibulum ante ipsum primis in faucibus orci luctus et ultrices posuere cubilia Curae; Nunc finibus a enim quis posuere. Phasellus a felis consequat, dictum turpis non, ornare nunc. Suspendisse eu velit erat. Nulla rhoncus justo a sem facilisis dignissim. Sed ut velit a leo ornare convallis et ac purus. Quisque eu ligula tempor, eleifend purus sed, finibus justo. Sed commodo nisi ut luctus dictum. Maecenas eu ornare nulla. Donec a pharetra arcu, quis accumsan ligula. Donec egestas neque a eros luctus feugiat.</text:p>
      <text:p text:style-name="P2">Phasellus non auctor ex. Quisque id facilisis odio. Duis dolor odio, eleifend in laoreet sit amet, accumsan non felis. Nullam eget urna auctor, volutpat leo ultricies, eleifend turpis. Nulla facilisi. Sed iaculis justo eu eleifend laoreet. Donec sodales metus mauris, sed varius est vehicula id. Aliquam hendrerit non arcu at fringilla. Vestibulum sodales quis lacus a malesuada. Nam pellentesque ante et metus auctor, sed feugiat nunc suscipit. Praesent a molestie quam. In porttitor eros consequat orci vestibulum vehicula. Quisque ultrices mauris sed augue aliquam aliquam. Cras aliquet rutrum arcu, a dapibus nisl tincidunt vel.</text:p>
      <text:p text:style-name="P2">Nullam ut tellus at felis pharetra faucibus. Quisque vitae faucibus nunc. Pellentesque euismod est id ultricies dictum. Vestibulum tincidunt commodo orci, eu porttitor massa sollicitudin id. Nam tincidunt faucibus purus. Cras iaculis tincidunt eros cursus dictum. Phasellus aliquam magna ut nunc tincidunt suscipit. Aliquam malesuada eleifend urna. Aenean venenatis, quam a dignissim rhoncus, mi leo porttitor ligula, vel ultrices urna leo vitae quam. Curabitur in ex libero. Suspendisse condimentum purus arcu, eu tempus lacus consequat ac. Lorem ipsum dolor sit amet, consectetur adipiscing elit. Fusce vitae neque ac velit congue vestibulum. Fusce vel ultrices risus.</text:p>
      <text:p text:style-name="P2">Nam lacinia lectus eu tellus congue posuere. Nam et ultrices arcu. Donec vitae maximus neque, nec finibus ipsum. Aliquam ac <text:soft-page-break/>diam est. Donec mattis odio at mollis sollicitudin. Praesent at vestibulum mauris. Cras nec urna orci. Maecenas in pulvinar nisl. Aenean ut turpis varius, bibendum neque eu, dignissim urna.</text:p>
      <text:p text:style-name="P2">Sed rutrum convallis est. Etiam sit amet tortor nec lorem consectetur maximus. Maecenas pellentesque ipsum quis libero ultrices porta. Cras tellus ex, laoreet sed efficitur in, tincidunt feugiat nunc. Vivamus tortor lectus, dignissim semper tempor eu, faucibus vel eros. Etiam sem felis, gravida in laoreet vel, rhoncus ut eros. Nullam placerat fringilla vulputate.</text:p>
      <text:p text:style-name="P2">Morbi cursus elit libero, sagittis congue nisl feugiat ac. Aliquam bibendum id tellus id dignissim. Donec quis gravida magna. In nibh risus, porta in pharetra a, placerat eget justo. Fusce semper nunc nunc. Sed condimentum quam odio, ut imperdiet lacus eleifend eget. Sed facilisis pulvinar erat eget malesuada. Aliquam erat volutpat. Maecenas orci libero, fringilla nec aliquet sit amet, vehicula in nisl. Duis at lectus orci. Vivamus vulputate, tortor et aliquam porttitor, orci augue luctus nisi, ac varius lectus orci eget massa. Sed at ex commodo, consectetur enim sit amet, dictum tellus. Interdum et malesuada fames ac ante ipsum primis in faucibus. Donec quis magna at mi pellentesque tristique. Ut porttitor condimentum mi vitae porta.</text:p>
      <text:p text:style-name="P2">In non metus a neque scelerisque pulvinar sit amet sed nisi. Donec interdum consectetur enim, eu facilisis velit egestas a. Proin convallis rhoncus tempus. Aliquam gravida lacus lacus, sit amet auctor ipsum ultrices sit amet. Suspendisse vitae mi quis enim semper placerat quis sed libero. Vestibulum ultricies sollicitudin dui eget dapibus. In vel facilisis risus. Nunc ligula dui, molestie sit amet eleifend ac, aliquam non lacus. Integer faucibus mattis libero, a laoreet ante hendrerit vel. Vivamus vel nisi pellentesque, posuere nibh at, ultrices sapien.</text:p>
      <text:p text:style-name="P2">Quisque laoreet sed velit placerat pharetra. Duis mollis, nunc sed fringilla blandit, enim sem lobortis turpis, facilisis convallis nisl nulla ac leo. Proin et eleifend libero, non feugiat dui. Maecenas nec arcu eget justo condimentum venenatis sit amet sit amet lorem. Etiam condimentum id neque non sollicitudin. Donec blandit tempus ullamcorper. Aliquam quis tincidunt risus. Maecenas nec dui in libero elementum sodales. Vestibulum pellentesque elit erat, eget lacinia turpis eleifend fringilla. Sed vitae pulvinar eros, a efficitur libero. Morbi et venenatis risus. Curabitur vestibulum, augue et mollis accumsan, neque metus scelerisque enim, in posuere urna ex sed leo. Donec eleifend, tellus in feugiat ultricies, leo ex tristique lectus, eget maximus quam lectus eget lorem.</text:p>
      <text:p text:style-name="P2">Nulla eget quam volutpat, sodales augue vel, consectetur risus. Aliquam erat volutpat. Nam scelerisque nisi molestie, sollicitudin lorem non, lobortis enim. Nulla a nunc rutrum, ultricies elit sit amet, varius purus. Suspendisse nulla elit, <text:soft-page-break/>semper at mattis et, interdum id ipsum. Vestibulum ac diam mattis, malesuada risus nec, varius diam. Duis metus nulla, pretium ac lacinia ac, ultricies a purus. Nulla eu libero et ligula viverra elementum. Quisque semper congue lacus eget tristique.</text:p>
      <text:p text:style-name="P2">Sed sed laoreet nunc. Aliquam sed nibh in dolor posuere congue. Nullam blandit sed purus dignissim vulputate. Praesent dapibus nec diam tempor ultricies. Integer tempor hendrerit gravida. Cras vehicula, dolor sed placerat placerat, nisl diam volutpat ipsum, id vulputate ligula nunc eget sapien. Cras consectetur feugiat nisl, sed accumsan diam faucibus sed. Vestibulum sollicitudin iaculis tellus, in porttitor elit cursus a.</text:p>
      <text:p text:style-name="P2">Cras lacus orci, scelerisque id vestibulum eu, rhoncus ut orci. Maecenas ornare congue est eu sagittis. Nullam tincidunt leo eget hendrerit lacinia. Cras lobortis elit eget odio ullamcorper facilisis. Pellentesque purus est, ultrices id accumsan eget, eleifend et ligula. Mauris tincidunt tincidunt augue, non egestas metus blandit in. Pellentesque habitant morbi tristique senectus et netus et malesuada fames ac turpis egestas. Nulla ut ultrices felis. In hac habitasse platea dictumst. Cras et justo non ligula tempus tincidunt. Etiam lacinia lorem ut tellus euismod varius. Aliquam facilisis risus eget felis sagittis sollicitudin. Mauris volutpat aliquet scelerisque. Vivamus eget luctus mauris. Morbi a odio nisi.</text:p>
      <text:p text:style-name="P2">Morbi vestibulum nisi in congue ultricies. Nunc elementum, elit et feugiat venenatis, nibh mi commodo purus, quis sollicitudin diam nisl at leo. Cras fringilla diam ut mauris pulvinar, vitae sollicitudin nisl sollicitudin. Nunc in lectus diam. Duis ullamcorper ac elit vel laoreet. Donec viverra luctus elit, et egestas massa consectetur tempor. Phasellus egestas tincidunt auctor. Sed aliquet augue non pulvinar fermentum. Curabitur id metus magna. Praesent efficitur rutrum semper.</text:p>
      <text:p text:style-name="P2">Sed semper non lectus nec suscipit. Donec imperdiet mollis dolor eget faucibus. Donec porttitor ante vel massa blandit, sit amet fermentum lorem commodo. In ultrices tempus egestas. Nunc nunc est, accumsan vitae nisl id, mattis malesuada lectus. Integer euismod efficitur nisi vel feugiat. Fusce tincidunt eros vel porta feugiat. Suspendisse rhoncus euismod leo, sit amet ornare sapien mattis gravida. Praesent maximus facilisis sapien, at rutrum turpis cursus nec. Sed in nisi sollicitudin lectus placerat cursus quis sit amet velit. Duis dignissim placerat eros non consequat. Ut id arcu et dui dignissim interdum eget sed velit. Vivamus elementum ante quis quam ultricies porttitor. Integer leo magna, fringilla eu tortor sed, rutrum ultricies lacus.</text:p>
      <text:p text:style-name="P2">Nullam sagittis euismod eros, eget semper ante auctor ut. Nam sed ornare lacus. Etiam auctor felis eu iaculis tempus. Maecenas volutpat, tellus at pulvinar blandit, nulla risus suscipit nibh, id tempus metus urna nec urna. Aenean faucibus eget nulla et malesuada. In posuere dignissim suscipit. Aenean lacinia in metus non porta. Morbi ac turpis id est vulputate <text:soft-page-break/>ullamcorper ut dictum urna. Quisque commodo nibh sed felis finibus venenatis. Praesent pharetra eros sed leo consectetur, sit amet accumsan risus malesuada. Cras vulputate molestie lectus vitae vestibulum. Nulla facilisi. Maecenas tincidunt efficitur luctus. Proin sed augue sit amet nulla semper maximus nec nec libero. Pellentesque aliquam, quam vel consequat aliquet, ante mauris consectetur massa, id dignissim nunc ligula in massa.</text:p>
      <text:p text:style-name="P2">Morbi finibus ex eu nisl euismod, nec eleifend dui maximus. In venenatis vulputate convallis. Sed urna sem, vestibulum at nibh ut, pellentesque hendrerit felis. Duis dictum gravida aliquam. Ut leo urna, sollicitudin eget semper ac, vestibulum sit amet erat. Praesent quis orci eleifend purus malesuada rutrum. Sed mollis, est vitae maximus rutrum, est massa lobortis nisl, a consequat augue dolor vel nisl. Lorem ipsum dolor sit amet, consectetur adipiscing elit. Etiam interdum dignissim est, ac sollicitudin nisi fermentum a. Curabitur euismod urna eget hendrerit interdum. Proin rhoncus risus at urna vestibulum, et semper tellus consectetur. Donec bibendum euismod libero, a pretium diam. Sed eleifend neque vel ligula vehicula finibus. Ut sed ligula eu orci elementum posuere vitae ut nulla. Integer ligula ante, vehicula quis finibus a, dignissim a lorem.</text:p>
      <text:p text:style-name="P2">Maecenas eu nulla vestibulum, faucibus ligula eget, consequat nulla. Class aptent taciti sociosqu ad litora torquent per conubia nostra, per inceptos himenaeos. Donec ex lacus, vestibulum et est quis, maximus commodo sem. Integer nec risus fermentum justo vestibulum vehicula cursus sit amet nunc. Nunc convallis lacus sed nunc tincidunt eleifend. Integer urna urna, condimentum eu urna quis, iaculis ullamcorper ante. Donec ac diam dignissim, fermentum magna vitae, tempor dolor. Aenean maximus commodo rhoncus. Pellentesque nisl libero, facilisis ut varius quis, porta in lectus. Duis ac turpis eu ipsum tincidunt ullamcorper. Donec mattis erat a est lobortis, nec elementum velit venenatis. Integer vehicula bibendum libero quis tincidunt. Etiam tortor quam, volutpat sed felis vitae, sagittis imperdiet lectus. Sed et feugiat ligula.</text:p>
      <text:p text:style-name="P2">Aliquam at tincidunt justo. Aenean a vehicula dui. Integer luctus volutpat libero ut vehicula. Aliquam erat volutpat. Fusce commodo eget nisl non feugiat. Integer fringilla nisi a neque viverra, eu dictum dolor auctor. In iaculis, dolor vel dictum sollicitudin, mi ipsum iaculis tellus, non cursus risus dui in arcu.</text:p>
      <text:p text:style-name="P2">Nam fermentum, tortor quis interdum lobortis, nisi magna vestibulum tellus, vel blandit neque arcu vel diam. Maecenas mollis tempor cursus. Ut finibus porta felis, sit amet iaculis enim condimentum vel. Donec eu eros a eros tincidunt aliquet. Nullam fringilla tellus at hendrerit sollicitudin. Aliquam at sodales lectus. Nam gravida euismod finibus. Morbi quis vestibulum odio. Pellentesque vel varius odio.</text:p>
      <text:p text:style-name="P2">Etiam malesuada maximus elit non pulvinar. Curabitur in erat sapien. Sed volutpat eget nibh vel convallis. Integer quis diam <text:soft-page-break/>in est lobortis luctus. Aenean a maximus mauris. Nunc ac orci ex. Cras in ipsum placerat, sollicitudin nunc ac, venenatis nulla. Proin sit amet risus non elit ornare mattis sit amet vel orci. Pellentesque facilisis nibh orci, vitae suscipit arcu fringilla sed. Nullam rhoncus mauris elit, ut tempor velit ultrices eget. Donec lorem ligula, pellentesque a blandit vel, sagittis a tellus.</text:p>
      <text:p text:style-name="P2">In hac habitasse platea dictumst. Donec sed massa id magna venenatis iaculis. Aenean vitae quam imperdiet, congue nulla ut, dictum odio. Ut egestas in orci non vulputate. Nullam vulputate pulvinar mauris non aliquam. Suspendisse eget purus ut massa elementum congue sed vitae magna. Nam eget metus sit amet sapien auctor rhoncus at at felis. Class aptent taciti sociosqu ad litora torquent per conubia nostra, per inceptos himenaeos. In eu feugiat nisi, eget hendrerit risus. Suspendisse lorem lectus, sollicitudin in magna non, sodales facilisis massa. In ac elit semper, cursus velit vel, iaculis est. Sed pulvinar malesuada massa, at maximus odio fermentum id. Sed aliquet leo id ex interdum vulputate. Aliquam egestas congue enim a euismod. Nam tempor, diam elementum finibus luctus, libero elit ultricies mi, at porta elit eros sit amet mi.</text:p>
      <text:p text:style-name="P2">Proin eget ex ullamcorper lacus rutrum finibus vel non quam. Nullam pulvinar blandit elit sed finibus. Ut ut ante quis ante auctor tempus. Mauris sit amet nunc vitae sapien imperdiet scelerisque ut nec risus. Integer fermentum pellentesque ante, ac cursus libero. Maecenas vel lobortis est. Ut et massa mi. Morbi tristique ex quis vehicula viverra.</text:p>
      <text:p text:style-name="P2">Aenean egestas consectetur convallis. Donec fringilla sit amet lacus at iaculis. Pellentesque vel purus sit amet ipsum lacinia condimentum eu at lorem. Proin lacinia vitae purus in mattis. Integer tristique magna et convallis mollis. Donec pretium egestas lorem id sagittis. Suspendisse egestas ipsum eu orci egestas fringilla. Suspendisse mi est, interdum ut aliquam vel, luctus a nulla. Pellentesque habitant morbi tristique senectus et netus et malesuada fames ac turpis egestas. Nunc ut metus vulputate, pharetra lorem ut, rhoncus nunc. Donec dictum porta ligula, venenatis feugiat elit consequat sed. Fusce imperdiet ex in dui fermentum blandit. Quisque vitae eros id massa tempus interdum vitae nec risus. Nulla luctus sem eu volutpat interdum.</text:p>
      <text:p text:style-name="P2">Donec laoreet, leo scelerisque aliquet bibendum, risus sapien viverra eros, et volutpat urna leo ac lectus. Phasellus in mauris in velit gravida ornare. Duis id velit lacinia, commodo sapien a, rhoncus mauris. Ut laoreet leo in nunc egestas pellentesque. Donec sagittis elit vitae magna tincidunt, at efficitur magna pharetra. Curabitur lobortis orci eget elementum interdum. Aenean sed accumsan quam, non lobortis lectus. Aenean sed bibendum risus. Aenean vel luctus diam, at aliquet ex. Sed sem orci, consectetur in mollis a, tincidunt quis mi. Proin non condimentum nulla, id molestie ligula. <text:soft-page-break/>Phasellus a fermentum odio. Maecenas iaculis malesuada odio a viverra. Maecenas non nisl quis augue congue bibendum. Nam eget tellus vel metus ornare rutrum. In interdum ipsum nec mauris ultricies mattis.</text:p>
      <text:p text:style-name="P2">Pellentesque varius dapibus leo, eu maximus ligula dapibus sit amet. Aenean sagittis risus nec ex vulputate, id iaculis turpis mattis. Fusce sed lorem lobortis sem euismod iaculis eu ac dolor. Integer mollis condimentum felis in fermentum. Cras placerat, metus vel interdum mattis, justo sapien aliquet quam, congue facilisis tellus libero quis metus. Suspendisse nec dignissim mauris. In sit amet tristique metus. Phasellus posuere eget dui at dignissim.</text:p>
      <text:p text:style-name="P2">Cras vel felis eu nisl lacinia pharetra. Integer viverra nisi vitae dui mattis, ac bibendum libero porttitor. Morbi sit amet dapibus risus. Nulla faucibus odio a est fermentum ornare. Nam id ipsum sed mauris aliquam sagittis at nec nulla. Nam quis dictum ex, vel dignissim purus. Donec vitae arcu a lectus dignissim consequat sit amet sed nisl. Praesent nisi ipsum, finibus nec dolor ut, volutpat feugiat ipsum.</text:p>
      <text:p text:style-name="P2">Donec nec auctor neque. Nullam eu massa eu nisi gravida rutrum. Donec varius ac ex vitae tempor. Phasellus non ex ut enim cursus aliquam. Donec eleifend est nec dolor pretium venenatis. Phasellus nec libero urna. Cras tincidunt nisi non turpis varius mattis.</text:p>
      <text:p text:style-name="P2">Donec at orci aliquet, tincidunt neque sit amet, tincidunt augue. Nam gravida in lorem at commodo. Nulla facilisi. Aliquam posuere tincidunt est, at eleifend felis malesuada a. Pellentesque ut aliquet neque. Donec vel aliquet nulla. In imperdiet tristique volutpat. Nam aliquet lectus et lacus porta, vitae laoreet elit blandit. Curabitur vel nunc et augue facilisis sodales id et odio. Maecenas aliquam tellus et lorem tincidunt, sit amet condimentum justo dapibus. Nullam luctus varius erat, eget faucibus augue rhoncus ultricies.</text:p>
      <text:p text:style-name="P2">Proin malesuada, neque ut iaculis cursus, leo nulla tempor mi, quis tempor ipsum risus eget eros. Cras euismod magna et lectus consectetur facilisis. Mauris pharetra sem quam, a efficitur leo congue vel. Etiam feugiat ipsum eu auctor rutrum. Curabitur ultricies libero vel nulla viverra, eu consequat ex lobortis. Duis eget ultrices elit, eu mattis nulla. Donec id leo ut enim facilisis condimentum a non nisl. Donec vitae nibh scelerisque est ullamcorper elementum. Mauris iaculis auctor commodo. Vivamus nibh urna, bibendum id purus ac, venenatis posuere est.</text:p>
      <text:p text:style-name="P2">Integer rutrum odio ac nisl interdum mattis. Quisque ut eleifend tellus, non hendrerit nisi. Sed id pellentesque nisl, in pellentesque turpis. Phasellus ut interdum dolor. Vestibulum malesuada in eros at volutpat. Nullam sit amet mauris interdum, convallis dui id, lobortis enim. Proin euismod libero a dolor placerat porttitor. Nunc a arcu orci. Proin ut congue odio. Ut lectus dolor, ullamcorper vitae tempor at, ornare sed arcu.</text:p>
      <text:p text:style-name="P2">Nulla a accumsan eros. Suspendisse potenti. Curabitur blandit venenatis nisl vel porttitor. Nunc pulvinar ultricies <text:soft-page-break/>tristique. Aenean congue faucibus felis. Lorem ipsum dolor sit amet, consectetur adipiscing elit. Ut tincidunt est accumsan, molestie arcu vitae, egestas ipsum. Maecenas vitae vestibulum turpis, nec mollis nisi. Integer condimentum metus sit amet lectus luctus, eget egestas quam molestie. Nam semper, leo quis feugiat viverra, dolor leo luctus ante, sit amet semper arcu leo a justo. Vivamus eget fermentum lectus.</text:p>
      <text:p text:style-name="P2">Lorem ipsum dolor sit amet, consectetur adipiscing elit. Curabitur congue blandit lacus. Donec pharetra viverra pellentesque. Duis sollicitudin, magna eget pharetra mattis, nisi tellus blandit tellus, et convallis tellus quam eu odio. Nullam efficitur nunc condimentum ex laoreet, eu dictum odio mollis. In quis nibh vulputate, rhoncus nunc eget, tincidunt massa. Morbi pretium dui vel nibh euismod porta. Pellentesque eu ligula dolor. Fusce sit amet rhoncus dolor.</text:p>
      <text:p text:style-name="P2">Sed imperdiet porta turpis, in molestie urna vulputate a. Curabitur sed massa vitae risus semper dignissim. Nunc nec enim convallis, volutpat tortor et, tempus sapien. Aenean convallis lobortis facilisis. Pellentesque vitae pretium ex. Aliquam quis diam odio. Nulla eu laoreet neque, fermentum sagittis tortor. Nam at elementum ante, eu vulputate urna. Nullam non ultricies sem. Donec quis commodo eros, in accumsan erat. Cras ac metus eget libero varius congue. Aliquam id vulputate neque. Aenean eget augue eget felis maximus lobortis.</text:p>
      <text:p text:style-name="P2">Quisque lacus dolor, cursus a eros nec, porttitor ultrices magna. Sed id mi a augue finibus bibendum nec condimentum quam. Sed eleifend ullamcorper diam, ac elementum leo vehicula sed. Curabitur non purus sodales, maximus diam eu, pulvinar quam. In fermentum ligula eget sem fermentum, ac cursus leo porttitor. Etiam finibus nisi ut neque aliquet, id efficitur magna lobortis. Nullam pharetra maximus sollicitudin. Nulla nec pharetra dolor. Nunc a urna orci. Curabitur efficitur magna in suscipit dictum. Duis aliquet libero sed est fringilla, non iaculis lectus vulputate. Vivamus sit amet tempus lacus. Ut dignissim non sapien at dapibus. Morbi cursus magna eu nisi euismod pretium. Quisque non mauris porttitor, eleifend quam ut, congue nisl. Sed quam lorem, pretium sit amet lacus at, suscipit feugiat tortor.</text:p>
      <text:p text:style-name="P2">Vestibulum nec massa lectus. Pellentesque ut ex nulla. Nam sit amet venenatis risus. In ac sem nisl. Donec bibendum leo a velit posuere, nec tincidunt quam tempus. Mauris mollis quam vel viverra vehicula. Proin viverra sapien sit amet augue porttitor gravida. Mauris pulvinar volutpat posuere. Ut lorem enim, euismod vitae ante non, pulvinar tincidunt quam. Quisque consequat, elit sed tempor tincidunt, tellus nisi eleifend purus, non semper tellus lorem eget leo. Mauris vitae congue eros, ut dignissim lectus.</text:p>
      <text:p text:style-name="P2">Phasellus facilisis consequat maximus. Nullam bibendum consectetur eros ut hendrerit. Nam feugiat ipsum et velit faucibus accumsan. Maecenas eget fringilla diam. Nunc vel venenatis erat, scelerisque iaculis tortor. Sed libero sapien, <text:soft-page-break/>interdum et felis vel, accumsan varius tortor. Pellentesque ac leo ut turpis varius interdum. Sed lacinia, nisl eu cursus dapibus, sapien libero ultrices magna, at semper nulla urna sed nisi. Donec lorem elit, egestas non varius blandit, imperdiet ut orci. Aenean non mi magna. Fusce consectetur arcu dignissim neque aliquet feugiat. Mauris eu lectus tincidunt, vestibulum nulla sed, vestibulum ipsum.</text:p>
      <text:p text:style-name="P2">Quisque efficitur turpis ut magna iaculis fermentum. Nullam suscipit non lorem eget interdum. Lorem ipsum dolor sit amet, consectetur adipiscing elit. Etiam quis purus vel urna efficitur pharetra eu eu odio. Lorem ipsum dolor sit amet, consectetur adipiscing elit. Aliquam nisl enim, lobortis sit amet metus id, rhoncus fringilla mi. Sed et lectus malesuada, porttitor nulla consequat, faucibus arcu. In scelerisque augue ut urna elementum, vel placerat tortor feugiat. Curabitur fringilla tellus eu diam semper facilisis. Aenean nec ex massa.</text:p>
      <text:p text:style-name="P2">Maecenas quis velit ac massa tincidunt posuere. Donec scelerisque et diam id rhoncus. Aenean sit amet pellentesque lorem, ac ullamcorper neque. Nullam et suscipit velit. Aliquam gravida metus eu neque auctor cursus. Ut et lacus rutrum, mollis lectus nec, malesuada est. Quisque egestas velit ut sapien feugiat vulputate. Phasellus mollis, mi vitae euismod ornare, est libero tempor nunc, sed cursus libero tortor at lorem. In a lorem augue. Donec id quam vel purus condimentum congue. Vivamus mauris diam, mattis at tincidunt vitae, volutpat in magna. Quisque luctus gravida leo eu convallis. Phasellus finibus aliquam nisi, ac consectetur massa blandit vitae. Maecenas eget lorem mattis, eleifend leo non, pharetra felis. Phasellus tincidunt euismod enim, a dapibus est iaculis a. Vivamus massa metus, cursus sed gravida vel, eleifend blandit ipsum.</text:p>
      <text:p text:style-name="P2">Integer id dui non est pretium pharetra vel sed purus. Nulla facilisi. Nulla et lobortis nunc. Sed varius tortor dui, vel dapibus libero dignissim a. Vivamus blandit convallis felis, ut vestibulum enim sollicitudin sed. Cras feugiat molestie sem, eu auctor libero pellentesque at. Duis vitae convallis elit. Quisque ut augue nisl. Donec sit amet erat finibus, lacinia odio ac, malesuada eros. Donec volutpat volutpat metus vel tincidunt. Etiam auctor lobortis libero, eu ultrices velit faucibus quis. Nam ac purus sed turpis condimentum aliquam. Integer tincidunt mollis lacus non luctus. Ut aliquam leo eu tellus consectetur, vitae sodales urna hendrerit. Nam finibus, nibh et dignissim finibus, arcu neque aliquam lectus, id convallis enim neque at est. Aenean auctor lorem ligula, sit amet egestas dolor rhoncus id.</text:p>
      <text:p text:style-name="P2">Cras scelerisque at nisl in malesuada. Mauris venenatis diam vitae diam iaculis porta. Aenean eleifend, erat at tristique egestas, diam velit suscipit magna, ut pulvinar erat nulla a risus. Donec semper lectus libero. Nunc mollis orci sed leo pulvinar ultricies. Nam eleifend facilisis ante, eget sollicitudin ante ornare et. Donec eget velit porttitor, <text:soft-page-break/>hendrerit tortor in, rutrum ex.</text:p>
      <text:p text:style-name="P2">Curabitur ut vulputate ex, ut venenatis risus. Nunc sagittis dui ut viverra ornare. Pellentesque convallis, nisi id bibendum semper, leo nulla euismod purus, in ornare purus ipsum mattis odio. Pellentesque habitant morbi tristique senectus et netus et malesuada fames ac turpis egestas. Donec ut elit luctus, lacinia ligula eu, feugiat arcu. Sed eget ex eu nulla imperdiet maximus. Pellentesque ultricies, mi a gravida tempor, lorem arcu pulvinar nisl, non posuere diam libero eu urna. Praesent convallis velit a consequat condimentum.</text:p>
      <text:p text:style-name="P2">Fusce eleifend est at ipsum dapibus blandit. Phasellus congue est sed ultrices iaculis. In id feugiat augue. Mauris bibendum lobortis tristique. Proin et tempor mauris, at ullamcorper risus. Pellentesque porta dui eros, sed varius nulla gravida id. In fermentum imperdiet elit, vel scelerisque arcu convallis vitae. Phasellus a aliquam lacus. In dui leo, maximus eget imperdiet ut, gravida vel neque. Curabitur a tellus sit amet odio tempor scelerisque a ut est. Aenean volutpat metus tortor, eu porttitor libero viverra quis. Curabitur sit amet consequat ante, eget feugiat tellus. Maecenas tellus orci, auctor nec pretium hendrerit, iaculis a libero. Quisque egestas arcu in ex porta semper. In non neque ut mauris commodo luctus eu ut leo.</text:p>
      <text:p text:style-name="P2">Proin odio ex, rhoncus quis mi eget, pharetra cursus magna. Vivamus et orci lorem. Duis nulla nunc, sollicitudin sed tortor sit amet, hendrerit elementum felis. Sed fermentum nec nisl molestie placerat. Donec mauris sapien, vehicula quis efficitur eu, molestie ac dui. Praesent ac lectus ut leo bibendum luctus a sit amet dolor. Suspendisse aliquet pretium lobortis. Proin at varius purus. Nullam maximus, justo sit amet interdum fermentum, elit dui eleifend mi, quis pulvinar lorem velit vel velit.</text:p>
      <text:p text:style-name="P2">Nunc vestibulum nibh rhoncus leo tincidunt sagittis. Nullam eros est, rutrum sed cursus eget, interdum eget arcu. Morbi tortor sapien, tempor sed nibh a, ullamcorper blandit libero. Nullam eget volutpat ex. Curabitur ante velit, scelerisque laoreet purus vitae, semper aliquet purus. Proin dolor elit, aliquet sed tortor sed, porttitor finibus neque. Curabitur volutpat eros sed metus aliquam pretium.</text:p>
      <text:p text:style-name="P2">Praesent pellentesque ipsum eu massa finibus, non semper arcu sodales. Pellentesque interdum auctor eros, ut consectetur mi dictum nec. Pellentesque consectetur, lacus a euismod congue, arcu ante pretium dui, a tincidunt est elit et tellus. Donec sit amet lacinia lorem. Donec gravida hendrerit facilisis. Nam mattis interdum cursus. Suspendisse potenti. Quisque sed varius augue. Duis viverra eros at velit tristique, a lacinia eros malesuada. Etiam congue ultrices dui. Morbi molestie lobortis dolor vitae rhoncus. Vivamus aliquam tempus quam vitae tristique. Phasellus et iaculis ante, non egestas massa. Nunc nec erat purus. Quisque ornare nec tortor sit amet consequat.</text:p>
      <text:p text:style-name="P2">Sed imperdiet diam vel lectus efficitur pharetra. Cras id facilisis lacus. Duis lectus est, consequat nec neque eu, <text:soft-page-break/>suscipit ultrices dui. Suspendisse fringilla diam vel urna viverra commodo. Nullam ac nunc ullamcorper, vestibulum purus ut, venenatis leo. Sed id lectus libero. Nullam vitae nisl rhoncus, iaculis erat eget, scelerisque enim. Etiam suscipit ex magna, sed tristique nisi ultricies et. Etiam et turpis a ex porttitor interdum eu non urna. Pellentesque habitant morbi tristique senectus et netus et malesuada fames ac turpis egestas. Phasellus sit amet ex eu elit commodo eleifend.</text:p>
      <text:p text:style-name="P2">Donec semper, purus eu hendrerit lacinia, libero ex aliquam sem, sit amet tempor sem metus nec justo. Maecenas sagittis lacus at turpis malesuada, id convallis tellus molestie. In fringilla, massa id venenatis euismod, felis purus fringilla urna, eu malesuada arcu tortor nec ex. Ut pulvinar felis a sollicitudin varius. Curabitur sed est tincidunt, euismod sem vehicula, ornare augue. Maecenas quis ligula metus. Nunc aliquam sapien sed elit vehicula lacinia. Mauris sed facilisis libero. Nulla malesuada finibus blandit. Mauris euismod fermentum tortor quis elementum. Maecenas imperdiet risus sed tortor interdum malesuada. Fusce ullamcorper commodo enim, sed rhoncus eros pharetra in. Praesent finibus mi in iaculis accumsan.</text:p>
      <text:p text:style-name="P2">Nullam vitae sagittis nisi. Donec porttitor diam eu quam vestibulum mattis quis in sem. Maecenas vitae bibendum turpis, sed consectetur turpis. Pellentesque porta in sapien feugiat dictum. Pellentesque tempus turpis pellentesque placerat condimentum. Quisque ligula lectus, volutpat vel ligula non, porttitor porta massa. Interdum et malesuada fames ac ante ipsum primis in faucibus. Maecenas erat metus, pretium a pharetra at, laoreet vel sapien. Aenean congue nisl magna, sit amet posuere neque faucibus sit amet. Aenean quis nulla convallis, lacinia lorem et, dignissim dui. Maecenas fringilla dapibus sem, ut pellentesque est iaculis ut. Phasellus blandit sit amet ex sagittis tempor. Vestibulum ultricies nisi diam, eu dapibus quam pulvinar non.</text:p>
      <text:p text:style-name="P2">Maecenas mollis, purus at tincidunt hendrerit, nibh tortor bibendum metus, ac aliquet dolor sapien quis turpis. Aliquam congue arcu ac finibus accumsan. Suspendisse commodo interdum libero, non euismod massa blandit eu. Sed neque leo, luctus et neque vel, placerat lobortis turpis. Cras eget vehicula dui, quis facilisis ante. Etiam erat arcu, faucibus eget sem at, ultrices lobortis erat. Integer maximus arcu nec cursus vestibulum. Maecenas dictum tincidunt eros, ut feugiat libero mollis eget.</text:p>
      <text:p text:style-name="P2">Proin in nulla vel elit malesuada tristique. Nulla vel gravida libero, sit amet gravida metus. Sed aliquet at mi ut accumsan. Integer eu nulla cursus, malesuada magna ac, mattis enim. Class aptent taciti sociosqu ad litora torquent per conubia nostra, per inceptos himenaeos. Donec ac libero venenatis, porta urna et, rhoncus est. Suspendisse potenti. Nunc ac dictum dolor. Phasellus aliquet, augue ut iaculis venenatis, orci magna blandit nibh, sit amet sodales tellus massa a lectus. Sed <text:soft-page-break/>tempor massa id sollicitudin varius.</text:p>
      <text:p text:style-name="P2">Curabitur eget sapien enim. Duis posuere lacinia urna eget vulputate. Suspendisse dignissim pulvinar volutpat. Pellentesque eros magna, hendrerit at nibh sit amet, feugiat volutpat magna. Praesent consequat egestas urna, et tincidunt dui iaculis vel. Nulla placerat dui maximus diam fermentum sodales. Nam iaculis, neque a mattis iaculis, risus elit sollicitudin arcu, quis vestibulum augue tortor id nisi. Donec scelerisque neque eu faucibus egestas. Quisque interdum, ex vel placerat mattis, ante libero semper ipsum, quis commodo velit nibh eu lorem. Pellentesque pellentesque dolor ac ultricies luctus. Fusce ut feugiat augue. Ut facilisis urna vel dui egestas facilisis. Maecenas ut ornare quam, nec convallis risus. Morbi ultrices elit et commodo commodo. Aliquam mattis elit sed odio posuere condimentum. Curabitur pellentesque porta hendrerit.</text:p>
      <text:p text:style-name="P2">Curabitur leo sem, placerat ac orci at, maximus molestie dui. Ut aliquet quam et dui pharetra, non tristique nunc ornare. Nullam semper ornare hendrerit. Cras ac faucibus magna. Morbi mattis risus a lorem euismod, hendrerit ullamcorper lorem interdum. Duis laoreet blandit elementum. Nunc ac nisi non dui aliquam bibendum. Ut facilisis, odio sit amet aliquet congue, nisl est scelerisque lorem, in placerat risus urna quis risus. Aliquam non arcu a justo congue auctor at vel mauris. Phasellus sollicitudin posuere orci, at finibus ex egestas at. Praesent semper varius metus ut ullamcorper. Maecenas in blandit est, a sagittis elit. Nam et neque lorem. Ut malesuada nec arcu in lacinia. Vestibulum a magna maximus, maximus velit sed, luctus ante.</text:p>
      <text:p text:style-name="P2">Phasellus dignissim turpis sed sagittis laoreet. Vestibulum massa ex, volutpat cursus interdum et, consectetur quis nulla. Vestibulum malesuada vulputate dui vel egestas. Duis vitae massa non leo euismod euismod eu ac tellus. Nam elementum volutpat maximus. Vestibulum quis quam sit amet lacus sodales tempor. In id gravida sapien. Maecenas tincidunt ultrices lectus ac sagittis. Maecenas tristique sagittis venenatis. Nullam interdum placerat tortor, eu fermentum risus venenatis at. Aliquam faucibus consectetur lacus eget posuere. Quisque et tempor tellus, eget ultricies arcu.</text:p>
      <text:p text:style-name="P2">Aliquam lobortis ullamcorper erat, in commodo diam. Integer vel nulla quam. Donec vel pharetra nulla. Vivamus cursus vitae urna vitae commodo. Ut tempor dignissim nulla sed ornare. Sed purus risus, faucibus quis elementum in, faucibus sit amet elit. Nulla eleifend ipsum ut cursus ultricies. Nunc id vulputate augue, eu ultricies quam. Quisque est leo, posuere ac massa nec, pharetra imperdiet purus.</text:p>
      <text:p text:style-name="P2">Aliquam semper tristique congue. Morbi lobortis est at iaculis accumsan. Mauris in luctus lacus. Maecenas porttitor erat suscipit felis sodales, sit amet tincidunt urna dignissim. Nullam pharetra malesuada luctus. Aliquam commodo metus ut orci tempus semper. Curabitur vehicula malesuada elementum. Maecenas <text:soft-page-break/>aliquam lacus condimentum urna malesuada condimentum. Nullam quis arcu enim. Proin pretium nulla dui, a posuere lacus elementum eleifend. Cras molestie ex sed risus mattis, et finibus urna consectetur.</text:p>
      <text:p text:style-name="P2">Praesent aliquam maximus blandit. Integer efficitur leo mi, sed maximus lacus hendrerit eget. Suspendisse aliquet lacinia finibus. Integer porta pulvinar sapien, at efficitur mi ullamcorper non. Suspendisse potenti. Donec sagittis, sem ac blandit mattis, enim purus dictum quam, eget viverra dolor nulla sit amet urna. Integer sit amet nulla malesuada, tristique eros vel, vulputate purus. Duis id nisi arcu. In tristique facilisis dui, a mattis nisi ultrices at.</text:p>
      <text:p text:style-name="P2">In hac habitasse platea dictumst. Morbi gravida iaculis semper. Aenean pellentesque sem non felis mollis maximus. Quisque sit amet est et libero suscipit semper vel et risus. Pellentesque ultricies purus in elit bibendum laoreet. Nulla venenatis urna vitae leo mattis, sit amet gravida nibh luctus. Maecenas ultricies dignissim erat ut tempus. Etiam eleifend elementum nulla nec viverra. Maecenas at sapien accumsan purus molestie ornare. Etiam scelerisque nulla eget elementum condimentum.</text:p>
      <text:p text:style-name="P2">Donec molestie tincidunt lorem, a finibus odio tempus et. Ut eleifend nibh at elit facilisis vehicula. Sed congue vehicula luctus. Maecenas sollicitudin enim urna, venenatis auctor mi bibendum sit amet. Donec sagittis neque vel accumsan vehicula. Aenean efficitur vehicula tristique. Duis ultrices at ipsum eu mollis. Donec nunc ante, fermentum feugiat porttitor at, posuere vitae velit.</text:p>
      <text:p text:style-name="P2">Etiam nisi nisi, iaculis quis commodo et, suscipit sed sapien. Nulla facilisi. Aenean at posuere elit. Duis ut metus ex. Pellentesque id urna erat. Cras dignissim eu nisi ut semper. Nullam volutpat vulputate erat vel volutpat. Nullam ultrices hendrerit leo nec pulvinar. Sed vitae mollis sem, ac porttitor metus. Pellentesque rhoncus risus arcu, vitae vulputate nunc dignissim ut. In venenatis, felis a condimentum laoreet, mi ligula scelerisque odio, at pellentesque tortor lectus et sem. Nam viverra ante et venenatis lacinia.</text:p>
      <text:p text:style-name="P2">Interdum et malesuada fames ac ante ipsum primis in faucibus. Nunc felis dui, sagittis varius sem tristique, sodales ornare lacus. Suspendisse ut enim et risus pharetra lobortis. Sed in nibh eu leo rutrum aliquet et eu sapien. Donec imperdiet mauris a ante condimentum, et convallis libero vestibulum. Sed eu tellus leo. Fusce cursus elementum semper. Cras placerat nisi egestas tortor accumsan, sed volutpat velit aliquet.</text:p>
      <text:p text:style-name="P2">Phasellus vel odio nec sapien pretium faucibus. Aliquam tristique gravida tincidunt. Quisque pharetra sollicitudin sem, at sollicitudin odio bibendum et. Sed non nunc magna. Integer ac turpis eget eros fermentum fermentum quis sed nulla. Duis risus leo, rhoncus quis lacus nec, pulvinar tristique ligula. Sed vel blandit ipsum.</text:p>
      <text:p text:style-name="P2">Sed hendrerit nulla a rhoncus ultrices. Nulla interdum aliquam ligula, eget dapibus massa lacinia non. Mauris non tellus vitae <text:soft-page-break/>dui egestas condimentum. Curabitur sollicitudin varius mauris ut scelerisque. Etiam ullamcorper at arcu eget cursus. Ut neque ligula, suscipit a mauris non, lacinia euismod massa. Integer facilisis orci eu vestibulum consequat. Donec ullamcorper nibh non dolor vestibulum, non pulvinar neque auctor. Nulla imperdiet quis justo vel rutrum. Mauris at interdum orci. Proin auctor, quam et accumsan maximus, nisi purus ornare nisi, at malesuada dui enim a purus. Suspendisse posuere, massa ut vestibulum accumsan, arcu mauris euismod eros, ac vestibulum ante massa vitae quam. Vestibulum vehicula ligula sit amet accumsan ullamcorper. Pellentesque habitant morbi tristique senectus et netus et malesuada fames ac turpis egestas. Pellentesque at nulla augue. Maecenas rhoncus sapien malesuada leo venenatis porta.</text:p>
      <text:p text:style-name="P2">Nunc faucibus non sem in vestibulum. Curabitur ac risus justo. Donec porttitor tincidunt turpis, non pellentesque purus posuere sit amet. In hac habitasse platea dictumst. Praesent pellentesque velit sit amet elementum placerat. Mauris sit amet diam nunc. Maecenas libero nunc, commodo ut justo non, molestie congue tortor. Proin a ipsum efficitur, sollicitudin diam non, venenatis sapien. Curabitur ultricies tristique magna, sit amet cursus urna sagittis sit amet.</text:p>
      <text:p text:style-name="P2">Integer condimentum facilisis dolor ut dignissim. Proin ut lorem quam. Integer sollicitudin nisi ut odio viverra, eu convallis justo luctus. Pellentesque habitant morbi tristique senectus et netus et malesuada fames ac turpis egestas. Morbi purus est, dignissim eget orci ut, varius tempor nisl. Integer pharetra finibus enim, sed molestie eros. Aliquam ornare, sapien vel posuere auctor, nunc libero gravida justo, id lacinia purus orci egestas lorem. Integer suscipit cursus orci, a aliquam leo rutrum condimentum. Fusce blandit magna sed tempus suscipit.</text:p>
      <text:p text:style-name="P2">Duis fermentum tincidunt enim vel euismod. Pellentesque ut posuere nulla, quis posuere odio. Donec consequat odio in augue eleifend ultrices. Ut maximus, leo at consequat gravida, augue dui hendrerit sapien, vel dignissim turpis ex at velit. Suspendisse sit amet eleifend nisl. Morbi non mi mi. Morbi tristique purus volutpat quam ornare, eget pharetra odio dignissim. Cras id felis non est ornare consequat. Morbi tincidunt augue et nisl egestas feugiat. Maecenas vel nulla vel arcu hendrerit luctus eget eget metus. Nam quis eleifend nibh, non porttitor neque. Aliquam in libero venenatis velit faucibus tincidunt in vel est. Proin molestie nunc orci, sit amet vestibulum ipsum efficitur ac.</text:p>
      <text:p text:style-name="P2">Duis vel turpis sit amet lacus laoreet ultrices. Morbi euismod odio quis ex volutpat consequat. Nam maximus commodo erat, sed accumsan ante. Nullam risus quam, finibus et consequat at, euismod id risus. Morbi vestibulum euismod magna eu accumsan. Praesent facilisis purus justo, sit amet dignissim ex mattis quis. Nullam volutpat in elit at dapibus.</text:p>
      <text:p text:style-name="P2">Donec aliquet lectus erat, eget iaculis diam fermentum a. <text:soft-page-break/>Nullam eu ornare eros. Fusce vel consectetur neque. Mauris risus turpis, pulvinar at consequat a, sodales a neque. Sed quis metus ante. Cras in facilisis quam. Sed eget ante et purus blandit maximus. Pellentesque habitant morbi tristique senectus et netus et malesuada fames ac turpis egestas.</text:p>
      <text:p text:style-name="P2">Phasellus volutpat elit sed elementum viverra. Sed rhoncus quam volutpat tristique vehicula. Nam condimentum molestie odio at accumsan. Maecenas a ligula metus. Cras tempus blandit neque. Sed ultricies dignissim pretium. Proin velit velit, finibus in blandit vel, rutrum vitae mi. Sed dignissim nunc quis est condimentum semper. In tincidunt et diam molestie luctus. Duis molestie auctor diam, quis mattis odio laoreet at. Cras et egestas odio. Pellentesque condimentum dignissim sollicitudin. Sed vulputate lectus at nisi laoreet, non rhoncus tellus sodales.</text:p>
      <text:p text:style-name="P2">Mauris lobortis ac massa quis congue. Etiam non rhoncus nibh. Donec nec dui risus. Curabitur vitae bibendum odio. Vivamus pulvinar convallis nibh id aliquet. Pellentesque porta ligula neque. Vestibulum ante ipsum primis in faucibus orci luctus et ultrices posuere cubilia Curae; Nam congue pretium turpis, et vehicula dui auctor quis. Mauris aliquam tincidunt convallis. Cras quis orci ut ex volutpat condimentum eu eget purus. Nam nulla turpis, consequat quis leo vel, lobortis ultrices nisi.</text:p>
      <text:p text:style-name="P2">Praesent quis consectetur tortor. Pellentesque tellus purus, sodales vel tristique eget, laoreet at nisi. Pellentesque non scelerisque tortor. Cras eget ante nisi. Nunc ac hendrerit libero, a euismod quam. Pellentesque habitant morbi tristique senectus et netus et malesuada fames ac turpis egestas. Duis diam lorem, finibus nec dolor quis, pharetra efficitur lorem. Cras id ultrices erat, quis hendrerit lacus. Nunc vel feugiat dolor. Sed id accumsan odio. Donec orci augue, ornare nec diam a, porttitor mollis nisi. Proin elit eros, porttitor quis elit a, vehicula suscipit magna. Donec dictum dolor turpis, ac pulvinar risus sodales a. Integer finibus tristique turpis. Vestibulum ante ipsum primis in faucibus orci luctus et ultrices posuere cubilia Curae; Maecenas id arcu nec augue facilisis feugiat mattis sed lorem.</text:p>
      <text:p text:style-name="P2">Curabitur vitae sagittis arcu. Integer sit amet lectus at velit mattis rhoncus nec vel libero. Integer rutrum rutrum nulla, consectetur volutpat magna dapibus euismod. Pellentesque tempor magna sit amet nunc porttitor auctor. Aliquam in tempus ante, ac posuere elit. Aliquam erat volutpat. Morbi enim purus, tempus nec nibh ultrices, lobortis vestibulum dui. Praesent molestie eleifend ultrices. Proin dignissim rhoncus massa at vestibulum. Nam porttitor scelerisque dui, vitae tempus libero dapibus ac. Sed consectetur imperdiet bibendum.</text:p>
      <text:p text:style-name="P2">Integer aliquet justo nec facilisis hendrerit. Ut egestas vulputate porta. Nulla suscipit mattis egestas. Morbi imperdiet ex quis lectus dignissim rutrum. Etiam sed mauris sagittis, laoreet lectus ac, hendrerit ex. Aliquam erat volutpat. Duis viverra nisi eu magna sagittis ornare id id ipsum. Suspendisse <text:soft-page-break/>at varius urna. Curabitur in tempor augue, id tristique odio. Quisque a diam ut felis semper varius eget ac massa.</text:p>
      <text:p text:style-name="P2">Integer porta id lorem id dictum. Nam quis tortor mauris. Ut fermentum aliquam bibendum. Praesent luctus diam non erat volutpat tempus. Donec congue ornare mauris cursus pulvinar. Sed commodo massa sem. Nunc dolor velit, dignissim eget dolor a, eleifend rhoncus urna. Proin eu euismod elit, ut faucibus magna. Curabitur ut sem sit amet nunc sollicitudin feugiat. Curabitur at sem orci.</text:p>
      <text:p text:style-name="P2">Cras sagittis egestas scelerisque. Morbi tempor ornare sapien ac eleifend. Cras varius eros quis facilisis suscipit. Aliquam tincidunt sed felis ut bibendum. Maecenas rutrum pellentesque felis id ultrices. Nulla tristique dui velit, id ullamcorper quam eleifend ac. Morbi lacinia mollis convallis. Aenean vel semper ligula. Etiam mollis semper nisl. Integer sed placerat leo. Nam auctor venenatis eros. Aenean sit amet nulla ac nisi fringilla interdum id eu nisl.</text:p>
      <text:p text:style-name="P2">Integer non nulla in turpis laoreet consequat. Morbi imperdiet tellus risus, ac luctus quam venenatis a. Pellentesque condimentum justo odio, in laoreet justo semper vel. Nullam non facilisis elit. Praesent accumsan tincidunt ornare. Vestibulum erat odio, volutpat non mi ac, tincidunt bibendum diam. Nullam gravida quis sapien sit amet sollicitudin. Fusce euismod ex erat, pretium dignissim ligula ornare sit amet. Phasellus augue orci, gravida vel lectus vitae, faucibus suscipit justo. Pellentesque pretium ipsum nec ante fermentum interdum.</text:p>
      <text:p text:style-name="P2">Nunc ligula nibh, pharetra et orci et, tempus rutrum purus. Curabitur mollis, diam at commodo rutrum, felis turpis porttitor ligula, vitae commodo libero magna non enim. Class aptent taciti sociosqu ad litora torquent per conubia nostra, per inceptos himenaeos. Proin blandit turpis sit amet accumsan egestas. Pellentesque egestas euismod metus vehicula luctus. Proin finibus id leo vel pellentesque. Fusce cursus sagittis aliquet. Nam sit amet purus et magna mollis faucibus at non velit. Quisque et elit et lacus dapibus dignissim vitae eget ex. Sed fermentum non ex sed dictum. Nulla vulputate sapien id neque cursus tempus. Maecenas congue interdum mauris hendrerit posuere.</text:p>
      <text:p text:style-name="P2">Nunc nec molestie felis. Curabitur est velit, maximus non gravida et, laoreet sit amet sem. Aenean ultrices arcu non ultrices eleifend. Aliquam vitae purus dapibus, aliquam leo quis, euismod massa. Sed nec ipsum vitae elit ultrices rutrum. Ut dapibus varius dui, at fringilla elit faucibus ut. Proin lobortis porttitor nisl. Nullam eu enim posuere, mattis orci vel, rutrum enim. Maecenas quis odio dolor. Mauris id condimentum augue, in consectetur nibh. Ut nec quam ut nisl lacinia accumsan eget ut purus. Phasellus tincidunt arcu massa, congue lobortis leo efficitur eget. Morbi vitae lorem vitae velit accumsan fringilla vitae sit amet enim.</text:p>
      <text:p text:style-name="P2">Suspendisse id lacinia arcu, id consequat ante. Etiam sed sapien volutpat erat consequat volutpat venenatis elementum <text:soft-page-break/>orci. Ut et metus cursus, elementum libero non, pharetra augue. Maecenas cursus risus quam, in lacinia nisl posuere vel. Maecenas convallis ullamcorper sapien quis commodo. Suspendisse varius, quam in efficitur tristique, nulla ante facilisis massa, commodo pharetra dui tortor sit amet odio. Maecenas laoreet vitae nibh quis lacinia. Phasellus consequat maximus ex, sodales cursus mauris vehicula sit amet.</text:p>
      <text:p text:style-name="P2">Mauris felis nunc, maximus pellentesque arcu at, maximus varius lectus. Nulla quis dolor vel velit congue tristique. Morbi mauris arcu, venenatis non justo quis, condimentum porttitor elit. Aenean vitae tortor dui. Morbi auctor sapien sit amet nisi finibus, vel accumsan dui fringilla. Vivamus vitae elit euismod, euismod diam vel, suscipit felis. Fusce laoreet sem pellentesque, facilisis elit ut, posuere arcu. Praesent sed diam orci. Morbi faucibus neque a metus consequat, ut pellentesque neque molestie.</text:p>
      <text:p text:style-name="P2">Morbi ultricies at sem non rutrum. Suspendisse consectetur placerat urna. Duis rutrum quis urna quis varius. In hac habitasse platea dictumst. Suspendisse potenti. Curabitur ultricies lacus et purus tincidunt, id pulvinar elit interdum. In sed facilisis elit, ac auctor nulla. Suspendisse potenti. Proin et odio volutpat, lacinia enim at, tempus lacus.</text:p>
      <text:p text:style-name="P2">Cras velit velit, molestie a velit ut, ornare laoreet est. Mauris metus mi, congue quis pharetra sit amet, tempus vel diam. Maecenas aliquam iaculis aliquam. Aliquam tortor lectus, aliquet eget leo faucibus, imperdiet molestie metus. Phasellus risus nibh, placerat in nunc vel, venenatis molestie tellus. Vestibulum ante ipsum primis in faucibus orci luctus et ultrices posuere cubilia Curae; Aliquam mauris augue, ultrices vitae euismod vitae, suscipit id eros. Integer euismod felis arcu, ut gravida mauris vestibulum id. Aenean vitae tortor quam. Sed pretium dui tortor, id vehicula tortor blandit non. Ut auctor tincidunt dui, euismod aliquam augue fermentum in. Sed vel fringilla mauris. Integer quis convallis dui. Duis sit amet risus ligula. Nam tincidunt a nisi eu congue. Quisque auctor vitae augue at pulvinar.</text:p>
      <text:p text:style-name="P2">Aenean erat ligula, tempus ac quam sit amet, pharetra euismod tellus. Etiam finibus ut velit sed tristique. Curabitur tempus placerat dolor vel lobortis. Sed lacinia bibendum massa, sit amet pretium risus porttitor quis. Proin rutrum, purus et condimentum feugiat, tellus risus interdum quam, vel ultricies neque magna eget enim. Nullam pharetra dui et rhoncus sodales. Nulla nec nibh dictum, ultrices dui at, rhoncus dolor. Praesent congue pulvinar mauris ac fringilla. Mauris cursus id elit eu lobortis. Sed luctus elit sit amet felis tempor, ac gravida lacus varius. Donec et augue mauris. Proin imperdiet, orci rutrum pulvinar elementum, leo tellus tincidunt libero, vel convallis lectus erat et ligula. Integer pellentesque dictum nisi ac tincidunt. Quisque faucibus, leo id tristique hendrerit, diam nulla dapibus dolor, a posuere massa nisl vitae mauris. Nunc lacinia fermentum felis et laoreet. Nulla ac <text:soft-page-break/>euismod nibh, varius lacinia libero.</text:p>
      <text:p text:style-name="P2">Praesent malesuada vel quam eget ornare. Maecenas ultrices eros id neque commodo congue. Praesent ut posuere turpis. Proin quis magna nulla. Sed dictum mauris sed dui dictum, interdum venenatis orci facilisis. Quisque dapibus vulputate tellus, ac pharetra magna egestas vitae. Sed non lacinia justo, a vehicula eros.</text:p>
      <text:p text:style-name="P2">Etiam convallis, ex et porta malesuada, ipsum nisi dignissim quam, sed pulvinar velit libero eu ante. Suspendisse semper eu lorem id tempus. Mauris interdum tincidunt lacus mattis aliquet. Nunc ipsum sem, fringilla sed pharetra in, dictum quis turpis. Quisque malesuada odio dui, vitae dapibus massa pretium ut. Suspendisse eu placerat augue. Phasellus at aliquam ante. Nunc condimentum id risus quis condimentum. Cras tincidunt fringilla venenatis. Mauris id luctus lectus, nec sodales ipsum. Etiam consectetur enim quam, vel vehicula tellus finibus laoreet. Vivamus non molestie nisl. Nullam sodales eleifend tellus, a volutpat neque facilisis non. Praesent faucibus lacus sed odio hendrerit facilisis.</text:p>
      <text:p text:style-name="P2">Pellentesque vulputate dolor ligula, in malesuada dolor facilisis et. Maecenas tempor ante et quam iaculis, vitae aliquam eros blandit. Phasellus pharetra rutrum sapien gravida fermentum. Maecenas sit amet purus eleifend libero fermentum mattis in et massa. In nec sodales tellus. Proin quis mauris at massa mollis molestie a eget sapien. Ut suscipit tincidunt efficitur. Fusce nec malesuada lorem.</text:p>
      <text:p text:style-name="P2">Duis vitae nibh sit amet mi facilisis placerat. Etiam non ipsum mi. Suspendisse dignissim purus quam, molestie mollis tellus consequat in. Pellentesque vitae nisl nec purus laoreet tristique id eu nisl. Maecenas et nisi ut ex egestas finibus. Vestibulum quis mi sed elit placerat facilisis sed id enim. Ut augue metus, viverra porttitor urna sed, viverra porta metus. Vivamus tempor elementum dolor, vel maximus justo pharetra quis. Proin ligula purus, commodo ac tempus eget, auctor rutrum mi. Nam eget lacus a quam elementum pretium. Etiam urna eros, condimentum ac interdum ac, pellentesque at tortor.</text:p>
      <text:p text:style-name="P2">Aenean et mi quis lectus consequat euismod non non metus. Curabitur placerat mattis magna. Sed suscipit lorem blandit, commodo nisi in, dictum lorem. Curabitur ultrices arcu in massa gravida, a pulvinar metus suscipit. Nam ultrices elit ac enim dictum tincidunt. Donec vel mi nunc. Nam sagittis urna ut leo tempus fringilla. Quisque in risus id ante suscipit condimentum eget vitae justo. Aliquam consectetur quam vitae sagittis consectetur.</text:p>
      <text:p text:style-name="P2">Quisque blandit, dui ut dignissim mollis, velit turpis sagittis ex, vel ullamcorper odio diam vitae odio. Pellentesque habitant morbi tristique senectus et netus et malesuada fames ac turpis egestas. Aliquam luctus ut sem ac malesuada. Curabitur eleifend dolor at enim venenatis feugiat. Nunc quis luctus eros. Nullam eleifend urna purus, rutrum varius felis lacinia eget. Morbi a felis nisl. Sed non molestie arcu. Praesent scelerisque risus <text:soft-page-break/>eu pulvinar aliquet. Ut eget ligula ut eros fringilla ultricies quis ac lectus.</text:p>
      <text:p text:style-name="P2">Proin viverra iaculis est sit amet pretium. Phasellus laoreet commodo convallis. In eros ante, imperdiet id accumsan a, hendrerit sed metus. Aenean volutpat velit ipsum, ut cursus velit ultrices quis. In tempor pharetra iaculis. Donec sit amet efficitur urna. Vestibulum at mi velit. Ut quis placerat sapien. Vivamus sagittis sapien vel neque ullamcorper congue. Nam id consectetur massa, non luctus est. Praesent ultricies magna magna, in eleifend velit volutpat sit amet. Suspendisse quis leo sit amet nisi commodo mollis. Vestibulum pulvinar neque aliquam sagittis pretium. Aliquam magna quam, viverra sed scelerisque at, consectetur et massa. Sed imperdiet lacus eget metus porta, non egestas odio viverra.</text:p>
      <text:p text:style-name="P2">Nullam vulputate ornare efficitur. Morbi turpis dui, convallis eget lorem non, faucibus tristique sem. Maecenas sit amet semper lectus. Praesent bibendum, diam in ultrices semper, diam tellus mollis arcu, vehicula facilisis justo arcu vitae sapien. Sed rhoncus at erat sit amet pulvinar. Ut ac magna sit amet turpis bibendum tincidunt. In at elit lectus. Aliquam iaculis auctor lorem et dictum. Nulla dignissim ultrices tellus, molestie pulvinar sapien placerat nec. Proin faucibus, urna at lacinia tempus, libero erat placerat risus, quis maximus dui arcu vitae turpis. Suspendisse nisl lectus, accumsan mollis nulla ac, vestibulum blandit erat. Duis eu purus nisl. Sed nec massa fermentum, pellentesque nibh eu, varius odio. Morbi id odio nec ligula feugiat ultricies iaculis vitae velit. Sed sagittis at nunc at sodales. Aliquam efficitur dolor et urna dapibus efficitur.</text:p>
      <text:p text:style-name="P2">Morbi hendrerit congue massa at laoreet. Pellentesque habitant morbi tristique senectus et netus et malesuada fames ac turpis egestas. Duis pharetra congue est ut gravida. Donec a consectetur orci. Cras vehicula orci quis sem rhoncus, eget dignissim dolor placerat. Praesent sem lacus, sollicitudin ut consectetur in, varius at risus. Curabitur elementum turpis vitae enim tempor, eget volutpat libero scelerisque. Vestibulum finibus auctor ex vel maximus. In sit amet ipsum elit. Donec rutrum lorem eu lectus luctus, sed maximus risus blandit.</text:p>
      <text:p text:style-name="P2">Ut malesuada mollis euismod. Suspendisse potenti. Quisque mollis iaculis porttitor. In vitae scelerisque ligula. Ut eget mollis est. Quisque vel ante et nisi pharetra pellentesque. Ut aliquam faucibus elit nec cursus. Nulla accumsan consequat ultrices. Phasellus semper laoreet urna, non mollis magna pulvinar sed. Praesent in urna dolor. Cras maximus et turpis eget semper. Ut condimentum tortor odio, ultrices consequat magna egestas a.</text:p>
      <text:p text:style-name="P2">Proin rhoncus dui a purus congue, aliquam fermentum turpis consectetur. Cras augue nisl, euismod sed libero sed, placerat porta nisi. Nam efficitur placerat tellus vitae consequat. Nulla facilisis eleifend semper. In eu cursus nisl, id ultricies turpis. Donec tortor enim, bibendum suscipit justo <text:soft-page-break/>non, hendrerit consequat tellus. Fusce commodo, sem euismod lobortis tristique, ligula mauris varius ante, mattis efficitur quam nunc ac neque.</text:p>
      <text:p text:style-name="P2">Integer interdum mollis nibh, pharetra elementum est aliquet in. Phasellus et porttitor elit. Nam scelerisque maximus ligula blandit eleifend. Vivamus iaculis tellus vel libero efficitur egestas. Fusce et metus est. Donec eu tincidunt felis. Mauris vel tincidunt enim. Fusce placerat suscipit risus id cursus. Integer consectetur felis blandit, molestie tortor ut, imperdiet lacus. Nulla gravida, urna a semper tincidunt, erat tortor elementum enim, nec vestibulum urna felis et tortor. Donec gravida augue ac malesuada consectetur. Integer pulvinar, sem nec venenatis pretium, dui libero aliquet leo, nec porttitor metus augue eget ligula. Morbi vel enim metus. Proin consequat ex ac purus consectetur sodales. Nulla accumsan augue vitae dui auctor sagittis.</text:p>
      <text:p text:style-name="P2">Etiam in purus porta felis commodo pulvinar eu eget urna. Etiam ut urna at ligula ultricies egestas quis sit amet orci. Donec pretium arcu at purus mattis faucibus. Etiam sit amet urna tristique, ullamcorper dolor ut, maximus ipsum. Ut vitae ex augue. Aliquam at mauris at arcu finibus vestibulum. Sed malesuada nunc ut nibh commodo lobortis quis vel metus. Quisque et accumsan nunc, eu sollicitudin arcu. Nulla consequat massa magna, et congue velit finibus a.</text:p>
      <text:p text:style-name="P2">Aenean non metus risus. Pellentesque in pharetra elit, et consequat nisi. Suspendisse consectetur nisi vitae suscipit tincidunt. Ut neque arcu, finibus eu tempus et, consectetur in nulla. Aenean viverra lacinia pretium. Maecenas dapibus aliquet sem, ac vestibulum nulla pharetra et. Aliquam justo nisi, sodales a ligula a, varius tincidunt sem. Vestibulum risus libero, condimentum vitae eleifend sit amet, accumsan nec felis. Mauris quis dignissim lacus, ac accumsan lectus. Sed erat lectus, ultrices vitae feugiat vel, congue at nisl.</text:p>
      <text:p text:style-name="P2">Praesent in placerat odio. Nam ultricies vehicula lacinia. Suspendisse imperdiet vitae dolor ac sodales. Phasellus malesuada sed risus nec condimentum. Phasellus vitae euismod diam. Duis laoreet purus vel dolor rutrum, at vulputate nisi convallis. In pellentesque id augue quis varius. Praesent non enim sodales, aliquet magna sit amet, consequat est. Proin tellus nibh, efficitur in consequat nec, tristique eu libero. Donec eu lorem nec urna facilisis laoreet. Donec ut scelerisque elit. Sed luctus, lacus id feugiat suscipit, sapien nibh commodo tellus, aliquet sodales ex risus in erat. Donec gravida, nisi vitae tincidunt mattis, nisi nunc accumsan erat, id laoreet leo nibh sit amet lectus. Sed erat tellus, sagittis et pulvinar ut, ornare ut lectus. Curabitur vitae accumsan mauris. Nulla semper risus at lacus placerat, a efficitur tellus ultricies.</text:p>
      <text:p text:style-name="P2">Duis eget erat interdum dui consequat aliquam id sed tortor. Quisque tincidunt nulla nec lacus sollicitudin, et viverra dui tempus. Sed a orci turpis. Vivamus vel bibendum diam, non <text:soft-page-break/>vulputate metus. Nullam iaculis euismod nunc id efficitur. Donec quis magna ultricies elit egestas posuere a sed ante. Maecenas turpis justo, dignissim a varius non, dictum ultrices nibh. Donec id porttitor arcu. Nulla vitae est ligula. Etiam a luctus libero. Mauris imperdiet dictum odio aliquet vulputate. Sed justo justo, fermentum ut iaculis a, mattis nec quam. Pellentesque eget porttitor enim. Donec ac lorem nec odio rhoncus aliquam eu ut risus. Phasellus sodales metus augue, et laoreet erat aliquet sagittis.</text:p>
      <text:p text:style-name="P2">Suspendisse pretium tincidunt viverra. Nam dapibus tortor eu arcu vulputate, sit amet tempor enim ultricies. Cras at sem sit amet metus ultricies facilisis nec in ante. Donec placerat tincidunt turpis. Vivamus efficitur turpis et odio malesuada, ac vestibulum ipsum venenatis. In sit amet nunc eu magna varius gravida. Sed convallis a sem quis molestie. Donec euismod elit eu elementum pharetra. Aliquam ipsum elit, viverra ac viverra sed, pretium a eros.</text:p>
      <text:p text:style-name="P2">Morbi sagittis cursus massa at rhoncus. Donec bibendum quam ac auctor varius. Donec id cursus nibh, id bibendum felis. Donec dictum, quam in lobortis bibendum, lectus erat lobortis justo, a euismod metus ex id arcu. In dapibus suscipit est, vel congue felis varius nec. Donec vitae mauris in elit feugiat accumsan. Donec at lacinia turpis, nec vulputate nibh. Sed mollis eros semper neque maximus, ac placerat turpis luctus.</text:p>
      <text:p text:style-name="P2">Nunc turpis magna, congue at varius id, ultrices vitae elit. Nunc tellus ipsum, tristique et suscipit sit amet, faucibus ac nunc. Class aptent taciti sociosqu ad litora torquent per conubia nostra, per inceptos himenaeos. Aliquam non nibh at metus pharetra pharetra eget et erat. Pellentesque habitant morbi tristique senectus et netus et malesuada fames ac turpis egestas. Ut condimentum suscipit nisi, vitae maximus dolor iaculis vitae. Aenean pulvinar lacus et elit consequat eleifend. In porta nulla augue, non convallis nulla congue in. In tincidunt risus at dui aliquam ultricies non in quam.</text:p>
      <text:p text:style-name="P2">Phasellus id ipsum augue. Quisque massa mi, fringilla ac aliquam sit amet, efficitur et tortor. Vestibulum a erat odio. Maecenas suscipit a felis nec congue. Quisque faucibus et nisl sit amet sollicitudin. Nunc ornare massa ac fringilla auctor. Donec finibus vestibulum nisl vel interdum. Curabitur ultricies egestas velit. Nullam facilisis, augue eu tincidunt mollis, diam justo rutrum dolor, id fermentum libero turpis a est. Mauris at quam arcu. Curabitur massa est, tempus vulputate faucibus quis, tristique id lacus. Nullam porttitor orci nec orci lobortis semper.</text:p>
      <text:p text:style-name="P2">Fusce feugiat commodo lectus ac feugiat. Proin at risus non magna semper pretium sed volutpat urna. Integer justo arcu, hendrerit non diam a, euismod interdum mi. Nunc facilisis pharetra sapien et vulputate. Morbi euismod odio at dui ornare, ut vulputate sem tincidunt. Donec egestas cursus nibh et condimentum. Cras eget dapibus mauris. Morbi pharetra lorem arcu, non aliquet nunc suscipit lobortis.</text:p>
      <text:p text:style-name="P2"><text:soft-page-break/>Quisque finibus sed magna nec congue. Aenean facilisis dolor et est fringilla, et laoreet erat pharetra. Vestibulum nec arcu facilisis, condimentum orci sit amet, condimentum elit. Fusce eleifend pellentesque metus, at placerat massa tristique sed. Donec at ornare eros. Fusce auctor mauris molestie nisi interdum, nec luctus lacus sagittis. Duis a luctus erat. Pellentesque eget sem et quam lacinia vestibulum eget ut lacus. Vestibulum sed lorem velit. Sed commodo eleifend nunc nec condimentum. Praesent at commodo tortor.</text:p>
      <text:p text:style-name="P2">Fusce finibus dolor ac massa ullamcorper, eu rutrum quam pharetra. Quisque feugiat arcu a felis feugiat, eget suscipit est bibendum. Nulla placerat, arcu non ultrices rutrum, ipsum libero consequat ex, gravida malesuada tortor magna eu ligula. Nullam in mattis velit. Vivamus maximus imperdiet vulputate. Nam molestie purus ac interdum scelerisque. Aenean commodo elit elementum turpis facilisis, nec cursus ante molestie. Aliquam erat volutpat. Nunc sit amet efficitur dolor. Cras ac eros eu turpis euismod sodales vitae fringilla risus. Ut ut vehicula arcu, vitae blandit augue. Maecenas eu libero leo.</text:p>
      <text:p text:style-name="P2">Nunc non laoreet orci, tincidunt pellentesque orci. Quisque bibendum, nisi at tempus eleifend, nulla magna rhoncus leo, at tincidunt ante lacus sed mi. Cras lorem nunc, commodo ut mi sit amet, laoreet placerat tellus. Aenean gravida nibh eget sapien luctus, non cursus metus faucibus. Donec commodo lobortis ultricies. Duis vel sem sed erat eleifend dapibus. Nam condimentum sagittis porttitor. Cras auctor lacinia mattis. In hac habitasse platea dictumst. Sed vitae dapibus lorem. Ut est risus, commodo vulputate tortor non, tempor eleifend lectus. Vivamus quis massa eu odio blandit commodo. In ut hendrerit massa. Donec in enim ut nibh sollicitudin eleifend in ac ex. Morbi faucibus augue ac mi congue, in maximus velit luctus. Sed sapien nunc, sagittis quis turpis et, consequat dignissim quam.</text:p>
      <text:p text:style-name="P2">In nec mollis nunc. Nullam a lorem at purus ultrices blandit et id libero. Aenean pulvinar volutpat risus. Class aptent taciti sociosqu ad litora torquent per conubia nostra, per inceptos himenaeos. Nulla quis finibus neque. Integer ligula orci, viverra id placerat non, consequat eget ante. Vestibulum nec magna eros. Aenean non hendrerit arcu.</text:p>
      <text:p text:style-name="P2">In id purus augue. Proin non nisi eget nunc molestie malesuada id pretium augue. Sed imperdiet urna in malesuada lobortis. Vestibulum lacinia id diam eu egestas. Praesent id diam neque. Duis non pretium mi. Duis ut nisl vel ipsum pulvinar maximus at et tortor. Curabitur eu hendrerit libero. Vivamus gravida ex sit amet dictum maximus. Proin aliquet sem nec libero vehicula, id imperdiet dolor cursus. Orci varius natoque penatibus et magnis dis parturient montes, nascetur ridiculus mus.</text:p>
      <text:p text:style-name="P2">Ut faucibus nisl nisi, consequat placerat mauris commodo nec. In rhoncus ac odio nec mollis. Vivamus congue, neque tempor rutrum condimentum, nulla mauris porttitor est, ut consectetur ipsum dolor vitae dolor. Aliquam porta sapien porta quam vulputate aliquet. In nec porttitor risus. Nunc eu augue <text:soft-page-break/>libero. Morbi malesuada, odio eget elementum molestie, tellus diam volutpat nulla, vel lobortis dui risus elementum eros. Curabitur in malesuada orci. Orci varius natoque penatibus et magnis dis parturient montes, nascetur ridiculus mus. Fusce in purus lectus.</text:p>
      <text:p text:style-name="P2">Phasellus tempor egestas turpis vitae ultrices. Interdum et malesuada fames ac ante ipsum primis in faucibus. Nullam mollis at elit quis auctor. Duis pulvinar nunc ac venenatis maximus. Nullam fermentum, lectus nec accumsan hendrerit, quam urna interdum orci, ac dictum odio odio a enim. Morbi facilisis ipsum ac odio tristique sodales. Curabitur fringilla iaculis mauris, non finibus orci iaculis et. Interdum et malesuada fames ac ante ipsum primis in faucibus. Nullam id purus consectetur, placerat sem quis, molestie lacus. Aenean tristique ultricies felis vitae interdum. Donec a venenatis lectus, ac luctus massa. Suspendisse egestas nulla sed imperdiet commodo.</text:p>
      <text:p text:style-name="P2">Donec pulvinar diam nec purus hendrerit vulputate. Maecenas porta est felis, et luctus nulla finibus at. Nunc rutrum pellentesque molestie. Nunc a est elit. Nam bibendum odio a elit sollicitudin pharetra. Aliquam eget sollicitudin arcu. Vestibulum vitae neque a felis iaculis pulvinar. Sed pharetra, nibh at sodales mattis, ex risus aliquet est, a cursus quam mi et magna. Maecenas pellentesque ante id consequat viverra. Suspendisse posuere est eget efficitur sodales. Vestibulum lectus ipsum, aliquam vitae enim eu, euismod consequat neque. Phasellus at blandit neque. Donec magna nisi, pharetra vel quam cursus, porta viverra enim. Vivamus id massa felis.</text:p>
      <text:p text:style-name="P2">Sed fringilla urna ut nulla convallis, quis gravida ligula ultrices. Mauris arcu risus, egestas sit amet ante ut, porta semper leo. Aliquam sollicitudin efficitur cursus. Donec maximus tellus a congue pellentesque. Fusce nec neque ultricies, laoreet orci sit amet, varius dolor. Nam gravida nunc nunc, non ullamcorper leo sollicitudin quis. Ut ultrices at dolor a posuere. Etiam ac ante efficitur, lobortis dui vel, ultrices erat. Curabitur augue erat, gravida sed luctus id, porta egestas odio.</text:p>
      <text:p text:style-name="P2">Pellentesque diam sapien, facilisis ac sagittis sed, molestie et felis. Aenean non pulvinar tortor. Nulla nulla purus, pulvinar non commodo a, cursus eu massa. Suspendisse fringilla dolor massa, a sodales ipsum hendrerit eget. Vivamus eu lorem efficitur, egestas metus ac, finibus metus. Nullam sollicitudin arcu dolor, id efficitur arcu dictum a. Duis viverra suscipit bibendum.</text:p>
      <text:p text:style-name="P2">Fusce vehicula metus at velit pulvinar fringilla. Praesent eu neque pharetra orci laoreet finibus. Donec non felis massa. Ut vitae tellus molestie augue varius aliquet. Aliquam tortor nunc, ullamcorper sit amet sem id, dignissim dapibus nisi. Nam porta, nisi sit amet lacinia ornare, lectus erat posuere sapien, eleifend dictum arcu urna eu massa. Nulla vitae efficitur dui. Cras tristique iaculis arcu nec ultrices. Sed eu <text:soft-page-break/>lectus eu orci pellentesque varius. Fusce ut vulputate felis. Vestibulum vestibulum efficitur facilisis. Suspendisse porttitor auctor ultricies. Curabitur aliquet, ipsum vel eleifend faucibus, lectus urna venenatis turpis, sed faucibus diam lectus at ipsum.</text:p>
      <text:p text:style-name="P2">Morbi tincidunt facilisis efficitur. Quisque bibendum feugiat neque, ut varius nunc. Nullam ac aliquet sem, non faucibus enim. Donec cursus egestas eros at interdum. Quisque vitae consequat nibh. In ut erat lorem. Nam a lacinia velit. Ut efficitur quam sed auctor vehicula. Proin non condimentum velit, ac egestas justo.</text:p>
      <text:p text:style-name="P2">Fusce auctor tempus hendrerit. Quisque ornare leo eu elit mattis cursus. Sed scelerisque, turpis sed aliquam finibus, ex turpis semper eros, sodales elementum ante tellus nec diam. Proin ligula diam, tincidunt molestie metus quis, scelerisque scelerisque lorem. Duis et dictum nibh. Quisque aliquam odio erat, vitae accumsan dolor dignissim vitae. Nunc eleifend imperdiet posuere. Morbi eget semper nisl. Vivamus diam turpis, aliquet vel efficitur sit amet, elementum tristique risus. Vivamus gravida ultrices lorem in efficitur. Phasellus dui ligula, consequat sit amet varius id, varius et ipsum. Nullam semper aliquam nulla aliquam feugiat. Phasellus quis enim eu nibh imperdiet rhoncus id et tellus. Integer pretium, sapien eu volutpat pellentesque, tortor velit molestie ex, in malesuada ex sem non enim.</text:p>
      <text:p text:style-name="P2">Maecenas nunc mauris, venenatis ac malesuada vel, faucibus at nulla. Ut quis dignissim est. Ut mattis dui at sapien tincidunt maximus. Proin pulvinar semper risus ut porttitor. Proin vel tempor enim. Pellentesque rhoncus pellentesque nunc id varius. Maecenas sapien neque, feugiat facilisis orci ut, volutpat consequat sapien. Praesent eros est, luctus vel suscipit ac, facilisis eget orci. Donec placerat eget elit vel facilisis. Class aptent taciti sociosqu ad litora torquent per conubia nostra, per inceptos himenaeos. In quis libero justo. Aliquam scelerisque molestie augue, at ultrices neque volutpat scelerisque. Proin gravida orci eget est mollis blandit. Pellentesque et est in dui cursus vulputate at vel massa. In sit amet scelerisque tortor. Proin ut arcu eget nulla pretium varius sed faucibus lectus.</text:p>
      <text:p text:style-name="P2">Donec sed lectus vestibulum, dapibus enim a, vehicula nibh. Nulla ultrices rutrum consectetur. Nulla lorem diam, pretium ac augue sed, imperdiet imperdiet justo. Praesent lacinia tortor eget justo fringilla ornare. Mauris eu nibh velit. In ornare consequat nisi, at hendrerit turpis sodales at. Nulla sodales lorem sit amet mi dignissim, sit amet condimentum ligula rutrum.</text:p>
      <text:p text:style-name="P2">Vestibulum ante ipsum primis in faucibus orci luctus et ultrices posuere cubilia Curae; Vestibulum ante ipsum primis in faucibus orci luctus et ultrices posuere cubilia Curae; Integer bibendum enim tincidunt ante rhoncus pretium. Morbi ex velit, interdum quis diam vitae, dictum elementum lorem. Maecenas <text:soft-page-break/>turpis augue, iaculis vel dictum id, porttitor vel est. Praesent condimentum luctus lacus quis placerat. Nulla a sem vel purus feugiat pharetra vitae sit amet sapien. Praesent laoreet ligula ut enim tempus pretium. Vestibulum ante ipsum primis in faucibus orci luctus et ultrices posuere cubilia Curae; Nulla luctus vehicula mollis.</text:p>
      <text:p text:style-name="P2">Proin pellentesque felis ullamcorper libero scelerisque, at molestie risus fringilla. Aliquam commodo nec velit non consectetur. Donec feugiat odio mi, eget rutrum arcu rhoncus nec. Praesent ac tincidunt nulla, nec dapibus mi. Cras vehicula justo et ex euismod tempus. Suspendisse in lectus rutrum, tempus dolor ac, vestibulum purus. Mauris urna quam, mollis ac suscipit ac, posuere in nulla. Aliquam sagittis nibh ut urna auctor vulputate. Duis nec odio quam. Quisque massa massa, molestie eget urna eget, pharetra aliquam justo. Nullam a enim nec mauris fermentum malesuada eget venenatis risus.</text:p>
      <text:p text:style-name="P2">Vestibulum ante ipsum primis in faucibus orci luctus et ultrices posuere cubilia Curae; Duis quis lacinia nulla. Donec mollis bibendum consequat. Sed placerat sollicitudin leo. Donec porta nulla sit amet odio ultrices euismod. Proin finibus, erat eu tempus facilisis, diam nulla scelerisque est, nec sagittis nisi eros in enim. Proin vel consectetur tellus.</text:p>
      <text:p text:style-name="P2">Suspendisse eget massa facilisis, volutpat arcu a, ultrices ligula. In hendrerit suscipit risus, a malesuada metus congue sed. Ut quis gravida nisl, at ultrices augue. Suspendisse potenti. Aliquam vitae libero posuere, gravida dolor eget, ultrices nibh. Suspendisse id ante nec diam mollis congue vel sit amet sapien. Cras magna ex, vehicula in mattis id, volutpat non neque. Curabitur congue porta felis quis mattis. Duis id ligula erat. Phasellus eros ex, dapibus sagittis volutpat vitae, egestas ut elit.</text:p>
      <text:p text:style-name="P2">Nunc hendrerit sapien at massa ultrices, quis ornare magna tempor. Nam quis enim enim. Aenean vitae tortor quam. Suspendisse potenti. Etiam enim nibh, tempor nec euismod ac, venenatis eget est. Sed ac convallis augue. Suspendisse cursus elit et eros pretium, quis ornare lacus lacinia. Etiam tincidunt volutpat massa, non dignissim purus pulvinar tempor. Fusce a sollicitudin ligula. Nulla quis lorem malesuada, luctus lectus et, molestie quam. Vestibulum lacinia nulla nibh, non interdum libero bibendum non. Nullam congue, ex vel vehicula tempus, urna nulla faucibus dui, at tincidunt ligula risus sed dolor. Praesent mollis magna ut faucibus pharetra. Aliquam blandit blandit rhoncus. Nullam egestas nulla eget risus pellentesque, id finibus metus hendrerit.</text:p>
      <text:p text:style-name="P2">Nulla pretium justo sit amet tellus dignissim sodales. Etiam porta, lacus eget euismod pretium, lacus eros tristique felis, in porta purus quam quis lorem. Fusce elementum feugiat orci ut consequat. Aenean in massa at ante cursus vestibulum. Maecenas semper nisl id convallis sodales. In eu turpis commodo, iaculis risus quis, egestas tellus. Nunc bibendum enim ac enim consectetur varius. Morbi cursus ipsum felis, sit amet ultrices <text:soft-page-break/>risus dictum faucibus. Etiam orci purus, bibendum nec arcu cursus, auctor rutrum lacus.</text:p>
      <text:p text:style-name="P2">Quisque efficitur nulla ac nisi euismod, non posuere turpis posuere. Pellentesque eu mollis magna, at pretium nisl. Cras ut neque porta, molestie justo vel, fringilla nisi. Suspendisse tellus tellus, feugiat id metus ut, cursus aliquet ex. Suspendisse potenti. Mauris porttitor ex nec malesuada volutpat. Cras facilisis vehicula ex ac pretium. Pellentesque luctus euismod bibendum. Integer vel mattis libero. Phasellus congue, ex vel luctus fermentum, nunc erat feugiat magna, eget aliquet augue ipsum non magna. Nunc porttitor, velit ac congue venenatis, purus metus tincidunt leo, in feugiat lacus tellus eu ligula. Fusce quis dignissim purus. Mauris in purus a urna feugiat vulputate. Etiam efficitur a ante quis consequat. Orci varius natoque penatibus et magnis dis parturient montes, nascetur ridiculus mus. Maecenas ornare mauris ante, ut condimentum eros congue eget.</text:p>
      <text:p text:style-name="P2">Integer consectetur urna neque, a consectetur enim sodales at. Curabitur sit amet sodales nibh, quis finibus purus. Mauris scelerisque ultrices tristique. Quisque pulvinar pretium tellus eget vehicula. Proin tempor neque et diam porta, non sagittis erat finibus. Sed eu elit interdum, porttitor odio non, aliquam nisl. Fusce a purus risus. Maecenas sit amet nunc dui. Ut faucibus sodales lectus, quis pharetra tortor efficitur suscipit. Sed suscipit sapien arcu, ac egestas lorem bibendum sit amet. Vestibulum ac ipsum vehicula odio dictum pulvinar. Duis interdum dui at justo blandit scelerisque. Vestibulum dignissim eleifend quam. Vestibulum consequat ligula eu auctor tristique. Quisque quis rhoncus nibh. Phasellus ipsum ligula, porttitor sit amet tristique et, vestibulum eu turpis.</text:p>
      <text:p text:style-name="P2">Proin mollis laoreet ultrices. Ut gravida lacinia nulla eu tempor. Aenean nec neque accumsan, malesuada odio vitae, placerat neque. Etiam nec quam nec odio dapibus venenatis at sed lectus. Duis suscipit scelerisque ullamcorper. Nam convallis tempor sem at tristique. Morbi et faucibus dui. Suspendisse nibh neque, fringilla a posuere ut, ultrices nec orci. Quisque ultrices ante nec consectetur consectetur. Fusce mattis tincidunt lectus, quis ornare sapien euismod eget. Nunc vitae consequat sapien, quis finibus quam.</text:p>
      <text:p text:style-name="P2">Quisque pharetra felis purus, nec sagittis tellus dignissim vitae. Nullam ultricies dui eget enim sagittis, a pulvinar nibh laoreet. Aenean faucibus ante vitae rhoncus porttitor. Sed volutpat eleifend urna, condimentum mattis neque facilisis ac. Nunc consectetur sodales turpis nec pharetra. Donec interdum nunc ex, ut porttitor orci rhoncus eget. Nam sed turpis nec nunc imperdiet maximus.</text:p>
      <text:p text:style-name="P2">Ut scelerisque augue sed sapien pulvinar, sed gravida arcu blandit. Nulla vulputate dolor vel erat faucibus, ut dictum odio cursus. Nam ornare id dolor a ornare. Aliquam erat volutpat. Sed ultricies justo eget sagittis ultricies. Pellentesque nec arcu erat. Aenean libero metus, vulputate <text:soft-page-break/>vitae est quis, sodales malesuada enim. Suspendisse at felis ex. Aenean at eleifend nunc. Phasellus vel suscipit lorem, sed condimentum nunc. Phasellus volutpat, lacus a hendrerit blandit, nibh nisi aliquet sapien, et commodo ipsum nibh sed turpis.</text:p>
      <text:p text:style-name="P2">Donec id urna ullamcorper, pulvinar libero at, venenatis nibh. Praesent vel tortor imperdiet, vestibulum quam id, placerat nunc. Quisque vitae hendrerit ligula. Aenean lorem magna, condimentum id sem quis, varius mollis sapien. Cras sagittis imperdiet dui sed aliquam. Nulla ullamcorper ligula ipsum, vitae mattis arcu porttitor sit amet. Ut at placerat nulla, eu condimentum velit. Cras tincidunt bibendum mauris ac lobortis.</text:p>
      <text:p text:style-name="P2">Donec tristique a ante euismod pulvinar. Donec et nulla accumsan, commodo lacus eget, porta mi. Nunc metus nisl, dictum luctus suscipit vitae, condimentum quis odio. Mauris dui dolor, laoreet aliquet justo vitae, euismod semper sapien. Integer ut risus mollis, laoreet tellus sit amet, molestie elit. Cras luctus dolor in tellus laoreet molestie. Curabitur hendrerit nulla eget mauris semper lobortis. Integer hendrerit elementum gravida. Cras dapibus mauris id metus dapibus, at fringilla ex feugiat. Donec eu urna est. Mauris eget metus convallis, viverra sapien at, lobortis mi. Fusce semper pretium mi. Praesent efficitur est ut ex sollicitudin, nec consectetur lacus mollis. Nunc volutpat vel dui et maximus. Fusce turpis elit, suscipit in gravida eget, suscipit et purus. Ut lacinia risus metus.</text:p>
      <text:p text:style-name="P1">Morbi sit amet magna sed lacus vehicula consectetur sed ac dolor. Morbi pellentesque finibus est, at sollicitudin lacus sagittis non. Phasellus condimentum tellus mauris, id lacinia velit gravida in. Nullam vulputate sem a augue tristique rutrum. Fusce sit amet turpis magna. Phasellus sed turpis eleifend, convallis metus vitae, ornare dui. Nulla feugiat turpis a lacus mattis, eget semper est euismod. Sed nec ligula vel est maximus volutpat. Donec ligula nibh, cursus eu hendrerit et, congue consequat risus. Quisque eu maximus libero, nec tincidunt tellus. Quisque vel gravida quam, a convallis arcu. Etiam accumsan viverra arcu non tristique. Aenean eget tortor ullamcorper, consectetur orci vel, facilisis nis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list xml:id="list102304970568300" text:continue-numbering="true" text:style-name="WWNum1">
        <text:list-item>
          <text:h text:style-name="P4" text:outline-level="1">Conclusion</text:h>
        </text:list-item>
      </text:list>
      <text:p text:style-name="P3"><text:bookmark text:name="_GoBack"/></text:p>
      <text:p text:style-name="P2">Lorem ipsum dolor sit amet, consectetur adipiscing elit. Aenean sed molestie nunc. Phasellus lorem mauris, pulvinar ut orci nec, vehicula lacinia sapien. Suspendisse potenti. Pellentesque id ante imperdiet, auctor enim eu, venenatis justo. In ullamcorper nisl sit amet mi lacinia porta. Nam eu libero at ex interdum auctor in non massa. Cras tincidunt erat ut tristique hendrerit. Praesent rhoncus nisi in sagittis molestie. Aenean non nibh pulvinar, euismod lectus et, tristique metus. Phasellus non elit iaculis, scelerisque nisl quis, consectetur arcu. Donec dolor augue, consectetur ac dolor nec, venenatis lacinia dui. Vestibulum augue risus, congue sit amet dictum eget, malesuada eu felis. Praesent sodales arcu lacinia lacinia molestie. Interdum et malesuada fames ac ante ipsum primis in faucibus. Ut nec erat vitae quam ornare efficitur non nec ipsum.</text:p>
      <text:p text:style-name="P2">Donec tempor at nulla eu consequat. Maecenas purus erat, tempus vel est sit amet, faucibus sollicitudin ligula. Quisque scelerisque, arcu a molestie molestie, nibh lacus ultrices nisl, quis accumsan turpis mi hendrerit nisi. Vestibulum in orci ullamcorper, pulvinar erat nec, convallis diam. Fusce gravida fringilla felis id auctor. Duis quis egestas turpis. Donec vel dui nec tortor ullamcorper laoreet. Vestibulum aliquet velit dignissim metus posuere iaculis. Sed id pulvinar quam, quis consequat risus. Sed sed pellentesque lectus. Donec elementum eros sed augue convallis gravida. Mauris dapibus lacus ut semper vestibulum. In malesuada massa sit amet elit lacinia ullamcorper.</text:p>
      <text:p text:style-name="P2">Phasellus fermentum massa neque, a faucibus neque convallis vel. Nunc in faucibus libero. Nunc eu lorem id metus lobortis iaculis sit amet in metus. Praesent nec est a ipsum volutpat feugiat. Nullam nisi sem, tempor a nulla eu, molestie ornare arcu. Aenean nulla odio, accumsan ut sodales vel, sagittis id ipsum. Nam vulputate urna odio, quis semper tortor pharetra vitae. Proin eget ornare ipsum. Ut bibendum ex vitae laoreet placerat. Vivamus et sem ac nisl volutpat pretium. Phasellus posuere justo viverra faucibus rutrum.</text:p>
      <text:p text:style-name="P2">Phasellus sit amet sem non metus dignissim porttitor nec et enim. Curabitur nec malesuada nisl, eget rhoncus nisi. Vivamus sed dui non urna vulputate ornare eu porta nibh. Curabitur tincidunt facilisis dolor, non vulputate diam euismod in. Sed finibus metus leo, non vestibulum eros dignissim ac. Nam rutrum varius sem id imperdiet. Morbi at congue nulla, id molestie nisl. Morbi vitae purus et ligula porttitor rhoncus. Aenean <text:soft-page-break/>accumsan at felis porttitor tempor. Pellentesque bibendum neque sed purus sagittis, et congue quam semper. Vestibulum nunc nibh, feugiat sed mi sed, suscipit tincidunt sapien. Mauris dolor ipsum, imperdiet in sodales at, faucibus ac lorem. Duis pharetra nec augue id tristique. Nulla quam mi, semper ut arcu vitae, mollis ultricies turpis. Sed viverra risus pharetra ipsum suscipit, ut tincidunt purus suscipit. Praesent tempor cursus bibendum.</text:p>
      <text:p text:style-name="P2">Duis ex metus, elementum ac rutrum vel, congue et elit. Fusce tempor nunc risus, in consectetur velit sagittis non. Aenean interdum sed elit blandit cursus. Duis eu dui in sapien suscipit faucibus et suscipit quam. Etiam feugiat lacus mollis, laoreet ante et, placerat odio. Donec eget velit eleifend, ultricies risus non, finibus urna. Morbi sit amet orci congue, vulputate risus ultrices, efficitur eros. Curabitur ac velit nec est iaculis ornare. Phasellus vel diam nec orci gravida fringilla. Etiam gravida risus nisl, quis commodo nisl cursus nec. Suspendisse felis turpis, aliquam id metus non, varius sagittis mauris. Nunc rhoncus mi eu sapien commodo, eu dictum libero suscipit.</text:p>
      <text:p text:style-name="P2">Donec odio erat, tristique sed pretium nec, venenatis dapibus elit. Nam aliquet urna nec urna aliquet blandit. Phasellus mollis, orci at egestas tincidunt, diam nulla lacinia turpis, et molestie sapien felis sed enim. Vivamus semper ligula neque, quis gravida nunc porta nec. Vestibulum egestas ac turpis vitae eleifend. Donec in varius urna. Maecenas tellus libero, vestibulum vitae semper id, semper sed ipsum. Morbi tincidunt velit ut lacus euismod, at pellentesque eros volutpat. Ut scelerisque nisi eu ex interdum congue. Integer pretium laoreet dui, sollicitudin tempor purus ultrices non. Phasellus at porttitor ante.</text:p>
      <text:p text:style-name="P2">Pellentesque ac ex ornare, sollicitudin sem sodales, luctus orci. Sed mattis sodales efficitur. Donec a cursus sem. Donec suscipit est in tincidunt volutpat. Aliquam euismod commodo est, eu pulvinar augue. Phasellus euismod iaculis tellus non tincidunt. Integer sed aliquam tortor. Etiam elementum quam eu nulla congue convallis.</text:p>
      <text:p text:style-name="P2">Nam pretium, diam nec iaculis fringilla, massa sapien efficitur lectus, ullamcorper viverra diam justo in nisl. Mauris mi mi, vulputate eu rutrum a, mattis ac augue. Nulla ut lobortis eros, ac rhoncus mi. Morbi gravida convallis tempus. Nunc vel pharetra eros. Nulla tempor dapibus tincidunt. Aliquam posuere blandit turpis ut vestibulum. Morbi interdum volutpat sapien sit amet ornare. Mauris ut finibus sem. Nullam vel dui vitae massa vehicula mollis non nec purus. Proin quis dignissim quam, nec rhoncus orci. Sed sagittis est non gravida venenatis.</text:p>
      <text:p text:style-name="P2">Duis quis eros at nisi finibus ullamcorper. Suspendisse pulvinar lorem a dui ultrices, a posuere purus bibendum. Nam suscipit turpis non tortor tristique, at euismod lacus eleifend. In arcu quam, mollis id ligula non, iaculis bibendum nunc. Sed ullamcorper accumsan suscipit. Nulla eu commodo <text:soft-page-break/>lorem, eget ullamcorper diam. Nulla lobortis enim vitae ligula fringilla dignissim et vitae ipsum. Nulla facilisis odio felis, sit amet fringilla ligula tempor quis. Aliquam erat volutpat. Nam in turpis at orci interdum molestie id ut ex.</text:p>
      <text:p text:style-name="P2">Praesent at enim arcu. Morbi et nisl dui. Nunc mauris eros, rhoncus pulvinar rhoncus venenatis, lobortis et nisi. Integer convallis fringilla nunc sed sodales. Etiam scelerisque nisi felis, ac eleifend ligula condimentum eget. Fusce non mi laoreet, malesuada diam quis, varius quam. Interdum et malesuada fames ac ante ipsum primis in faucibus. Quisque posuere, felis sed mollis ornare, lectus orci egestas metus, pellentesque convallis lorem felis vel velit. Donec eu tempus massa. In aliquam a tortor lobortis tempus. Pellentesque in sem vestibulum, aliquam tortor vel, maximus orci. Nulla eu imperdiet sem.</text:p>
      <text:p text:style-name="P2">Vivamus vitae justo pretium, cursus ipsum eu, ornare erat. Duis porttitor gravida pharetra. Class aptent taciti sociosqu ad litora torquent per conubia nostra, per inceptos himenaeos. Suspendisse in justo et risus commodo luctus. Nam scelerisque diam ut nibh facilisis, non ultricies nisl suscipit. Ut faucibus magna nunc, non molestie arcu vehicula eget. Morbi malesuada consectetur maximus.</text:p>
      <text:p text:style-name="P2">Nam lacinia semper arcu, non venenatis mauris cursus vitae. Interdum et malesuada fames ac ante ipsum primis in faucibus. Suspendisse vulputate vel urna nec fermentum. Morbi nec pulvinar sem. Proin id lorem massa. Morbi rutrum neque a mauris porta consectetur non in nisl. Proin at vulputate magna. Nunc cursus nisi augue, nec ultricies tellus mattis id. Aliquam ac neque at elit aliquet feugiat. Aenean ultrices tincidunt egestas. Quisque mattis libero sed tortor hendrerit, a sodales ex pharetra. Nam feugiat tincidunt tempor.</text:p>
      <text:p text:style-name="P2">In varius feugiat eleifend. Vestibulum malesuada congue nulla nec pharetra. Praesent in nulla dignissim orci pharetra volutpat in pulvinar arcu. Cras quis urna et erat tempor semper vitae id velit. Morbi pharetra ante purus. Maecenas eu blandit nunc. Vivamus hendrerit ullamcorper arcu a finibus. Suspendisse varius, eros nec efficitur porttitor, orci orci pharetra est, quis venenatis tellus nisi a ante. Curabitur rutrum diam eu ex euismod ornare. Aenean vitae libero massa. Fusce vel tellus lacinia, semper urna eget, eleifend odio. Aliquam erat volutpat. Etiam leo est, ultricies et venenatis ac, pharetra id augue. Vivamus vel volutpat magna. Donec tempor vulputate tempor.</text:p>
      <text:p text:style-name="P2">Nam a lacinia libero. Mauris ullamcorper feugiat mollis. Lorem ipsum dolor sit amet, consectetur adipiscing elit. Sed in ornare felis. Morbi consequat elementum porttitor. Phasellus eu magna eros. Nulla augue odio, hendrerit ut dolor sed, vulputate consectetur urna. Vivamus at turpis consectetur, gravida turpis sed, malesuada odio. Mauris at erat ac nibh egestas imperdiet. Pellentesque lacus elit, faucibus sed elementum sit amet, maximus id lacus. Maecenas commodo ligula velit, in rhoncus <text:soft-page-break/>lorem malesuada non.</text:p>
      <text:p text:style-name="P2">Sed posuere risus et lorem auctor, a imperdiet velit finibus. Class aptent taciti sociosqu ad litora torquent per conubia nostra, per inceptos himenaeos. Donec accumsan dolor elit, at aliquet lacus interdum vel. Sed pellentesque turpis a odio rutrum euismod. Proin elit metus, posuere eget ex a, posuere volutpat erat. Aliquam congue, nisi vitae maximus mollis, libero tortor egestas nisi, sed tristique diam mauris sit amet lectus. In varius tincidunt lorem at auctor. Morbi aliquet, felis quis sagittis pretium, mi ligula ultricies enim, sed elementum nunc massa sed sapien. Nulla quis massa vitae neque tristique bibendum. Proin tristique, orci in dictum accumsan, mauris nunc luctus lorem, non lacinia metus eros et diam. Nunc ac turpis eu arcu vestibulum ornare. Phasellus quis erat dictum, commodo risus a, venenatis nunc.</text:p>
      <text:p text:style-name="P2">Phasellus ultrices iaculis metus, porttitor scelerisque enim luctus quis. Nullam ac mauris non arcu tincidunt luctus et vel magna. Vestibulum ante ipsum primis in faucibus orci luctus et ultrices posuere cubilia Curae; Sed tristique vel massa a elementum. Lorem ipsum dolor sit amet, consectetur adipiscing elit. Sed nec augue vestibulum, elementum nisl ac, fermentum leo. Etiam tempor nulla lacus, non vestibulum velit convallis eu. Phasellus rhoncus sit amet quam ac molestie. Cras porttitor augue ut nisl porttitor, blandit suscipit magna dignissim. Vivamus a volutpat nisi. Proin fringilla pulvinar nisl ut tristique. Pellentesque a ex eu lorem viverra accumsan sed nec lorem. Nam quis molestie risus. Nulla facilisis justo a nunc dapibus, ut efficitur augue ultricies.</text:p>
      <text:p text:style-name="P2">Integer sit amet ultrices purus, non sodales sem. Curabitur ipsum erat, maximus sollicitudin velit ac, suscipit congue eros. Duis mauris nulla, elementum vitae ornare vitae, interdum eget tellus. Donec lorem ligula, aliquam in faucibus at, consequat sit amet ante. Interdum et malesuada fames ac ante ipsum primis in faucibus. Maecenas sed ante eget orci feugiat malesuada vel eget elit. Integer posuere, enim eget elementum bibendum, est purus convallis diam, quis posuere tellus orci vitae tellus. Quisque facilisis enim sed nunc consectetur tincidunt. Duis a quam et libero sollicitudin efficitur. Nulla id ipsum sollicitudin leo congue sodales sed nec elit. Aliquam erat volutpat. Etiam lorem ante, dapibus non lacinia eget, blandit ut nibh. Sed a sollicitudin neque. Vivamus faucibus in neque et mollis.</text:p>
      <text:p text:style-name="P2">Proin id elit pellentesque, laoreet lacus vitae, pretium quam. Quisque sit amet nibh sed enim mattis auctor. Vivamus leo elit, ullamcorper semper tincidunt id, pulvinar sit amet nunc. Nulla et quam mauris. Proin sed lobortis enim. Suspendisse et venenatis nibh, ut finibus sem. Pellentesque quam mauris, fringilla in maximus non, aliquam in dolor. Aliquam in interdum felis. Vestibulum vel arcu justo. Morbi quis tempus urna, semper dapibus massa. Praesent bibendum ligula eu sem aliquam, at molestie libero viverra. Donec eget ex nulla. Class aptent <text:soft-page-break/>taciti sociosqu ad litora torquent per conubia nostra, per inceptos himenaeos. Sed placerat ultricies lorem, a tempus turpis.</text:p>
      <text:p text:style-name="P2">Aenean varius fermentum tortor, vel semper erat aliquam non. In vestibulum nisi quis est aliquet, tristique hendrerit eros pellentesque. Quisque viverra leo non ligula tristique, pulvinar rutrum erat elementum. Mauris consectetur nisl interdum neque fringilla, non efficitur velit vehicula. Integer tristique ullamcorper convallis. Fusce et risus lorem. Aenean nec felis sem. Morbi malesuada odio vel nisl dapibus sagittis. Donec nec magna ac arcu scelerisque fermentum. Proin laoreet leo ante, a molestie ligula tempus eu. Suspendisse eget sem mi. Quisque eget diam in metus mattis semper eu quis libero.</text:p>
      <text:p text:style-name="P2">Vestibulum sodales lacus tellus, vitae pellentesque enim tristique in. Pellentesque pulvinar odio at sapien dictum rutrum. Phasellus tellus sapien, tristique a eros et, pellentesque tincidunt diam. Ut mollis cursus massa, quis fermentum dolor malesuada fringilla. Duis tellus felis, lobortis placerat enim eget, consectetur pharetra orci. Vestibulum ante ipsum primis in faucibus orci luctus et ultrices posuere cubilia Curae; Nunc finibus a enim quis posuere. Phasellus a felis consequat, dictum turpis non, ornare nunc. Suspendisse eu velit erat. Nulla rhoncus justo a sem facilisis dignissim. Sed ut velit a leo ornare convallis et ac purus. Quisque eu ligula tempor, eleifend purus sed, finibus justo. Sed commodo nisi ut luctus dictum. Maecenas eu ornare nulla. Donec a pharetra arcu, quis accumsan ligula. Donec egestas neque a eros luctus feugiat.</text:p>
      <text:p text:style-name="P2">Phasellus non auctor ex. Quisque id facilisis odio. Duis dolor odio, eleifend in laoreet sit amet, accumsan non felis. Nullam eget urna auctor, volutpat leo ultricies, eleifend turpis. Nulla facilisi. Sed iaculis justo eu eleifend laoreet. Donec sodales metus mauris, sed varius est vehicula id. Aliquam hendrerit non arcu at fringilla. Vestibulum sodales quis lacus a malesuada. Nam pellentesque ante et metus auctor, sed feugiat nunc suscipit. Praesent a molestie quam. In porttitor eros consequat orci vestibulum vehicula. Quisque ultrices mauris sed augue aliquam aliquam. Cras aliquet rutrum arcu, a dapibus nisl tincidunt vel.</text:p>
      <text:p text:style-name="P2">Nullam ut tellus at felis pharetra faucibus. Quisque vitae faucibus nunc. Pellentesque euismod est id ultricies dictum. Vestibulum tincidunt commodo orci, eu porttitor massa sollicitudin id. Nam tincidunt faucibus purus. Cras iaculis tincidunt eros cursus dictum. Phasellus aliquam magna ut nunc tincidunt suscipit. Aliquam malesuada eleifend urna. Aenean venenatis, quam a dignissim rhoncus, mi leo porttitor ligula, vel ultrices urna leo vitae quam. Curabitur in ex libero. Suspendisse condimentum purus arcu, eu tempus lacus consequat ac. Lorem ipsum dolor sit amet, consectetur adipiscing elit. Fusce vitae neque ac velit congue vestibulum. Fusce vel ultrices risus.</text:p>
      <text:p text:style-name="P2"><text:soft-page-break/>Nam lacinia lectus eu tellus congue posuere. Nam et ultrices arcu. Donec vitae maximus neque, nec finibus ipsum. Aliquam ac diam est. Donec mattis odio at mollis sollicitudin. Praesent at vestibulum mauris. Cras nec urna orci. Maecenas in pulvinar nisl. Aenean ut turpis varius, bibendum neque eu, dignissim urna.</text:p>
      <text:p text:style-name="P2">Sed rutrum convallis est. Etiam sit amet tortor nec lorem consectetur maximus. Maecenas pellentesque ipsum quis libero ultrices porta. Cras tellus ex, laoreet sed efficitur in, tincidunt feugiat nunc. Vivamus tortor lectus, dignissim semper tempor eu, faucibus vel eros. Etiam sem felis, gravida in laoreet vel, rhoncus ut eros. Nullam placerat fringilla vulputate.</text:p>
      <text:p text:style-name="P2">Morbi cursus elit libero, sagittis congue nisl feugiat ac. Aliquam bibendum id tellus id dignissim. Donec quis gravida magna. In nibh risus, porta in pharetra a, placerat eget justo. Fusce semper nunc nunc. Sed condimentum quam odio, ut imperdiet lacus eleifend eget. Sed facilisis pulvinar erat eget malesuada. Aliquam erat volutpat. Maecenas orci libero, fringilla nec aliquet sit amet, vehicula in nisl. Duis at lectus orci. Vivamus vulputate, tortor et aliquam porttitor, orci augue luctus nisi, ac varius lectus orci eget massa. Sed at ex commodo, consectetur enim sit amet, dictum tellus. Interdum et malesuada fames ac ante ipsum primis in faucibus. Donec quis magna at mi pellentesque tristique. Ut porttitor condimentum mi vitae porta.</text:p>
      <text:p text:style-name="P2">In non metus a neque scelerisque pulvinar sit amet sed nisi. Donec interdum consectetur enim, eu facilisis velit egestas a. Proin convallis rhoncus tempus. Aliquam gravida lacus lacus, sit amet auctor ipsum ultrices sit amet. Suspendisse vitae mi quis enim semper placerat quis sed libero. Vestibulum ultricies sollicitudin dui eget dapibus. In vel facilisis risus. Nunc ligula dui, molestie sit amet eleifend ac, aliquam non lacus. Integer faucibus mattis libero, a laoreet ante hendrerit vel. Vivamus vel nisi pellentesque, posuere nibh at, ultrices sapien.</text:p>
      <text:p text:style-name="P2">Quisque laoreet sed velit placerat pharetra. Duis mollis, nunc sed fringilla blandit, enim sem lobortis turpis, facilisis convallis nisl nulla ac leo. Proin et eleifend libero, non feugiat dui. Maecenas nec arcu eget justo condimentum venenatis sit amet sit amet lorem. Etiam condimentum id neque non sollicitudin. Donec blandit tempus ullamcorper. Aliquam quis tincidunt risus. Maecenas nec dui in libero elementum sodales. Vestibulum pellentesque elit erat, eget lacinia turpis eleifend fringilla. Sed vitae pulvinar eros, a efficitur libero. Morbi et venenatis risus. Curabitur vestibulum, augue et mollis accumsan, neque metus scelerisque enim, in posuere urna ex sed leo. Donec eleifend, tellus in feugiat ultricies, leo ex tristique lectus, eget maximus quam lectus eget lorem.</text:p>
      <text:p text:style-name="P2">Nulla eget quam volutpat, sodales augue vel, consectetur risus. Aliquam erat volutpat. Nam scelerisque nisi molestie, <text:soft-page-break/>sollicitudin lorem non, lobortis enim. Nulla a nunc rutrum, ultricies elit sit amet, varius purus. Suspendisse nulla elit, semper at mattis et, interdum id ipsum. Vestibulum ac diam mattis, malesuada risus nec, varius diam. Duis metus nulla, pretium ac lacinia ac, ultricies a purus. Nulla eu libero et ligula viverra elementum. Quisque semper congue lacus eget tristique.</text:p>
      <text:p text:style-name="P2">Sed sed laoreet nunc. Aliquam sed nibh in dolor posuere congue. Nullam blandit sed purus dignissim vulputate. Praesent dapibus nec diam tempor ultricies. Integer tempor hendrerit gravida. Cras vehicula, dolor sed placerat placerat, nisl diam volutpat ipsum, id vulputate ligula nunc eget sapien. Cras consectetur feugiat nisl, sed accumsan diam faucibus sed. Vestibulum sollicitudin iaculis tellus, in porttitor elit cursus a.</text:p>
      <text:p text:style-name="P2">Cras lacus orci, scelerisque id vestibulum eu, rhoncus ut orci. Maecenas ornare congue est eu sagittis. Nullam tincidunt leo eget hendrerit lacinia. Cras lobortis elit eget odio ullamcorper facilisis. Pellentesque purus est, ultrices id accumsan eget, eleifend et ligula. Mauris tincidunt tincidunt augue, non egestas metus blandit in. Pellentesque habitant morbi tristique senectus et netus et malesuada fames ac turpis egestas. Nulla ut ultrices felis. In hac habitasse platea dictumst. Cras et justo non ligula tempus tincidunt. Etiam lacinia lorem ut tellus euismod varius. Aliquam facilisis risus eget felis sagittis sollicitudin. Mauris volutpat aliquet scelerisque. Vivamus eget luctus mauris. Morbi a odio nisi.</text:p>
      <text:p text:style-name="P2">Morbi vestibulum nisi in congue ultricies. Nunc elementum, elit et feugiat venenatis, nibh mi commodo purus, quis sollicitudin diam nisl at leo. Cras fringilla diam ut mauris pulvinar, vitae sollicitudin nisl sollicitudin. Nunc in lectus diam. Duis ullamcorper ac elit vel laoreet. Donec viverra luctus elit, et egestas massa consectetur tempor. Phasellus egestas tincidunt auctor. Sed aliquet augue non pulvinar fermentum. Curabitur id metus magna. Praesent efficitur rutrum semper.</text:p>
      <text:p text:style-name="P2">Sed semper non lectus nec suscipit. Donec imperdiet mollis dolor eget faucibus. Donec porttitor ante vel massa blandit, sit amet fermentum lorem commodo. In ultrices tempus egestas. Nunc nunc est, accumsan vitae nisl id, mattis malesuada lectus. Integer euismod efficitur nisi vel feugiat. Fusce tincidunt eros vel porta feugiat. Suspendisse rhoncus euismod leo, sit amet ornare sapien mattis gravida. Praesent maximus facilisis sapien, at rutrum turpis cursus nec. Sed in nisi sollicitudin lectus placerat cursus quis sit amet velit. Duis dignissim placerat eros non consequat. Ut id arcu et dui dignissim interdum eget sed velit. Vivamus elementum ante quis quam ultricies porttitor. Integer leo magna, fringilla eu tortor sed, rutrum ultricies lacus.</text:p>
      <text:p text:style-name="P2">Nullam sagittis euismod eros, eget semper ante auctor ut. Nam sed ornare lacus. Etiam auctor felis eu iaculis tempus. Maecenas volutpat, tellus at pulvinar blandit, nulla risus suscipit nibh, id tempus metus urna nec urna. Aenean faucibus <text:soft-page-break/>eget nulla et malesuada. In posuere dignissim suscipit. Aenean lacinia in metus non porta. Morbi ac turpis id est vulputate ullamcorper ut dictum urna. Quisque commodo nibh sed felis finibus venenatis. Praesent pharetra eros sed leo consectetur, sit amet accumsan risus malesuada. Cras vulputate molestie lectus vitae vestibulum. Nulla facilisi. Maecenas tincidunt efficitur luctus. Proin sed augue sit amet nulla semper maximus nec nec libero. Pellentesque aliquam, quam vel consequat aliquet, ante mauris consectetur massa, id dignissim nunc ligula in massa.</text:p>
      <text:p text:style-name="P2">Morbi finibus ex eu nisl euismod, nec eleifend dui maximus. In venenatis vulputate convallis. Sed urna sem, vestibulum at nibh ut, pellentesque hendrerit felis. Duis dictum gravida aliquam. Ut leo urna, sollicitudin eget semper ac, vestibulum sit amet erat. Praesent quis orci eleifend purus malesuada rutrum. Sed mollis, est vitae maximus rutrum, est massa lobortis nisl, a consequat augue dolor vel nisl. Lorem ipsum dolor sit amet, consectetur adipiscing elit. Etiam interdum dignissim est, ac sollicitudin nisi fermentum a. Curabitur euismod urna eget hendrerit interdum. Proin rhoncus risus at urna vestibulum, et semper tellus consectetur. Donec bibendum euismod libero, a pretium diam. Sed eleifend neque vel ligula vehicula finibus. Ut sed ligula eu orci elementum posuere vitae ut nulla. Integer ligula ante, vehicula quis finibus a, dignissim a lorem.</text:p>
      <text:p text:style-name="P2">Maecenas eu nulla vestibulum, faucibus ligula eget, consequat nulla. Class aptent taciti sociosqu ad litora torquent per conubia nostra, per inceptos himenaeos. Donec ex lacus, vestibulum et est quis, maximus commodo sem. Integer nec risus fermentum justo vestibulum vehicula cursus sit amet nunc. Nunc convallis lacus sed nunc tincidunt eleifend. Integer urna urna, condimentum eu urna quis, iaculis ullamcorper ante. Donec ac diam dignissim, fermentum magna vitae, tempor dolor. Aenean maximus commodo rhoncus. Pellentesque nisl libero, facilisis ut varius quis, porta in lectus. Duis ac turpis eu ipsum tincidunt ullamcorper. Donec mattis erat a est lobortis, nec elementum velit venenatis. Integer vehicula bibendum libero quis tincidunt. Etiam tortor quam, volutpat sed felis vitae, sagittis imperdiet lectus. Sed et feugiat ligula.</text:p>
      <text:p text:style-name="P2">Aliquam at tincidunt justo. Aenean a vehicula dui. Integer luctus volutpat libero ut vehicula. Aliquam erat volutpat. Fusce commodo eget nisl non feugiat. Integer fringilla nisi a neque viverra, eu dictum dolor auctor. In iaculis, dolor vel dictum sollicitudin, mi ipsum iaculis tellus, non cursus risus dui in arcu.</text:p>
      <text:p text:style-name="P2">Nam fermentum, tortor quis interdum lobortis, nisi magna vestibulum tellus, vel blandit neque arcu vel diam. Maecenas mollis tempor cursus. Ut finibus porta felis, sit amet iaculis enim condimentum vel. Donec eu eros a eros tincidunt aliquet. Nullam fringilla tellus at hendrerit sollicitudin. Aliquam at sodales lectus. Nam gravida euismod finibus. Morbi quis vestibulum odio. Pellentesque vel varius odio.</text:p>
      <text:p text:style-name="P2"><text:soft-page-break/>Etiam malesuada maximus elit non pulvinar. Curabitur in erat sapien. Sed volutpat eget nibh vel convallis. Integer quis diam in est lobortis luctus. Aenean a maximus mauris. Nunc ac orci ex. Cras in ipsum placerat, sollicitudin nunc ac, venenatis nulla. Proin sit amet risus non elit ornare mattis sit amet vel orci. Pellentesque facilisis nibh orci, vitae suscipit arcu fringilla sed. Nullam rhoncus mauris elit, ut tempor velit ultrices eget. Donec lorem ligula, pellentesque a blandit vel, sagittis a tellus.</text:p>
      <text:p text:style-name="P2">In hac habitasse platea dictumst. Donec sed massa id magna venenatis iaculis. Aenean vitae quam imperdiet, congue nulla ut, dictum odio. Ut egestas in orci non vulputate. Nullam vulputate pulvinar mauris non aliquam. Suspendisse eget purus ut massa elementum congue sed vitae magna. Nam eget metus sit amet sapien auctor rhoncus at at felis. Class aptent taciti sociosqu ad litora torquent per conubia nostra, per inceptos himenaeos. In eu feugiat nisi, eget hendrerit risus. Suspendisse lorem lectus, sollicitudin in magna non, sodales facilisis massa. In ac elit semper, cursus velit vel, iaculis est. Sed pulvinar malesuada massa, at maximus odio fermentum id. Sed aliquet leo id ex interdum vulputate. Aliquam egestas congue enim a euismod. Nam tempor, diam elementum finibus luctus, libero elit ultricies mi, at porta elit eros sit amet mi.</text:p>
      <text:p text:style-name="P2">Proin eget ex ullamcorper lacus rutrum finibus vel non quam. Nullam pulvinar blandit elit sed finibus. Ut ut ante quis ante auctor tempus. Mauris sit amet nunc vitae sapien imperdiet scelerisque ut nec risus. Integer fermentum pellentesque ante, ac cursus libero. Maecenas vel lobortis est. Ut et massa mi. Morbi tristique ex quis vehicula viverra.</text:p>
      <text:p text:style-name="P2">Aenean egestas consectetur convallis. Donec fringilla sit amet lacus at iaculis. Pellentesque vel purus sit amet ipsum lacinia condimentum eu at lorem. Proin lacinia vitae purus in mattis. Integer tristique magna et convallis mollis. Donec pretium egestas lorem id sagittis. Suspendisse egestas ipsum eu orci egestas fringilla. Suspendisse mi est, interdum ut aliquam vel, luctus a nulla. Pellentesque habitant morbi tristique senectus et netus et malesuada fames ac turpis egestas. Nunc ut metus vulputate, pharetra lorem ut, rhoncus nunc. Donec dictum porta ligula, venenatis feugiat elit consequat sed. Fusce imperdiet ex in dui fermentum blandit. Quisque vitae eros id massa tempus interdum vitae nec risus. Nulla luctus sem eu volutpat interdum.</text:p>
      <text:p text:style-name="P2">Donec laoreet, leo scelerisque aliquet bibendum, risus sapien viverra eros, et volutpat urna leo ac lectus. Phasellus in mauris in velit gravida ornare. Duis id velit lacinia, commodo sapien a, rhoncus mauris. Ut laoreet leo in nunc egestas pellentesque. Donec sagittis elit vitae magna tincidunt, at efficitur magna pharetra. Curabitur lobortis orci eget elementum interdum. Aenean sed accumsan quam, non lobortis lectus. Aenean sed bibendum risus. Aenean vel luctus diam, at <text:soft-page-break/>aliquet ex. Sed sem orci, consectetur in mollis a, tincidunt quis mi. Proin non condimentum nulla, id molestie ligula. Phasellus a fermentum odio. Maecenas iaculis malesuada odio a viverra. Maecenas non nisl quis augue congue bibendum. Nam eget tellus vel metus ornare rutrum. In interdum ipsum nec mauris ultricies mattis.</text:p>
      <text:p text:style-name="P2">Pellentesque varius dapibus leo, eu maximus ligula dapibus sit amet. Aenean sagittis risus nec ex vulputate, id iaculis turpis mattis. Fusce sed lorem lobortis sem euismod iaculis eu ac dolor. Integer mollis condimentum felis in fermentum. Cras placerat, metus vel interdum mattis, justo sapien aliquet quam, congue facilisis tellus libero quis metus. Suspendisse nec dignissim mauris. In sit amet tristique metus. Phasellus posuere eget dui at dignissim.</text:p>
      <text:p text:style-name="P2">Cras vel felis eu nisl lacinia pharetra. Integer viverra nisi vitae dui mattis, ac bibendum libero porttitor. Morbi sit amet dapibus risus. Nulla faucibus odio a est fermentum ornare. Nam id ipsum sed mauris aliquam sagittis at nec nulla. Nam quis dictum ex, vel dignissim purus. Donec vitae arcu a lectus dignissim consequat sit amet sed nisl. Praesent nisi ipsum, finibus nec dolor ut, volutpat feugiat ipsum.</text:p>
      <text:p text:style-name="P2">Donec nec auctor neque. Nullam eu massa eu nisi gravida rutrum. Donec varius ac ex vitae tempor. Phasellus non ex ut enim cursus aliquam. Donec eleifend est nec dolor pretium venenatis. Phasellus nec libero urna. Cras tincidunt nisi non turpis varius mattis.</text:p>
      <text:p text:style-name="P2">Donec at orci aliquet, tincidunt neque sit amet, tincidunt augue. Nam gravida in lorem at commodo. Nulla facilisi. Aliquam posuere tincidunt est, at eleifend felis malesuada a. Pellentesque ut aliquet neque. Donec vel aliquet nulla. In imperdiet tristique volutpat. Nam aliquet lectus et lacus porta, vitae laoreet elit blandit. Curabitur vel nunc et augue facilisis sodales id et odio. Maecenas aliquam tellus et lorem tincidunt, sit amet condimentum justo dapibus. Nullam luctus varius erat, eget faucibus augue rhoncus ultricies.</text:p>
      <text:p text:style-name="P2">Proin malesuada, neque ut iaculis cursus, leo nulla tempor mi, quis tempor ipsum risus eget eros. Cras euismod magna et lectus consectetur facilisis. Mauris pharetra sem quam, a efficitur leo congue vel. Etiam feugiat ipsum eu auctor rutrum. Curabitur ultricies libero vel nulla viverra, eu consequat ex lobortis. Duis eget ultrices elit, eu mattis nulla. Donec id leo ut enim facilisis condimentum a non nisl. Donec vitae nibh scelerisque est ullamcorper elementum. Mauris iaculis auctor commodo. Vivamus nibh urna, bibendum id purus ac, venenatis posuere est.</text:p>
      <text:p text:style-name="P2">Integer rutrum odio ac nisl interdum mattis. Quisque ut eleifend tellus, non hendrerit nisi. Sed id pellentesque nisl, in pellentesque turpis. Phasellus ut interdum dolor. Vestibulum malesuada in eros at volutpat. Nullam sit amet mauris interdum, convallis dui id, lobortis enim. Proin euismod libero a dolor placerat porttitor. Nunc a arcu orci. Proin ut congue odio. Ut lectus dolor, ullamcorper vitae tempor at, ornare sed arcu.</text:p>
      <text:p text:style-name="P2"><text:soft-page-break/>Nulla a accumsan eros. Suspendisse potenti. Curabitur blandit venenatis nisl vel porttitor. Nunc pulvinar ultricies tristique. Aenean congue faucibus felis. Lorem ipsum dolor sit amet, consectetur adipiscing elit. Ut tincidunt est accumsan, molestie arcu vitae, egestas ipsum. Maecenas vitae vestibulum turpis, nec mollis nisi. Integer condimentum metus sit amet lectus luctus, eget egestas quam molestie. Nam semper, leo quis feugiat viverra, dolor leo luctus ante, sit amet semper arcu leo a justo. Vivamus eget fermentum lectus.</text:p>
      <text:p text:style-name="P2">Lorem ipsum dolor sit amet, consectetur adipiscing elit. Curabitur congue blandit lacus. Donec pharetra viverra pellentesque. Duis sollicitudin, magna eget pharetra mattis, nisi tellus blandit tellus, et convallis tellus quam eu odio. Nullam efficitur nunc condimentum ex laoreet, eu dictum odio mollis. In quis nibh vulputate, rhoncus nunc eget, tincidunt massa. Morbi pretium dui vel nibh euismod porta. Pellentesque eu ligula dolor. Fusce sit amet rhoncus dolor.</text:p>
      <text:p text:style-name="P2">Sed imperdiet porta turpis, in molestie urna vulputate a. Curabitur sed massa vitae risus semper dignissim. Nunc nec enim convallis, volutpat tortor et, tempus sapien. Aenean convallis lobortis facilisis. Pellentesque vitae pretium ex. Aliquam quis diam odio. Nulla eu laoreet neque, fermentum sagittis tortor. Nam at elementum ante, eu vulputate urna. Nullam non ultricies sem. Donec quis commodo eros, in accumsan erat. Cras ac metus eget libero varius congue. Aliquam id vulputate neque. Aenean eget augue eget felis maximus lobortis.</text:p>
      <text:p text:style-name="P2">Quisque lacus dolor, cursus a eros nec, porttitor ultrices magna. Sed id mi a augue finibus bibendum nec condimentum quam. Sed eleifend ullamcorper diam, ac elementum leo vehicula sed. Curabitur non purus sodales, maximus diam eu, pulvinar quam. In fermentum ligula eget sem fermentum, ac cursus leo porttitor. Etiam finibus nisi ut neque aliquet, id efficitur magna lobortis. Nullam pharetra maximus sollicitudin. Nulla nec pharetra dolor. Nunc a urna orci. Curabitur efficitur magna in suscipit dictum. Duis aliquet libero sed est fringilla, non iaculis lectus vulputate. Vivamus sit amet tempus lacus. Ut dignissim non sapien at dapibus. Morbi cursus magna eu nisi euismod pretium. Quisque non mauris porttitor, eleifend quam ut, congue nisl. Sed quam lorem, pretium sit amet lacus at, suscipit feugiat tortor.</text:p>
      <text:p text:style-name="P2">Vestibulum nec massa lectus. Pellentesque ut ex nulla. Nam sit amet venenatis risus. In ac sem nisl. Donec bibendum leo a velit posuere, nec tincidunt quam tempus. Mauris mollis quam vel viverra vehicula. Proin viverra sapien sit amet augue porttitor gravida. Mauris pulvinar volutpat posuere. Ut lorem enim, euismod vitae ante non, pulvinar tincidunt quam. Quisque consequat, elit sed tempor tincidunt, tellus nisi eleifend purus, non semper tellus lorem eget leo. Mauris vitae congue eros, ut dignissim lectus.</text:p>
      <text:p text:style-name="P2">Phasellus facilisis consequat maximus. Nullam bibendum consectetur eros ut hendrerit. Nam feugiat ipsum et velit <text:soft-page-break/>faucibus accumsan. Maecenas eget fringilla diam. Nunc vel venenatis erat, scelerisque iaculis tortor. Sed libero sapien, interdum et felis vel, accumsan varius tortor. Pellentesque ac leo ut turpis varius interdum. Sed lacinia, nisl eu cursus dapibus, sapien libero ultrices magna, at semper nulla urna sed nisi. Donec lorem elit, egestas non varius blandit, imperdiet ut orci. Aenean non mi magna. Fusce consectetur arcu dignissim neque aliquet feugiat. Mauris eu lectus tincidunt, vestibulum nulla sed, vestibulum ipsum.</text:p>
      <text:p text:style-name="P2">Quisque efficitur turpis ut magna iaculis fermentum. Nullam suscipit non lorem eget interdum. Lorem ipsum dolor sit amet, consectetur adipiscing elit. Etiam quis purus vel urna efficitur pharetra eu eu odio. Lorem ipsum dolor sit amet, consectetur adipiscing elit. Aliquam nisl enim, lobortis sit amet metus id, rhoncus fringilla mi. Sed et lectus malesuada, porttitor nulla consequat, faucibus arcu. In scelerisque augue ut urna elementum, vel placerat tortor feugiat. Curabitur fringilla tellus eu diam semper facilisis. Aenean nec ex massa.</text:p>
      <text:p text:style-name="P2">Maecenas quis velit ac massa tincidunt posuere. Donec scelerisque et diam id rhoncus. Aenean sit amet pellentesque lorem, ac ullamcorper neque. Nullam et suscipit velit. Aliquam gravida metus eu neque auctor cursus. Ut et lacus rutrum, mollis lectus nec, malesuada est. Quisque egestas velit ut sapien feugiat vulputate. Phasellus mollis, mi vitae euismod ornare, est libero tempor nunc, sed cursus libero tortor at lorem. In a lorem augue. Donec id quam vel purus condimentum congue. Vivamus mauris diam, mattis at tincidunt vitae, volutpat in magna. Quisque luctus gravida leo eu convallis. Phasellus finibus aliquam nisi, ac consectetur massa blandit vitae. Maecenas eget lorem mattis, eleifend leo non, pharetra felis. Phasellus tincidunt euismod enim, a dapibus est iaculis a. Vivamus massa metus, cursus sed gravida vel, eleifend blandit ipsum.</text:p>
      <text:p text:style-name="P2">Integer id dui non est pretium pharetra vel sed purus. Nulla facilisi. Nulla et lobortis nunc. Sed varius tortor dui, vel dapibus libero dignissim a. Vivamus blandit convallis felis, ut vestibulum enim sollicitudin sed. Cras feugiat molestie sem, eu auctor libero pellentesque at. Duis vitae convallis elit. Quisque ut augue nisl. Donec sit amet erat finibus, lacinia odio ac, malesuada eros. Donec volutpat volutpat metus vel tincidunt. Etiam auctor lobortis libero, eu ultrices velit faucibus quis. Nam ac purus sed turpis condimentum aliquam. Integer tincidunt mollis lacus non luctus. Ut aliquam leo eu tellus consectetur, vitae sodales urna hendrerit. Nam finibus, nibh et dignissim finibus, arcu neque aliquam lectus, id convallis enim neque at est. Aenean auctor lorem ligula, sit amet egestas dolor rhoncus id.</text:p>
      <text:p text:style-name="P2">Cras scelerisque at nisl in malesuada. Mauris venenatis diam vitae diam iaculis porta. Aenean eleifend, erat at tristique egestas, diam velit suscipit magna, ut pulvinar erat nulla a risus. Donec semper lectus libero. Nunc mollis orci sed leo <text:soft-page-break/>pulvinar ultricies. Nam eleifend facilisis ante, eget sollicitudin ante ornare et. Donec eget velit porttitor, hendrerit tortor in, rutrum ex.</text:p>
      <text:p text:style-name="P2">Curabitur ut vulputate ex, ut venenatis risus. Nunc sagittis dui ut viverra ornare. Pellentesque convallis, nisi id bibendum semper, leo nulla euismod purus, in ornare purus ipsum mattis odio. Pellentesque habitant morbi tristique senectus et netus et malesuada fames ac turpis egestas. Donec ut elit luctus, lacinia ligula eu, feugiat arcu. Sed eget ex eu nulla imperdiet maximus. Pellentesque ultricies, mi a gravida tempor, lorem arcu pulvinar nisl, non posuere diam libero eu urna. Praesent convallis velit a consequat condimentum.</text:p>
      <text:p text:style-name="P2">Fusce eleifend est at ipsum dapibus blandit. Phasellus congue est sed ultrices iaculis. In id feugiat augue. Mauris bibendum lobortis tristique. Proin et tempor mauris, at ullamcorper risus. Pellentesque porta dui eros, sed varius nulla gravida id. In fermentum imperdiet elit, vel scelerisque arcu convallis vitae. Phasellus a aliquam lacus. In dui leo, maximus eget imperdiet ut, gravida vel neque. Curabitur a tellus sit amet odio tempor scelerisque a ut est. Aenean volutpat metus tortor, eu porttitor libero viverra quis. Curabitur sit amet consequat ante, eget feugiat tellus. Maecenas tellus orci, auctor nec pretium hendrerit, iaculis a libero. Quisque egestas arcu in ex porta semper. In non neque ut mauris commodo luctus eu ut leo.</text:p>
      <text:p text:style-name="P2">Proin odio ex, rhoncus quis mi eget, pharetra cursus magna. Vivamus et orci lorem. Duis nulla nunc, sollicitudin sed tortor sit amet, hendrerit elementum felis. Sed fermentum nec nisl molestie placerat. Donec mauris sapien, vehicula quis efficitur eu, molestie ac dui. Praesent ac lectus ut leo bibendum luctus a sit amet dolor. Suspendisse aliquet pretium lobortis. Proin at varius purus. Nullam maximus, justo sit amet interdum fermentum, elit dui eleifend mi, quis pulvinar lorem velit vel velit.</text:p>
      <text:p text:style-name="P2">Nunc vestibulum nibh rhoncus leo tincidunt sagittis. Nullam eros est, rutrum sed cursus eget, interdum eget arcu. Morbi tortor sapien, tempor sed nibh a, ullamcorper blandit libero. Nullam eget volutpat ex. Curabitur ante velit, scelerisque laoreet purus vitae, semper aliquet purus. Proin dolor elit, aliquet sed tortor sed, porttitor finibus neque. Curabitur volutpat eros sed metus aliquam pretium.</text:p>
      <text:p text:style-name="P2">Praesent pellentesque ipsum eu massa finibus, non semper arcu sodales. Pellentesque interdum auctor eros, ut consectetur mi dictum nec. Pellentesque consectetur, lacus a euismod congue, arcu ante pretium dui, a tincidunt est elit et tellus. Donec sit amet lacinia lorem. Donec gravida hendrerit facilisis. Nam mattis interdum cursus. Suspendisse potenti. Quisque sed varius augue. Duis viverra eros at velit tristique, a lacinia eros malesuada. Etiam congue ultrices dui. Morbi molestie lobortis dolor vitae rhoncus. Vivamus aliquam tempus quam vitae tristique. Phasellus et iaculis ante, non egestas massa. Nunc nec erat purus. Quisque ornare nec tortor sit amet consequat.</text:p>
      <text:p text:style-name="P2"><text:soft-page-break/>Sed imperdiet diam vel lectus efficitur pharetra. Cras id facilisis lacus. Duis lectus est, consequat nec neque eu, suscipit ultrices dui. Suspendisse fringilla diam vel urna viverra commodo. Nullam ac nunc ullamcorper, vestibulum purus ut, venenatis leo. Sed id lectus libero. Nullam vitae nisl rhoncus, iaculis erat eget, scelerisque enim. Etiam suscipit ex magna, sed tristique nisi ultricies et. Etiam et turpis a ex porttitor interdum eu non urna. Pellentesque habitant morbi tristique senectus et netus et malesuada fames ac turpis egestas. Phasellus sit amet ex eu elit commodo eleifend.</text:p>
      <text:p text:style-name="P2">Donec semper, purus eu hendrerit lacinia, libero ex aliquam sem, sit amet tempor sem metus nec justo. Maecenas sagittis lacus at turpis malesuada, id convallis tellus molestie. In fringilla, massa id venenatis euismod, felis purus fringilla urna, eu malesuada arcu tortor nec ex. Ut pulvinar felis a sollicitudin varius. Curabitur sed est tincidunt, euismod sem vehicula, ornare augue. Maecenas quis ligula metus. Nunc aliquam sapien sed elit vehicula lacinia. Mauris sed facilisis libero. Nulla malesuada finibus blandit. Mauris euismod fermentum tortor quis elementum. Maecenas imperdiet risus sed tortor interdum malesuada. Fusce ullamcorper commodo enim, sed rhoncus eros pharetra in. Praesent finibus mi in iaculis accumsan.</text:p>
      <text:p text:style-name="P2">Nullam vitae sagittis nisi. Donec porttitor diam eu quam vestibulum mattis quis in sem. Maecenas vitae bibendum turpis, sed consectetur turpis. Pellentesque porta in sapien feugiat dictum. Pellentesque tempus turpis pellentesque placerat condimentum. Quisque ligula lectus, volutpat vel ligula non, porttitor porta massa. Interdum et malesuada fames ac ante ipsum primis in faucibus. Maecenas erat metus, pretium a pharetra at, laoreet vel sapien. Aenean congue nisl magna, sit amet posuere neque faucibus sit amet. Aenean quis nulla convallis, lacinia lorem et, dignissim dui. Maecenas fringilla dapibus sem, ut pellentesque est iaculis ut. Phasellus blandit sit amet ex sagittis tempor. Vestibulum ultricies nisi diam, eu dapibus quam pulvinar non.</text:p>
      <text:p text:style-name="P2">Maecenas mollis, purus at tincidunt hendrerit, nibh tortor bibendum metus, ac aliquet dolor sapien quis turpis. Aliquam congue arcu ac finibus accumsan. Suspendisse commodo interdum libero, non euismod massa blandit eu. Sed neque leo, luctus et neque vel, placerat lobortis turpis. Cras eget vehicula dui, quis facilisis ante. Etiam erat arcu, faucibus eget sem at, ultrices lobortis erat. Integer maximus arcu nec cursus vestibulum. Maecenas dictum tincidunt eros, ut feugiat libero mollis eget.</text:p>
      <text:p text:style-name="P2">Proin in nulla vel elit malesuada tristique. Nulla vel gravida libero, sit amet gravida metus. Sed aliquet at mi ut accumsan. Integer eu nulla cursus, malesuada magna ac, mattis enim. Class aptent taciti sociosqu ad litora torquent per conubia nostra, per inceptos himenaeos. Donec ac libero venenatis, porta urna et, rhoncus est. Suspendisse potenti. Nunc ac dictum dolor. <text:soft-page-break/>Phasellus aliquet, augue ut iaculis venenatis, orci magna blandit nibh, sit amet sodales tellus massa a lectus. Sed tempor massa id sollicitudin varius.</text:p>
      <text:p text:style-name="P2">Curabitur eget sapien enim. Duis posuere lacinia urna eget vulputate. Suspendisse dignissim pulvinar volutpat. Pellentesque eros magna, hendrerit at nibh sit amet, feugiat volutpat magna. Praesent consequat egestas urna, et tincidunt dui iaculis vel. Nulla placerat dui maximus diam fermentum sodales. Nam iaculis, neque a mattis iaculis, risus elit sollicitudin arcu, quis vestibulum augue tortor id nisi. Donec scelerisque neque eu faucibus egestas. Quisque interdum, ex vel placerat mattis, ante libero semper ipsum, quis commodo velit nibh eu lorem. Pellentesque pellentesque dolor ac ultricies luctus. Fusce ut feugiat augue. Ut facilisis urna vel dui egestas facilisis. Maecenas ut ornare quam, nec convallis risus. Morbi ultrices elit et commodo commodo. Aliquam mattis elit sed odio posuere condimentum. Curabitur pellentesque porta hendrerit.</text:p>
      <text:p text:style-name="P2">Curabitur leo sem, placerat ac orci at, maximus molestie dui. Ut aliquet quam et dui pharetra, non tristique nunc ornare. Nullam semper ornare hendrerit. Cras ac faucibus magna. Morbi mattis risus a lorem euismod, hendrerit ullamcorper lorem interdum. Duis laoreet blandit elementum. Nunc ac nisi non dui aliquam bibendum. Ut facilisis, odio sit amet aliquet congue, nisl est scelerisque lorem, in placerat risus urna quis risus. Aliquam non arcu a justo congue auctor at vel mauris. Phasellus sollicitudin posuere orci, at finibus ex egestas at. Praesent semper varius metus ut ullamcorper. Maecenas in blandit est, a sagittis elit. Nam et neque lorem. Ut malesuada nec arcu in lacinia. Vestibulum a magna maximus, maximus velit sed, luctus ante.</text:p>
      <text:p text:style-name="P2">Phasellus dignissim turpis sed sagittis laoreet. Vestibulum massa ex, volutpat cursus interdum et, consectetur quis nulla. Vestibulum malesuada vulputate dui vel egestas. Duis vitae massa non leo euismod euismod eu ac tellus. Nam elementum volutpat maximus. Vestibulum quis quam sit amet lacus sodales tempor. In id gravida sapien. Maecenas tincidunt ultrices lectus ac sagittis. Maecenas tristique sagittis venenatis. Nullam interdum placerat tortor, eu fermentum risus venenatis at. Aliquam faucibus consectetur lacus eget posuere. Quisque et tempor tellus, eget ultricies arcu.</text:p>
      <text:p text:style-name="P2">Aliquam lobortis ullamcorper erat, in commodo diam. Integer vel nulla quam. Donec vel pharetra nulla. Vivamus cursus vitae urna vitae commodo. Ut tempor dignissim nulla sed ornare. Sed purus risus, faucibus quis elementum in, faucibus sit amet elit. Nulla eleifend ipsum ut cursus ultricies. Nunc id vulputate augue, eu ultricies quam. Quisque est leo, posuere ac massa nec, pharetra imperdiet purus.</text:p>
      <text:p text:style-name="P2">Aliquam semper tristique congue. Morbi lobortis est at iaculis accumsan. Mauris in luctus lacus. Maecenas porttitor erat suscipit felis sodales, sit amet tincidunt urna dignissim. <text:soft-page-break/>Nullam pharetra malesuada luctus. Aliquam commodo metus ut orci tempus semper. Curabitur vehicula malesuada elementum. Maecenas aliquam lacus condimentum urna malesuada condimentum. Nullam quis arcu enim. Proin pretium nulla dui, a posuere lacus elementum eleifend. Cras molestie ex sed risus mattis, et finibus urna consectetur.</text:p>
      <text:p text:style-name="P2">Praesent aliquam maximus blandit. Integer efficitur leo mi, sed maximus lacus hendrerit eget. Suspendisse aliquet lacinia finibus. Integer porta pulvinar sapien, at efficitur mi ullamcorper non. Suspendisse potenti. Donec sagittis, sem ac blandit mattis, enim purus dictum quam, eget viverra dolor nulla sit amet urna. Integer sit amet nulla malesuada, tristique eros vel, vulputate purus. Duis id nisi arcu. In tristique facilisis dui, a mattis nisi ultrices at.</text:p>
      <text:p text:style-name="P2">In hac habitasse platea dictumst. Morbi gravida iaculis semper. Aenean pellentesque sem non felis mollis maximus. Quisque sit amet est et libero suscipit semper vel et risus. Pellentesque ultricies purus in elit bibendum laoreet. Nulla venenatis urna vitae leo mattis, sit amet gravida nibh luctus. Maecenas ultricies dignissim erat ut tempus. Etiam eleifend elementum nulla nec viverra. Maecenas at sapien accumsan purus molestie ornare. Etiam scelerisque nulla eget elementum condimentum.</text:p>
      <text:p text:style-name="P2">Donec molestie tincidunt lorem, a finibus odio tempus et. Ut eleifend nibh at elit facilisis vehicula. Sed congue vehicula luctus. Maecenas sollicitudin enim urna, venenatis auctor mi bibendum sit amet. Donec sagittis neque vel accumsan vehicula. Aenean efficitur vehicula tristique. Duis ultrices at ipsum eu mollis. Donec nunc ante, fermentum feugiat porttitor at, posuere vitae velit.</text:p>
      <text:p text:style-name="P2">Etiam nisi nisi, iaculis quis commodo et, suscipit sed sapien. Nulla facilisi. Aenean at posuere elit. Duis ut metus ex. Pellentesque id urna erat. Cras dignissim eu nisi ut semper. Nullam volutpat vulputate erat vel volutpat. Nullam ultrices hendrerit leo nec pulvinar. Sed vitae mollis sem, ac porttitor metus. Pellentesque rhoncus risus arcu, vitae vulputate nunc dignissim ut. In venenatis, felis a condimentum laoreet, mi ligula scelerisque odio, at pellentesque tortor lectus et sem. Nam viverra ante et venenatis lacinia.</text:p>
      <text:p text:style-name="P2">Interdum et malesuada fames ac ante ipsum primis in faucibus. Nunc felis dui, sagittis varius sem tristique, sodales ornare lacus. Suspendisse ut enim et risus pharetra lobortis. Sed in nibh eu leo rutrum aliquet et eu sapien. Donec imperdiet mauris a ante condimentum, et convallis libero vestibulum. Sed eu tellus leo. Fusce cursus elementum semper. Cras placerat nisi egestas tortor accumsan, sed volutpat velit aliquet.</text:p>
      <text:p text:style-name="P2">Phasellus vel odio nec sapien pretium faucibus. Aliquam tristique gravida tincidunt. Quisque pharetra sollicitudin sem, at sollicitudin odio bibendum et. Sed non nunc magna. Integer ac turpis eget eros fermentum fermentum quis sed nulla. Duis risus leo, rhoncus quis lacus nec, pulvinar tristique ligula. Sed vel blandit ipsum.</text:p>
      <text:p text:style-name="P2"><text:soft-page-break/>Sed hendrerit nulla a rhoncus ultrices. Nulla interdum aliquam ligula, eget dapibus massa lacinia non. Mauris non tellus vitae dui egestas condimentum. Curabitur sollicitudin varius mauris ut scelerisque. Etiam ullamcorper at arcu eget cursus. Ut neque ligula, suscipit a mauris non, lacinia euismod massa. Integer facilisis orci eu vestibulum consequat. Donec ullamcorper nibh non dolor vestibulum, non pulvinar neque auctor. Nulla imperdiet quis justo vel rutrum. Mauris at interdum orci. Proin auctor, quam et accumsan maximus, nisi purus ornare nisi, at malesuada dui enim a purus. Suspendisse posuere, massa ut vestibulum accumsan, arcu mauris euismod eros, ac vestibulum ante massa vitae quam. Vestibulum vehicula ligula sit amet accumsan ullamcorper. Pellentesque habitant morbi tristique senectus et netus et malesuada fames ac turpis egestas. Pellentesque at nulla augue. Maecenas rhoncus sapien malesuada leo venenatis porta.</text:p>
      <text:p text:style-name="P2">Nunc faucibus non sem in vestibulum. Curabitur ac risus justo. Donec porttitor tincidunt turpis, non pellentesque purus posuere sit amet. In hac habitasse platea dictumst. Praesent pellentesque velit sit amet elementum placerat. Mauris sit amet diam nunc. Maecenas libero nunc, commodo ut justo non, molestie congue tortor. Proin a ipsum efficitur, sollicitudin diam non, venenatis sapien. Curabitur ultricies tristique magna, sit amet cursus urna sagittis sit amet.</text:p>
      <text:p text:style-name="P2">Integer condimentum facilisis dolor ut dignissim. Proin ut lorem quam. Integer sollicitudin nisi ut odio viverra, eu convallis justo luctus. Pellentesque habitant morbi tristique senectus et netus et malesuada fames ac turpis egestas. Morbi purus est, dignissim eget orci ut, varius tempor nisl. Integer pharetra finibus enim, sed molestie eros. Aliquam ornare, sapien vel posuere auctor, nunc libero gravida justo, id lacinia purus orci egestas lorem. Integer suscipit cursus orci, a aliquam leo rutrum condimentum. Fusce blandit magna sed tempus suscipit.</text:p>
      <text:p text:style-name="P2">Duis fermentum tincidunt enim vel euismod. Pellentesque ut posuere nulla, quis posuere odio. Donec consequat odio in augue eleifend ultrices. Ut maximus, leo at consequat gravida, augue dui hendrerit sapien, vel dignissim turpis ex at velit. Suspendisse sit amet eleifend nisl. Morbi non mi mi. Morbi tristique purus volutpat quam ornare, eget pharetra odio dignissim. Cras id felis non est ornare consequat. Morbi tincidunt augue et nisl egestas feugiat. Maecenas vel nulla vel arcu hendrerit luctus eget eget metus. Nam quis eleifend nibh, non porttitor neque. Aliquam in libero venenatis velit faucibus tincidunt in vel est. Proin molestie nunc orci, sit amet vestibulum ipsum efficitur ac.</text:p>
      <text:p text:style-name="P2">Duis vel turpis sit amet lacus laoreet ultrices. Morbi euismod odio quis ex volutpat consequat. Nam maximus commodo erat, sed accumsan ante. Nullam risus quam, finibus et consequat at, euismod id risus. Morbi vestibulum euismod magna eu accumsan. Praesent facilisis purus justo, sit amet dignissim ex mattis <text:soft-page-break/>quis. Nullam volutpat in elit at dapibus.</text:p>
      <text:p text:style-name="P2">Donec aliquet lectus erat, eget iaculis diam fermentum a. Nullam eu ornare eros. Fusce vel consectetur neque. Mauris risus turpis, pulvinar at consequat a, sodales a neque. Sed quis metus ante. Cras in facilisis quam. Sed eget ante et purus blandit maximus. Pellentesque habitant morbi tristique senectus et netus et malesuada fames ac turpis egestas.</text:p>
      <text:p text:style-name="P2">Phasellus volutpat elit sed elementum viverra. Sed rhoncus quam volutpat tristique vehicula. Nam condimentum molestie odio at accumsan. Maecenas a ligula metus. Cras tempus blandit neque. Sed ultricies dignissim pretium. Proin velit velit, finibus in blandit vel, rutrum vitae mi. Sed dignissim nunc quis est condimentum semper. In tincidunt et diam molestie luctus. Duis molestie auctor diam, quis mattis odio laoreet at. Cras et egestas odio. Pellentesque condimentum dignissim sollicitudin. Sed vulputate lectus at nisi laoreet, non rhoncus tellus sodales.</text:p>
      <text:p text:style-name="P2">Mauris lobortis ac massa quis congue. Etiam non rhoncus nibh. Donec nec dui risus. Curabitur vitae bibendum odio. Vivamus pulvinar convallis nibh id aliquet. Pellentesque porta ligula neque. Vestibulum ante ipsum primis in faucibus orci luctus et ultrices posuere cubilia Curae; Nam congue pretium turpis, et vehicula dui auctor quis. Mauris aliquam tincidunt convallis. Cras quis orci ut ex volutpat condimentum eu eget purus. Nam nulla turpis, consequat quis leo vel, lobortis ultrices nisi.</text:p>
      <text:p text:style-name="P2">Praesent quis consectetur tortor. Pellentesque tellus purus, sodales vel tristique eget, laoreet at nisi. Pellentesque non scelerisque tortor. Cras eget ante nisi. Nunc ac hendrerit libero, a euismod quam. Pellentesque habitant morbi tristique senectus et netus et malesuada fames ac turpis egestas. Duis diam lorem, finibus nec dolor quis, pharetra efficitur lorem. Cras id ultrices erat, quis hendrerit lacus. Nunc vel feugiat dolor. Sed id accumsan odio. Donec orci augue, ornare nec diam a, porttitor mollis nisi. Proin elit eros, porttitor quis elit a, vehicula suscipit magna. Donec dictum dolor turpis, ac pulvinar risus sodales a. Integer finibus tristique turpis. Vestibulum ante ipsum primis in faucibus orci luctus et ultrices posuere cubilia Curae; Maecenas id arcu nec augue facilisis feugiat mattis sed lorem.</text:p>
      <text:p text:style-name="P2">Curabitur vitae sagittis arcu. Integer sit amet lectus at velit mattis rhoncus nec vel libero. Integer rutrum rutrum nulla, consectetur volutpat magna dapibus euismod. Pellentesque tempor magna sit amet nunc porttitor auctor. Aliquam in tempus ante, ac posuere elit. Aliquam erat volutpat. Morbi enim purus, tempus nec nibh ultrices, lobortis vestibulum dui. Praesent molestie eleifend ultrices. Proin dignissim rhoncus massa at vestibulum. Nam porttitor scelerisque dui, vitae tempus libero dapibus ac. Sed consectetur imperdiet bibendum.</text:p>
      <text:p text:style-name="P2">Integer aliquet justo nec facilisis hendrerit. Ut egestas vulputate porta. Nulla suscipit mattis egestas. Morbi imperdiet ex quis lectus dignissim rutrum. Etiam sed mauris sagittis, <text:soft-page-break/>laoreet lectus ac, hendrerit ex. Aliquam erat volutpat. Duis viverra nisi eu magna sagittis ornare id id ipsum. Suspendisse at varius urna. Curabitur in tempor augue, id tristique odio. Quisque a diam ut felis semper varius eget ac massa.</text:p>
      <text:p text:style-name="P2">Integer porta id lorem id dictum. Nam quis tortor mauris. Ut fermentum aliquam bibendum. Praesent luctus diam non erat volutpat tempus. Donec congue ornare mauris cursus pulvinar. Sed commodo massa sem. Nunc dolor velit, dignissim eget dolor a, eleifend rhoncus urna. Proin eu euismod elit, ut faucibus magna. Curabitur ut sem sit amet nunc sollicitudin feugiat. Curabitur at sem orci.</text:p>
      <text:p text:style-name="P2">Cras sagittis egestas scelerisque. Morbi tempor ornare sapien ac eleifend. Cras varius eros quis facilisis suscipit. Aliquam tincidunt sed felis ut bibendum. Maecenas rutrum pellentesque felis id ultrices. Nulla tristique dui velit, id ullamcorper quam eleifend ac. Morbi lacinia mollis convallis. Aenean vel semper ligula. Etiam mollis semper nisl. Integer sed placerat leo. Nam auctor venenatis eros. Aenean sit amet nulla ac nisi fringilla interdum id eu nisl.</text:p>
      <text:p text:style-name="P2">Integer non nulla in turpis laoreet consequat. Morbi imperdiet tellus risus, ac luctus quam venenatis a. Pellentesque condimentum justo odio, in laoreet justo semper vel. Nullam non facilisis elit. Praesent accumsan tincidunt ornare. Vestibulum erat odio, volutpat non mi ac, tincidunt bibendum diam. Nullam gravida quis sapien sit amet sollicitudin. Fusce euismod ex erat, pretium dignissim ligula ornare sit amet. Phasellus augue orci, gravida vel lectus vitae, faucibus suscipit justo. Pellentesque pretium ipsum nec ante fermentum interdum.</text:p>
      <text:p text:style-name="P2">Nunc ligula nibh, pharetra et orci et, tempus rutrum purus. Curabitur mollis, diam at commodo rutrum, felis turpis porttitor ligula, vitae commodo libero magna non enim. Class aptent taciti sociosqu ad litora torquent per conubia nostra, per inceptos himenaeos. Proin blandit turpis sit amet accumsan egestas. Pellentesque egestas euismod metus vehicula luctus. Proin finibus id leo vel pellentesque. Fusce cursus sagittis aliquet. Nam sit amet purus et magna mollis faucibus at non velit. Quisque et elit et lacus dapibus dignissim vitae eget ex. Sed fermentum non ex sed dictum. Nulla vulputate sapien id neque cursus tempus. Maecenas congue interdum mauris hendrerit posuere.</text:p>
      <text:p text:style-name="P2">Nunc nec molestie felis. Curabitur est velit, maximus non gravida et, laoreet sit amet sem. Aenean ultrices arcu non ultrices eleifend. Aliquam vitae purus dapibus, aliquam leo quis, euismod massa. Sed nec ipsum vitae elit ultrices rutrum. Ut dapibus varius dui, at fringilla elit faucibus ut. Proin lobortis porttitor nisl. Nullam eu enim posuere, mattis orci vel, rutrum enim. Maecenas quis odio dolor. Mauris id condimentum augue, in consectetur nibh. Ut nec quam ut nisl lacinia accumsan eget ut purus. Phasellus tincidunt arcu massa, congue lobortis leo efficitur eget. Morbi vitae lorem vitae velit accumsan fringilla vitae sit amet enim.</text:p>
      <text:p text:style-name="P2"><text:soft-page-break/>Suspendisse id lacinia arcu, id consequat ante. Etiam sed sapien volutpat erat consequat volutpat venenatis elementum orci. Ut et metus cursus, elementum libero non, pharetra augue. Maecenas cursus risus quam, in lacinia nisl posuere vel. Maecenas convallis ullamcorper sapien quis commodo. Suspendisse varius, quam in efficitur tristique, nulla ante facilisis massa, commodo pharetra dui tortor sit amet odio. Maecenas laoreet vitae nibh quis lacinia. Phasellus consequat maximus ex, sodales cursus mauris vehicula sit amet.</text:p>
      <text:p text:style-name="P2">Mauris felis nunc, maximus pellentesque arcu at, maximus varius lectus. Nulla quis dolor vel velit congue tristique. Morbi mauris arcu, venenatis non justo quis, condimentum porttitor elit. Aenean vitae tortor dui. Morbi auctor sapien sit amet nisi finibus, vel accumsan dui fringilla. Vivamus vitae elit euismod, euismod diam vel, suscipit felis. Fusce laoreet sem pellentesque, facilisis elit ut, posuere arcu. Praesent sed diam orci. Morbi faucibus neque a metus consequat, ut pellentesque neque molestie.</text:p>
      <text:p text:style-name="P2">Morbi ultricies at sem non rutrum. Suspendisse consectetur placerat urna. Duis rutrum quis urna quis varius. In hac habitasse platea dictumst. Suspendisse potenti. Curabitur ultricies lacus et purus tincidunt, id pulvinar elit interdum. In sed facilisis elit, ac auctor nulla. Suspendisse potenti. Proin et odio volutpat, lacinia enim at, tempus lacus.</text:p>
      <text:p text:style-name="P2">Cras velit velit, molestie a velit ut, ornare laoreet est. Mauris metus mi, congue quis pharetra sit amet, tempus vel diam. Maecenas aliquam iaculis aliquam. Aliquam tortor lectus, aliquet eget leo faucibus, imperdiet molestie metus. Phasellus risus nibh, placerat in nunc vel, venenatis molestie tellus. Vestibulum ante ipsum primis in faucibus orci luctus et ultrices posuere cubilia Curae; Aliquam mauris augue, ultrices vitae euismod vitae, suscipit id eros. Integer euismod felis arcu, ut gravida mauris vestibulum id. Aenean vitae tortor quam. Sed pretium dui tortor, id vehicula tortor blandit non. Ut auctor tincidunt dui, euismod aliquam augue fermentum in. Sed vel fringilla mauris. Integer quis convallis dui. Duis sit amet risus ligula. Nam tincidunt a nisi eu congue. Quisque auctor vitae augue at pulvinar.</text:p>
      <text:p text:style-name="P2">Aenean erat ligula, tempus ac quam sit amet, pharetra euismod tellus. Etiam finibus ut velit sed tristique. Curabitur tempus placerat dolor vel lobortis. Sed lacinia bibendum massa, sit amet pretium risus porttitor quis. Proin rutrum, purus et condimentum feugiat, tellus risus interdum quam, vel ultricies neque magna eget enim. Nullam pharetra dui et rhoncus sodales. Nulla nec nibh dictum, ultrices dui at, rhoncus dolor. Praesent congue pulvinar mauris ac fringilla. Mauris cursus id elit eu lobortis. Sed luctus elit sit amet felis tempor, ac gravida lacus varius. Donec et augue mauris. Proin imperdiet, orci rutrum pulvinar elementum, leo tellus tincidunt libero, vel convallis lectus erat et ligula. Integer pellentesque dictum nisi ac tincidunt. Quisque faucibus, leo id tristique <text:soft-page-break/>hendrerit, diam nulla dapibus dolor, a posuere massa nisl vitae mauris. Nunc lacinia fermentum felis et laoreet. Nulla ac euismod nibh, varius lacinia libero.</text:p>
      <text:p text:style-name="P2">Praesent malesuada vel quam eget ornare. Maecenas ultrices eros id neque commodo congue. Praesent ut posuere turpis. Proin quis magna nulla. Sed dictum mauris sed dui dictum, interdum venenatis orci facilisis. Quisque dapibus vulputate tellus, ac pharetra magna egestas vitae. Sed non lacinia justo, a vehicula eros.</text:p>
      <text:p text:style-name="P2">Etiam convallis, ex et porta malesuada, ipsum nisi dignissim quam, sed pulvinar velit libero eu ante. Suspendisse semper eu lorem id tempus. Mauris interdum tincidunt lacus mattis aliquet. Nunc ipsum sem, fringilla sed pharetra in, dictum quis turpis. Quisque malesuada odio dui, vitae dapibus massa pretium ut. Suspendisse eu placerat augue. Phasellus at aliquam ante. Nunc condimentum id risus quis condimentum. Cras tincidunt fringilla venenatis. Mauris id luctus lectus, nec sodales ipsum. Etiam consectetur enim quam, vel vehicula tellus finibus laoreet. Vivamus non molestie nisl. Nullam sodales eleifend tellus, a volutpat neque facilisis non. Praesent faucibus lacus sed odio hendrerit facilisis.</text:p>
      <text:p text:style-name="P2">Pellentesque vulputate dolor ligula, in malesuada dolor facilisis et. Maecenas tempor ante et quam iaculis, vitae aliquam eros blandit. Phasellus pharetra rutrum sapien gravida fermentum. Maecenas sit amet purus eleifend libero fermentum mattis in et massa. In nec sodales tellus. Proin quis mauris at massa mollis molestie a eget sapien. Ut suscipit tincidunt efficitur. Fusce nec malesuada lorem.</text:p>
      <text:p text:style-name="P2">Duis vitae nibh sit amet mi facilisis placerat. Etiam non ipsum mi. Suspendisse dignissim purus quam, molestie mollis tellus consequat in. Pellentesque vitae nisl nec purus laoreet tristique id eu nisl. Maecenas et nisi ut ex egestas finibus. Vestibulum quis mi sed elit placerat facilisis sed id enim. Ut augue metus, viverra porttitor urna sed, viverra porta metus. Vivamus tempor elementum dolor, vel maximus justo pharetra quis. Proin ligula purus, commodo ac tempus eget, auctor rutrum mi. Nam eget lacus a quam elementum pretium. Etiam urna eros, condimentum ac interdum ac, pellentesque at tortor.</text:p>
      <text:p text:style-name="P2">Aenean et mi quis lectus consequat euismod non non metus. Curabitur placerat mattis magna. Sed suscipit lorem blandit, commodo nisi in, dictum lorem. Curabitur ultrices arcu in massa gravida, a pulvinar metus suscipit. Nam ultrices elit ac enim dictum tincidunt. Donec vel mi nunc. Nam sagittis urna ut leo tempus fringilla. Quisque in risus id ante suscipit condimentum eget vitae justo. Aliquam consectetur quam vitae sagittis consectetur.</text:p>
      <text:p text:style-name="P2">Quisque blandit, dui ut dignissim mollis, velit turpis sagittis ex, vel ullamcorper odio diam vitae odio. Pellentesque habitant morbi tristique senectus et netus et malesuada fames ac turpis egestas. Aliquam luctus ut sem ac malesuada. Curabitur eleifend dolor at enim venenatis feugiat. Nunc quis luctus eros. Nullam <text:soft-page-break/>eleifend urna purus, rutrum varius felis lacinia eget. Morbi a felis nisl. Sed non molestie arcu. Praesent scelerisque risus eu pulvinar aliquet. Ut eget ligula ut eros fringilla ultricies quis ac lectus.</text:p>
      <text:p text:style-name="P2">Proin viverra iaculis est sit amet pretium. Phasellus laoreet commodo convallis. In eros ante, imperdiet id accumsan a, hendrerit sed metus. Aenean volutpat velit ipsum, ut cursus velit ultrices quis. In tempor pharetra iaculis. Donec sit amet efficitur urna. Vestibulum at mi velit. Ut quis placerat sapien. Vivamus sagittis sapien vel neque ullamcorper congue. Nam id consectetur massa, non luctus est. Praesent ultricies magna magna, in eleifend velit volutpat sit amet. Suspendisse quis leo sit amet nisi commodo mollis. Vestibulum pulvinar neque aliquam sagittis pretium. Aliquam magna quam, viverra sed scelerisque at, consectetur et massa. Sed imperdiet lacus eget metus porta, non egestas odio viverra.</text:p>
      <text:p text:style-name="P2">Nullam vulputate ornare efficitur. Morbi turpis dui, convallis eget lorem non, faucibus tristique sem. Maecenas sit amet semper lectus. Praesent bibendum, diam in ultrices semper, diam tellus mollis arcu, vehicula facilisis justo arcu vitae sapien. Sed rhoncus at erat sit amet pulvinar. Ut ac magna sit amet turpis bibendum tincidunt. In at elit lectus. Aliquam iaculis auctor lorem et dictum. Nulla dignissim ultrices tellus, molestie pulvinar sapien placerat nec. Proin faucibus, urna at lacinia tempus, libero erat placerat risus, quis maximus dui arcu vitae turpis. Suspendisse nisl lectus, accumsan mollis nulla ac, vestibulum blandit erat. Duis eu purus nisl. Sed nec massa fermentum, pellentesque nibh eu, varius odio. Morbi id odio nec ligula feugiat ultricies iaculis vitae velit. Sed sagittis at nunc at sodales. Aliquam efficitur dolor et urna dapibus efficitur.</text:p>
      <text:p text:style-name="P2">Morbi hendrerit congue massa at laoreet. Pellentesque habitant morbi tristique senectus et netus et malesuada fames ac turpis egestas. Duis pharetra congue est ut gravida. Donec a consectetur orci. Cras vehicula orci quis sem rhoncus, eget dignissim dolor placerat. Praesent sem lacus, sollicitudin ut consectetur in, varius at risus. Curabitur elementum turpis vitae enim tempor, eget volutpat libero scelerisque. Vestibulum finibus auctor ex vel maximus. In sit amet ipsum elit. Donec rutrum lorem eu lectus luctus, sed maximus risus blandit.</text:p>
      <text:p text:style-name="P2">Ut malesuada mollis euismod. Suspendisse potenti. Quisque mollis iaculis porttitor. In vitae scelerisque ligula. Ut eget mollis est. Quisque vel ante et nisi pharetra pellentesque. Ut aliquam faucibus elit nec cursus. Nulla accumsan consequat ultrices. Phasellus semper laoreet urna, non mollis magna pulvinar sed. Praesent in urna dolor. Cras maximus et turpis eget semper. Ut condimentum tortor odio, ultrices consequat magna egestas a.</text:p>
      <text:p text:style-name="P2">Proin rhoncus dui a purus congue, aliquam fermentum turpis consectetur. Cras augue nisl, euismod sed libero sed, placerat porta nisi. Nam efficitur placerat tellus vitae consequat. <text:soft-page-break/>Nulla facilisis eleifend semper. In eu cursus nisl, id ultricies turpis. Donec tortor enim, bibendum suscipit justo non, hendrerit consequat tellus. Fusce commodo, sem euismod lobortis tristique, ligula mauris varius ante, mattis efficitur quam nunc ac neque.</text:p>
      <text:p text:style-name="P2">Integer interdum mollis nibh, pharetra elementum est aliquet in. Phasellus et porttitor elit. Nam scelerisque maximus ligula blandit eleifend. Vivamus iaculis tellus vel libero efficitur egestas. Fusce et metus est. Donec eu tincidunt felis. Mauris vel tincidunt enim. Fusce placerat suscipit risus id cursus. Integer consectetur felis blandit, molestie tortor ut, imperdiet lacus. Nulla gravida, urna a semper tincidunt, erat tortor elementum enim, nec vestibulum urna felis et tortor. Donec gravida augue ac malesuada consectetur. Integer pulvinar, sem nec venenatis pretium, dui libero aliquet leo, nec porttitor metus augue eget ligula. Morbi vel enim metus. Proin consequat ex ac purus consectetur sodales. Nulla accumsan augue vitae dui auctor sagittis.</text:p>
      <text:p text:style-name="P2">Etiam in purus porta felis commodo pulvinar eu eget urna. Etiam ut urna at ligula ultricies egestas quis sit amet orci. Donec pretium arcu at purus mattis faucibus. Etiam sit amet urna tristique, ullamcorper dolor ut, maximus ipsum. Ut vitae ex augue. Aliquam at mauris at arcu finibus vestibulum. Sed malesuada nunc ut nibh commodo lobortis quis vel metus. Quisque et accumsan nunc, eu sollicitudin arcu. Nulla consequat massa magna, et congue velit finibus a.</text:p>
      <text:p text:style-name="P2">Aenean non metus risus. Pellentesque in pharetra elit, et consequat nisi. Suspendisse consectetur nisi vitae suscipit tincidunt. Ut neque arcu, finibus eu tempus et, consectetur in nulla. Aenean viverra lacinia pretium. Maecenas dapibus aliquet sem, ac vestibulum nulla pharetra et. Aliquam justo nisi, sodales a ligula a, varius tincidunt sem. Vestibulum risus libero, condimentum vitae eleifend sit amet, accumsan nec felis. Mauris quis dignissim lacus, ac accumsan lectus. Sed erat lectus, ultrices vitae feugiat vel, congue at nisl.</text:p>
      <text:p text:style-name="P2">Praesent in placerat odio. Nam ultricies vehicula lacinia. Suspendisse imperdiet vitae dolor ac sodales. Phasellus malesuada sed risus nec condimentum. Phasellus vitae euismod diam. Duis laoreet purus vel dolor rutrum, at vulputate nisi convallis. In pellentesque id augue quis varius. Praesent non enim sodales, aliquet magna sit amet, consequat est. Proin tellus nibh, efficitur in consequat nec, tristique eu libero. Donec eu lorem nec urna facilisis laoreet. Donec ut scelerisque elit. Sed luctus, lacus id feugiat suscipit, sapien nibh commodo tellus, aliquet sodales ex risus in erat. Donec gravida, nisi vitae tincidunt mattis, nisi nunc accumsan erat, id laoreet leo nibh sit amet lectus. Sed erat tellus, sagittis et pulvinar ut, ornare ut lectus. Curabitur vitae accumsan mauris. Nulla semper risus at lacus placerat, a efficitur tellus ultricies.</text:p>
      <text:p text:style-name="P2">Duis eget erat interdum dui consequat aliquam id sed tortor. <text:soft-page-break/>Quisque tincidunt nulla nec lacus sollicitudin, et viverra dui tempus. Sed a orci turpis. Vivamus vel bibendum diam, non vulputate metus. Nullam iaculis euismod nunc id efficitur. Donec quis magna ultricies elit egestas posuere a sed ante. Maecenas turpis justo, dignissim a varius non, dictum ultrices nibh. Donec id porttitor arcu. Nulla vitae est ligula. Etiam a luctus libero. Mauris imperdiet dictum odio aliquet vulputate. Sed justo justo, fermentum ut iaculis a, mattis nec quam. Pellentesque eget porttitor enim. Donec ac lorem nec odio rhoncus aliquam eu ut risus. Phasellus sodales metus augue, et laoreet erat aliquet sagittis.</text:p>
      <text:p text:style-name="P2">Suspendisse pretium tincidunt viverra. Nam dapibus tortor eu arcu vulputate, sit amet tempor enim ultricies. Cras at sem sit amet metus ultricies facilisis nec in ante. Donec placerat tincidunt turpis. Vivamus efficitur turpis et odio malesuada, ac vestibulum ipsum venenatis. In sit amet nunc eu magna varius gravida. Sed convallis a sem quis molestie. Donec euismod elit eu elementum pharetra. Aliquam ipsum elit, viverra ac viverra sed, pretium a eros.</text:p>
      <text:p text:style-name="P2">Morbi sagittis cursus massa at rhoncus. Donec bibendum quam ac auctor varius. Donec id cursus nibh, id bibendum felis. Donec dictum, quam in lobortis bibendum, lectus erat lobortis justo, a euismod metus ex id arcu. In dapibus suscipit est, vel congue felis varius nec. Donec vitae mauris in elit feugiat accumsan. Donec at lacinia turpis, nec vulputate nibh. Sed mollis eros semper neque maximus, ac placerat turpis luctus.</text:p>
      <text:p text:style-name="P2">Nunc turpis magna, congue at varius id, ultrices vitae elit. Nunc tellus ipsum, tristique et suscipit sit amet, faucibus ac nunc. Class aptent taciti sociosqu ad litora torquent per conubia nostra, per inceptos himenaeos. Aliquam non nibh at metus pharetra pharetra eget et erat. Pellentesque habitant morbi tristique senectus et netus et malesuada fames ac turpis egestas. Ut condimentum suscipit nisi, vitae maximus dolor iaculis vitae. Aenean pulvinar lacus et elit consequat eleifend. In porta nulla augue, non convallis nulla congue in. In tincidunt risus at dui aliquam ultricies non in quam.</text:p>
      <text:p text:style-name="P2">Phasellus id ipsum augue. Quisque massa mi, fringilla ac aliquam sit amet, efficitur et tortor. Vestibulum a erat odio. Maecenas suscipit a felis nec congue. Quisque faucibus et nisl sit amet sollicitudin. Nunc ornare massa ac fringilla auctor. Donec finibus vestibulum nisl vel interdum. Curabitur ultricies egestas velit. Nullam facilisis, augue eu tincidunt mollis, diam justo rutrum dolor, id fermentum libero turpis a est. Mauris at quam arcu. Curabitur massa est, tempus vulputate faucibus quis, tristique id lacus. Nullam porttitor orci nec orci lobortis semper.</text:p>
      <text:p text:style-name="P2">Fusce feugiat commodo lectus ac feugiat. Proin at risus non magna semper pretium sed volutpat urna. Integer justo arcu, hendrerit non diam a, euismod interdum mi. Nunc facilisis pharetra sapien et vulputate. Morbi euismod odio at dui ornare, ut vulputate sem tincidunt. Donec egestas cursus nibh et <text:soft-page-break/>condimentum. Cras eget dapibus mauris. Morbi pharetra lorem arcu, non aliquet nunc suscipit lobortis.</text:p>
      <text:p text:style-name="P2">Quisque finibus sed magna nec congue. Aenean facilisis dolor et est fringilla, et laoreet erat pharetra. Vestibulum nec arcu facilisis, condimentum orci sit amet, condimentum elit. Fusce eleifend pellentesque metus, at placerat massa tristique sed. Donec at ornare eros. Fusce auctor mauris molestie nisi interdum, nec luctus lacus sagittis. Duis a luctus erat. Pellentesque eget sem et quam lacinia vestibulum eget ut lacus. Vestibulum sed lorem velit. Sed commodo eleifend nunc nec condimentum. Praesent at commodo tortor.</text:p>
      <text:p text:style-name="P2">Fusce finibus dolor ac massa ullamcorper, eu rutrum quam pharetra. Quisque feugiat arcu a felis feugiat, eget suscipit est bibendum. Nulla placerat, arcu non ultrices rutrum, ipsum libero consequat ex, gravida malesuada tortor magna eu ligula. Nullam in mattis velit. Vivamus maximus imperdiet vulputate. Nam molestie purus ac interdum scelerisque. Aenean commodo elit elementum turpis facilisis, nec cursus ante molestie. Aliquam erat volutpat. Nunc sit amet efficitur dolor. Cras ac eros eu turpis euismod sodales vitae fringilla risus. Ut ut vehicula arcu, vitae blandit augue. Maecenas eu libero leo.</text:p>
      <text:p text:style-name="P2">Nunc non laoreet orci, tincidunt pellentesque orci. Quisque bibendum, nisi at tempus eleifend, nulla magna rhoncus leo, at tincidunt ante lacus sed mi. Cras lorem nunc, commodo ut mi sit amet, laoreet placerat tellus. Aenean gravida nibh eget sapien luctus, non cursus metus faucibus. Donec commodo lobortis ultricies. Duis vel sem sed erat eleifend dapibus. Nam condimentum sagittis porttitor. Cras auctor lacinia mattis. In hac habitasse platea dictumst. Sed vitae dapibus lorem. Ut est risus, commodo vulputate tortor non, tempor eleifend lectus. Vivamus quis massa eu odio blandit commodo. In ut hendrerit massa. Donec in enim ut nibh sollicitudin eleifend in ac ex. Morbi faucibus augue ac mi congue, in maximus velit luctus. Sed sapien nunc, sagittis quis turpis et, consequat dignissim quam.</text:p>
      <text:p text:style-name="P2">In nec mollis nunc. Nullam a lorem at purus ultrices blandit et id libero. Aenean pulvinar volutpat risus. Class aptent taciti sociosqu ad litora torquent per conubia nostra, per inceptos himenaeos. Nulla quis finibus neque. Integer ligula orci, viverra id placerat non, consequat eget ante. Vestibulum nec magna eros. Aenean non hendrerit arcu.</text:p>
      <text:p text:style-name="P2">In id purus augue. Proin non nisi eget nunc molestie malesuada id pretium augue. Sed imperdiet urna in malesuada lobortis. Vestibulum lacinia id diam eu egestas. Praesent id diam neque. Duis non pretium mi. Duis ut nisl vel ipsum pulvinar maximus at et tortor. Curabitur eu hendrerit libero. Vivamus gravida ex sit amet dictum maximus. Proin aliquet sem nec libero vehicula, id imperdiet dolor cursus. Orci varius natoque penatibus et magnis dis parturient montes, nascetur ridiculus mus.</text:p>
      <text:p text:style-name="P2">Ut faucibus nisl nisi, consequat placerat mauris commodo nec. In rhoncus ac odio nec mollis. Vivamus congue, neque tempor rutrum condimentum, nulla mauris porttitor est, ut consectetur <text:soft-page-break/>ipsum dolor vitae dolor. Aliquam porta sapien porta quam vulputate aliquet. In nec porttitor risus. Nunc eu augue libero. Morbi malesuada, odio eget elementum molestie, tellus diam volutpat nulla, vel lobortis dui risus elementum eros. Curabitur in malesuada orci. Orci varius natoque penatibus et magnis dis parturient montes, nascetur ridiculus mus. Fusce in purus lectus.</text:p>
      <text:p text:style-name="P2">Phasellus tempor egestas turpis vitae ultrices. Interdum et malesuada fames ac ante ipsum primis in faucibus. Nullam mollis at elit quis auctor. Duis pulvinar nunc ac venenatis maximus. Nullam fermentum, lectus nec accumsan hendrerit, quam urna interdum orci, ac dictum odio odio a enim. Morbi facilisis ipsum ac odio tristique sodales. Curabitur fringilla iaculis mauris, non finibus orci iaculis et. Interdum et malesuada fames ac ante ipsum primis in faucibus. Nullam id purus consectetur, placerat sem quis, molestie lacus. Aenean tristique ultricies felis vitae interdum. Donec a venenatis lectus, ac luctus massa. Suspendisse egestas nulla sed imperdiet commodo.</text:p>
      <text:p text:style-name="P2">Donec pulvinar diam nec purus hendrerit vulputate. Maecenas porta est felis, et luctus nulla finibus at. Nunc rutrum pellentesque molestie. Nunc a est elit. Nam bibendum odio a elit sollicitudin pharetra. Aliquam eget sollicitudin arcu. Vestibulum vitae neque a felis iaculis pulvinar. Sed pharetra, nibh at sodales mattis, ex risus aliquet est, a cursus quam mi et magna. Maecenas pellentesque ante id consequat viverra. Suspendisse posuere est eget efficitur sodales. Vestibulum lectus ipsum, aliquam vitae enim eu, euismod consequat neque. Phasellus at blandit neque. Donec magna nisi, pharetra vel quam cursus, porta viverra enim. Vivamus id massa felis.</text:p>
      <text:p text:style-name="P2">Sed fringilla urna ut nulla convallis, quis gravida ligula ultrices. Mauris arcu risus, egestas sit amet ante ut, porta semper leo. Aliquam sollicitudin efficitur cursus. Donec maximus tellus a congue pellentesque. Fusce nec neque ultricies, laoreet orci sit amet, varius dolor. Nam gravida nunc nunc, non ullamcorper leo sollicitudin quis. Ut ultrices at dolor a posuere. Etiam ac ante efficitur, lobortis dui vel, ultrices erat. Curabitur augue erat, gravida sed luctus id, porta egestas odio.</text:p>
      <text:p text:style-name="P2">Pellentesque diam sapien, facilisis ac sagittis sed, molestie et felis. Aenean non pulvinar tortor. Nulla nulla purus, pulvinar non commodo a, cursus eu massa. Suspendisse fringilla dolor massa, a sodales ipsum hendrerit eget. Vivamus eu lorem efficitur, egestas metus ac, finibus metus. Nullam sollicitudin arcu dolor, id efficitur arcu dictum a. Duis viverra suscipit bibendum.</text:p>
      <text:p text:style-name="P2">Fusce vehicula metus at velit pulvinar fringilla. Praesent eu neque pharetra orci laoreet finibus. Donec non felis massa. Ut vitae tellus molestie augue varius aliquet. Aliquam tortor nunc, ullamcorper sit amet sem id, dignissim dapibus nisi. Nam porta, nisi sit amet lacinia ornare, lectus erat posuere <text:soft-page-break/>sapien, eleifend dictum arcu urna eu massa. Nulla vitae efficitur dui. Cras tristique iaculis arcu nec ultrices. Sed eu lectus eu orci pellentesque varius. Fusce ut vulputate felis. Vestibulum vestibulum efficitur facilisis. Suspendisse porttitor auctor ultricies. Curabitur aliquet, ipsum vel eleifend faucibus, lectus urna venenatis turpis, sed faucibus diam lectus at ipsum.</text:p>
      <text:p text:style-name="P2">Morbi tincidunt facilisis efficitur. Quisque bibendum feugiat neque, ut varius nunc. Nullam ac aliquet sem, non faucibus enim. Donec cursus egestas eros at interdum. Quisque vitae consequat nibh. In ut erat lorem. Nam a lacinia velit. Ut efficitur quam sed auctor vehicula. Proin non condimentum velit, ac egestas justo.</text:p>
      <text:p text:style-name="P2">Fusce auctor tempus hendrerit. Quisque ornare leo eu elit mattis cursus. Sed scelerisque, turpis sed aliquam finibus, ex turpis semper eros, sodales elementum ante tellus nec diam. Proin ligula diam, tincidunt molestie metus quis, scelerisque scelerisque lorem. Duis et dictum nibh. Quisque aliquam odio erat, vitae accumsan dolor dignissim vitae. Nunc eleifend imperdiet posuere. Morbi eget semper nisl. Vivamus diam turpis, aliquet vel efficitur sit amet, elementum tristique risus. Vivamus gravida ultrices lorem in efficitur. Phasellus dui ligula, consequat sit amet varius id, varius et ipsum. Nullam semper aliquam nulla aliquam feugiat. Phasellus quis enim eu nibh imperdiet rhoncus id et tellus. Integer pretium, sapien eu volutpat pellentesque, tortor velit molestie ex, in malesuada ex sem non enim.</text:p>
      <text:p text:style-name="P2">Maecenas nunc mauris, venenatis ac malesuada vel, faucibus at nulla. Ut quis dignissim est. Ut mattis dui at sapien tincidunt maximus. Proin pulvinar semper risus ut porttitor. Proin vel tempor enim. Pellentesque rhoncus pellentesque nunc id varius. Maecenas sapien neque, feugiat facilisis orci ut, volutpat consequat sapien. Praesent eros est, luctus vel suscipit ac, facilisis eget orci. Donec placerat eget elit vel facilisis. Class aptent taciti sociosqu ad litora torquent per conubia nostra, per inceptos himenaeos. In quis libero justo. Aliquam scelerisque molestie augue, at ultrices neque volutpat scelerisque. Proin gravida orci eget est mollis blandit. Pellentesque et est in dui cursus vulputate at vel massa. In sit amet scelerisque tortor. Proin ut arcu eget nulla pretium varius sed faucibus lectus.</text:p>
      <text:p text:style-name="P2">Donec sed lectus vestibulum, dapibus enim a, vehicula nibh. Nulla ultrices rutrum consectetur. Nulla lorem diam, pretium ac augue sed, imperdiet imperdiet justo. Praesent lacinia tortor eget justo fringilla ornare. Mauris eu nibh velit. In ornare consequat nisi, at hendrerit turpis sodales at. Nulla sodales lorem sit amet mi dignissim, sit amet condimentum ligula rutrum.</text:p>
      <text:p text:style-name="P2">Vestibulum ante ipsum primis in faucibus orci luctus et ultrices posuere cubilia Curae; Vestibulum ante ipsum primis in faucibus orci luctus et ultrices posuere cubilia Curae; Integer <text:soft-page-break/>bibendum enim tincidunt ante rhoncus pretium. Morbi ex velit, interdum quis diam vitae, dictum elementum lorem. Maecenas turpis augue, iaculis vel dictum id, porttitor vel est. Praesent condimentum luctus lacus quis placerat. Nulla a sem vel purus feugiat pharetra vitae sit amet sapien. Praesent laoreet ligula ut enim tempus pretium. Vestibulum ante ipsum primis in faucibus orci luctus et ultrices posuere cubilia Curae; Nulla luctus vehicula mollis.</text:p>
      <text:p text:style-name="P2">Proin pellentesque felis ullamcorper libero scelerisque, at molestie risus fringilla. Aliquam commodo nec velit non consectetur. Donec feugiat odio mi, eget rutrum arcu rhoncus nec. Praesent ac tincidunt nulla, nec dapibus mi. Cras vehicula justo et ex euismod tempus. Suspendisse in lectus rutrum, tempus dolor ac, vestibulum purus. Mauris urna quam, mollis ac suscipit ac, posuere in nulla. Aliquam sagittis nibh ut urna auctor vulputate. Duis nec odio quam. Quisque massa massa, molestie eget urna eget, pharetra aliquam justo. Nullam a enim nec mauris fermentum malesuada eget venenatis risus.</text:p>
      <text:p text:style-name="P2">Vestibulum ante ipsum primis in faucibus orci luctus et ultrices posuere cubilia Curae; Duis quis lacinia nulla. Donec mollis bibendum consequat. Sed placerat sollicitudin leo. Donec porta nulla sit amet odio ultrices euismod. Proin finibus, erat eu tempus facilisis, diam nulla scelerisque est, nec sagittis nisi eros in enim. Proin vel consectetur tellus.</text:p>
      <text:p text:style-name="P2">Suspendisse eget massa facilisis, volutpat arcu a, ultrices ligula. In hendrerit suscipit risus, a malesuada metus congue sed. Ut quis gravida nisl, at ultrices augue. Suspendisse potenti. Aliquam vitae libero posuere, gravida dolor eget, ultrices nibh. Suspendisse id ante nec diam mollis congue vel sit amet sapien. Cras magna ex, vehicula in mattis id, volutpat non neque. Curabitur congue porta felis quis mattis. Duis id ligula erat. Phasellus eros ex, dapibus sagittis volutpat vitae, egestas ut elit.</text:p>
      <text:p text:style-name="P2">Nunc hendrerit sapien at massa ultrices, quis ornare magna tempor. Nam quis enim enim. Aenean vitae tortor quam. Suspendisse potenti. Etiam enim nibh, tempor nec euismod ac, venenatis eget est. Sed ac convallis augue. Suspendisse cursus elit et eros pretium, quis ornare lacus lacinia. Etiam tincidunt volutpat massa, non dignissim purus pulvinar tempor. Fusce a sollicitudin ligula. Nulla quis lorem malesuada, luctus lectus et, molestie quam. Vestibulum lacinia nulla nibh, non interdum libero bibendum non. Nullam congue, ex vel vehicula tempus, urna nulla faucibus dui, at tincidunt ligula risus sed dolor. Praesent mollis magna ut faucibus pharetra. Aliquam blandit blandit rhoncus. Nullam egestas nulla eget risus pellentesque, id finibus metus hendrerit.</text:p>
      <text:p text:style-name="P2">Nulla pretium justo sit amet tellus dignissim sodales. Etiam porta, lacus eget euismod pretium, lacus eros tristique felis, in porta purus quam quis lorem. Fusce elementum feugiat orci ut consequat. Aenean in massa at ante cursus vestibulum. Maecenas semper nisl id convallis sodales. In eu turpis commodo, iaculis <text:soft-page-break/>risus quis, egestas tellus. Nunc bibendum enim ac enim consectetur varius. Morbi cursus ipsum felis, sit amet ultrices risus dictum faucibus. Etiam orci purus, bibendum nec arcu cursus, auctor rutrum lacus.</text:p>
      <text:p text:style-name="P2">Quisque efficitur nulla ac nisi euismod, non posuere turpis posuere. Pellentesque eu mollis magna, at pretium nisl. Cras ut neque porta, molestie justo vel, fringilla nisi. Suspendisse tellus tellus, feugiat id metus ut, cursus aliquet ex. Suspendisse potenti. Mauris porttitor ex nec malesuada volutpat. Cras facilisis vehicula ex ac pretium. Pellentesque luctus euismod bibendum. Integer vel mattis libero. Phasellus congue, ex vel luctus fermentum, nunc erat feugiat magna, eget aliquet augue ipsum non magna. Nunc porttitor, velit ac congue venenatis, purus metus tincidunt leo, in feugiat lacus tellus eu ligula. Fusce quis dignissim purus. Mauris in purus a urna feugiat vulputate. Etiam efficitur a ante quis consequat. Orci varius natoque penatibus et magnis dis parturient montes, nascetur ridiculus mus. Maecenas ornare mauris ante, ut condimentum eros congue eget.</text:p>
      <text:p text:style-name="P2">Integer consectetur urna neque, a consectetur enim sodales at. Curabitur sit amet sodales nibh, quis finibus purus. Mauris scelerisque ultrices tristique. Quisque pulvinar pretium tellus eget vehicula. Proin tempor neque et diam porta, non sagittis erat finibus. Sed eu elit interdum, porttitor odio non, aliquam nisl. Fusce a purus risus. Maecenas sit amet nunc dui. Ut faucibus sodales lectus, quis pharetra tortor efficitur suscipit. Sed suscipit sapien arcu, ac egestas lorem bibendum sit amet. Vestibulum ac ipsum vehicula odio dictum pulvinar. Duis interdum dui at justo blandit scelerisque. Vestibulum dignissim eleifend quam. Vestibulum consequat ligula eu auctor tristique. Quisque quis rhoncus nibh. Phasellus ipsum ligula, porttitor sit amet tristique et, vestibulum eu turpis.</text:p>
      <text:p text:style-name="P2">Proin mollis laoreet ultrices. Ut gravida lacinia nulla eu tempor. Aenean nec neque accumsan, malesuada odio vitae, placerat neque. Etiam nec quam nec odio dapibus venenatis at sed lectus. Duis suscipit scelerisque ullamcorper. Nam convallis tempor sem at tristique. Morbi et faucibus dui. Suspendisse nibh neque, fringilla a posuere ut, ultrices nec orci. Quisque ultrices ante nec consectetur consectetur. Fusce mattis tincidunt lectus, quis ornare sapien euismod eget. Nunc vitae consequat sapien, quis finibus quam.</text:p>
      <text:p text:style-name="P2">Quisque pharetra felis purus, nec sagittis tellus dignissim vitae. Nullam ultricies dui eget enim sagittis, a pulvinar nibh laoreet. Aenean faucibus ante vitae rhoncus porttitor. Sed volutpat eleifend urna, condimentum mattis neque facilisis ac. Nunc consectetur sodales turpis nec pharetra. Donec interdum nunc ex, ut porttitor orci rhoncus eget. Nam sed turpis nec nunc imperdiet maximus.</text:p>
      <text:p text:style-name="P2">Ut scelerisque augue sed sapien pulvinar, sed gravida arcu blandit. Nulla vulputate dolor vel erat faucibus, ut dictum odio cursus. Nam ornare id dolor a ornare. Aliquam erat <text:soft-page-break/>volutpat. Sed ultricies justo eget sagittis ultricies. Pellentesque nec arcu erat. Aenean libero metus, vulputate vitae est quis, sodales malesuada enim. Suspendisse at felis ex. Aenean at eleifend nunc. Phasellus vel suscipit lorem, sed condimentum nunc. Phasellus volutpat, lacus a hendrerit blandit, nibh nisi aliquet sapien, et commodo ipsum nibh sed turpis.</text:p>
      <text:p text:style-name="P2">Donec id urna ullamcorper, pulvinar libero at, venenatis nibh. Praesent vel tortor imperdiet, vestibulum quam id, placerat nunc. Quisque vitae hendrerit ligula. Aenean lorem magna, condimentum id sem quis, varius mollis sapien. Cras sagittis imperdiet dui sed aliquam. Nulla ullamcorper ligula ipsum, vitae mattis arcu porttitor sit amet. Ut at placerat nulla, eu condimentum velit. Cras tincidunt bibendum mauris ac lobortis.</text:p>
      <text:p text:style-name="P2">Donec tristique a ante euismod pulvinar. Donec et nulla accumsan, commodo lacus eget, porta mi. Nunc metus nisl, dictum luctus suscipit vitae, condimentum quis odio. Mauris dui dolor, laoreet aliquet justo vitae, euismod semper sapien. Integer ut risus mollis, laoreet tellus sit amet, molestie elit. Cras luctus dolor in tellus laoreet molestie. Curabitur hendrerit nulla eget mauris semper lobortis. Integer hendrerit elementum gravida. Cras dapibus mauris id metus dapibus, at fringilla ex feugiat. Donec eu urna est. Mauris eget metus convallis, viverra sapien at, lobortis mi. Fusce semper pretium mi. Praesent efficitur est ut ex sollicitudin, nec consectetur lacus mollis. Nunc volutpat vel dui et maximus. Fusce turpis elit, suscipit in gravida eget, suscipit et purus. Ut lacinia risus metus.</text:p>
      <text:p text:style-name="P1">Morbi sit amet magna sed lacus vehicula consectetur sed ac dolor. Morbi pellentesque finibus est, at sollicitudin lacus sagittis non. Phasellus condimentum tellus mauris, id lacinia velit gravida in. Nullam vulputate sem a augue tristique rutrum. Fusce sit amet turpis magna. Phasellus sed turpis eleifend, convallis metus vitae, ornare dui. Nulla feugiat turpis a lacus mattis, eget semper est euismod. Sed nec ligula vel est maximus volutpat. Donec ligula nibh, cursus eu hendrerit et, congue consequat risus. Quisque eu maximus libero, nec tincidunt tellus. Quisque vel gravida quam, a convallis arcu. Etiam accumsan viverra arcu non tristique. Aenean eget tortor ullamcorper, consectetur orci vel, facilisis ni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ourier" svg:font-family="Courier" style:font-family-generic="modern" style:font-pitch="variable"/>
    <style:font-face style:name="Courier New" svg:font-family="'Courier New'" style:font-family-generic="modern" style:font-pitch="variable"/>
    <style:font-face style:name="Calibri" svg:font-family="Calibri" style:font-family-generic="roman" style:font-pitch="variable"/>
    <style:font-face style:name="Calibri Light" svg:font-family="'Calibri Light'" style:font-family-generic="roman" style:font-pitch="variable"/>
    <style:font-face style:name="OpenSans" svg:font-family="OpenSans" style:font-family-generic="roman" style:font-pitch="variable"/>
    <style:font-face style:name="Times" svg:font-family="Time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Devanagari" svg:font-family="'Noto Sans Devanagari'" style:font-family-generic="system" style:font-pitch="variable"/>
    <style:font-face style:name="OpenSans1" svg:font-family="Open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l" fo:country="NL" style:letter-kerning="tru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l" fo:country="NL" style:letter-kerning="tru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Default_20_Paragraph_20_Font" style:display-name="Default Paragraph Font" style:family="text"/>
    <style:style style:name="Kop_20_1_20_Teken" style:display-name="Kop 1 Teken"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gebruiker</meta:initial-creator>
    <meta:editing-cycles>2</meta:editing-cycles>
    <meta:creation-date>2017-03-07T08:40:00</meta:creation-date>
    <dc:date>2017-03-07T10:23:02.036959000</dc:date>
    <meta:editing-duration>PT16M</meta:editing-duration>
    <meta:generator>LibreOffice/5.3.0.3$MacOSX_X86_64 LibreOffice_project/7074905676c47b82bbcfbea1aeefc84afe1c50e1</meta:generator>
    <meta:document-statistic meta:table-count="0" meta:image-count="0" meta:object-count="0" meta:page-count="90" meta:paragraph-count="453" meta:word-count="39074" meta:character-count="262467" meta:non-whitespace-character-count="22384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